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B444722EB63E85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italic" fo:font-weight="normal" officeooo:rsid="003c5bc7" officeooo:paragraph-rsid="016b9deb" style:font-size-asian="12pt" style:font-style-asian="italic" style:font-weight-asian="normal" style:font-size-complex="12pt" style:font-style-complex="italic"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officeooo:paragraph-rsid="000b7895"/>
    </style:style>
    <style:style style:name="P8" style:family="paragraph" style:parent-style-name="Text_20_body">
      <style:text-properties officeooo:rsid="0011c299" officeooo:paragraph-rsid="0011c299"/>
    </style:style>
    <style:style style:name="P9" style:family="paragraph" style:parent-style-name="Text_20_body">
      <style:text-properties officeooo:rsid="002d2a5d" officeooo:paragraph-rsid="002d2a5d"/>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01de9" officeooo:paragraph-rsid="00f01de9"/>
    </style:style>
    <style:style style:name="P25" style:family="paragraph" style:parent-style-name="Text_20_body">
      <style:text-properties officeooo:rsid="00f481c3" officeooo:paragraph-rsid="00f481c3"/>
    </style:style>
    <style:style style:name="P26" style:family="paragraph" style:parent-style-name="Text_20_body">
      <style:text-properties officeooo:rsid="00d3ae87" officeooo:paragraph-rsid="00d3ae87"/>
    </style:style>
    <style:style style:name="P27" style:family="paragraph" style:parent-style-name="Text_20_body">
      <style:text-properties officeooo:rsid="00f66eda" officeooo:paragraph-rsid="00f66eda"/>
    </style:style>
    <style:style style:name="P28" style:family="paragraph" style:parent-style-name="Text_20_body">
      <style:text-properties fo:font-weight="normal" officeooo:rsid="005f379e" officeooo:paragraph-rsid="010df24e" style:font-weight-asian="normal" style:font-weight-complex="normal"/>
    </style:style>
    <style:style style:name="P29" style:family="paragraph" style:parent-style-name="Text_20_body">
      <style:text-properties fo:font-weight="normal" officeooo:rsid="004574fe" officeooo:paragraph-rsid="010df24e" style:font-weight-asian="normal" style:font-weight-complex="normal"/>
    </style:style>
    <style:style style:name="P30" style:family="paragraph" style:parent-style-name="Text_20_body">
      <style:text-properties fo:font-weight="normal" officeooo:rsid="0047e7fd" officeooo:paragraph-rsid="010df24e" style:font-weight-asian="normal" style:font-weight-complex="normal"/>
    </style:style>
    <style:style style:name="P31" style:family="paragraph" style:parent-style-name="Text_20_body">
      <style:text-properties fo:font-weight="normal" officeooo:rsid="007d7c2a" officeooo:paragraph-rsid="010df24e" style:font-weight-asian="normal" style:font-weight-complex="normal"/>
    </style:style>
    <style:style style:name="P32" style:family="paragraph" style:parent-style-name="Text_20_body">
      <style:text-properties fo:font-weight="normal" officeooo:rsid="01171b33" officeooo:paragraph-rsid="01171b33" style:font-weight-asian="normal" style:font-weight-complex="normal"/>
    </style:style>
    <style:style style:name="P33" style:family="paragraph" style:parent-style-name="Text_20_body">
      <style:text-properties fo:font-weight="normal" officeooo:rsid="01205214" officeooo:paragraph-rsid="01205214" style:font-weight-asian="normal" style:font-weight-complex="normal"/>
    </style:style>
    <style:style style:name="P34" style:family="paragraph" style:parent-style-name="Text_20_body">
      <style:text-properties fo:font-weight="normal" officeooo:rsid="00a0abd3" officeooo:paragraph-rsid="0128dd59" style:font-weight-asian="normal" style:font-weight-complex="normal"/>
    </style:style>
    <style:style style:name="P35" style:family="paragraph" style:parent-style-name="Text_20_body">
      <style:text-properties fo:font-weight="normal" officeooo:rsid="00919c04" officeooo:paragraph-rsid="0155024a" style:font-weight-asian="normal" style:font-weight-complex="normal"/>
    </style:style>
    <style:style style:name="P36" style:family="paragraph" style:parent-style-name="Text_20_body">
      <style:text-properties fo:font-weight="normal" officeooo:rsid="0076a0f9" officeooo:paragraph-rsid="01567191" style:font-weight-asian="normal" style:font-weight-complex="normal"/>
    </style:style>
    <style:style style:name="P37" style:family="paragraph" style:parent-style-name="Text_20_body">
      <style:text-properties fo:font-weight="normal" officeooo:rsid="0076a0f9" officeooo:paragraph-rsid="0160bac8" style:font-weight-asian="normal" style:font-weight-complex="normal"/>
    </style:style>
    <style:style style:name="P38" style:family="paragraph" style:parent-style-name="Text_20_body">
      <style:text-properties fo:font-weight="normal" officeooo:rsid="00ac6ed5" officeooo:paragraph-rsid="01567191" style:font-weight-asian="normal" style:font-weight-complex="normal"/>
    </style:style>
    <style:style style:name="P39" style:family="paragraph" style:parent-style-name="Text_20_body">
      <style:text-properties fo:font-weight="normal" officeooo:rsid="00ac6ed5" officeooo:paragraph-rsid="015d85cb" style:font-weight-asian="normal" style:font-weight-complex="normal"/>
    </style:style>
    <style:style style:name="P40" style:family="paragraph" style:parent-style-name="Text_20_body">
      <style:text-properties fo:font-weight="normal" officeooo:rsid="0054c911" officeooo:paragraph-rsid="015799e1" style:font-weight-asian="normal" style:font-weight-complex="normal"/>
    </style:style>
    <style:style style:name="P41" style:family="paragraph" style:parent-style-name="Text_20_body">
      <style:text-properties fo:font-weight="normal" officeooo:rsid="008000e7" officeooo:paragraph-rsid="015a30a2" style:font-weight-asian="normal" style:font-weight-complex="normal"/>
    </style:style>
    <style:style style:name="P42" style:family="paragraph" style:parent-style-name="Text_20_body">
      <style:text-properties fo:font-weight="normal" officeooo:rsid="015a30a2" officeooo:paragraph-rsid="015a30a2" style:font-weight-asian="normal" style:font-weight-complex="normal"/>
    </style:style>
    <style:style style:name="P43" style:family="paragraph" style:parent-style-name="Text_20_body">
      <style:text-properties fo:font-weight="normal" officeooo:rsid="0053ad02" officeooo:paragraph-rsid="015a5c69" style:font-weight-asian="normal" style:font-weight-complex="normal"/>
    </style:style>
    <style:style style:name="P44" style:family="paragraph" style:parent-style-name="Text_20_body">
      <style:text-properties fo:font-weight="normal" officeooo:rsid="00b63062" officeooo:paragraph-rsid="015d85cb" style:font-weight-asian="normal" style:font-weight-complex="normal"/>
    </style:style>
    <style:style style:name="P45" style:family="paragraph" style:parent-style-name="Text_20_body">
      <style:text-properties fo:font-weight="normal" officeooo:rsid="00b56b9a" officeooo:paragraph-rsid="015d85cb" style:font-weight-asian="normal" style:font-weight-complex="normal"/>
    </style:style>
    <style:style style:name="P46" style:family="paragraph" style:parent-style-name="Text_20_body">
      <style:text-properties fo:font-weight="normal" officeooo:rsid="00c4d0de" officeooo:paragraph-rsid="0160bac8" style:font-weight-asian="normal" style:font-weight-complex="normal"/>
    </style:style>
    <style:style style:name="P47" style:family="paragraph" style:parent-style-name="Text_20_body">
      <style:text-properties fo:font-weight="normal" officeooo:rsid="00b7db5c" officeooo:paragraph-rsid="01617a36" style:font-weight-asian="normal" style:font-weight-complex="normal"/>
    </style:style>
    <style:style style:name="P48" style:family="paragraph" style:parent-style-name="Text_20_body">
      <style:text-properties fo:font-weight="normal" officeooo:rsid="01635699" officeooo:paragraph-rsid="01635699" style:font-weight-asian="normal" style:font-weight-complex="normal"/>
    </style:style>
    <style:style style:name="P49" style:family="paragraph" style:parent-style-name="Text_20_body">
      <style:text-properties officeooo:rsid="00bee800" officeooo:paragraph-rsid="010705ab"/>
    </style:style>
    <style:style style:name="P50" style:family="paragraph" style:parent-style-name="Text_20_body">
      <style:text-properties officeooo:rsid="00b2402e" officeooo:paragraph-rsid="01093483"/>
    </style:style>
    <style:style style:name="P51" style:family="paragraph" style:parent-style-name="Text_20_body">
      <style:text-properties officeooo:rsid="00eccd4f" officeooo:paragraph-rsid="010b02ee"/>
    </style:style>
    <style:style style:name="P52" style:family="paragraph" style:parent-style-name="Text_20_body">
      <style:text-properties officeooo:rsid="00ec4c35" officeooo:paragraph-rsid="010b02ee"/>
    </style:style>
    <style:style style:name="P53" style:family="paragraph" style:parent-style-name="Text_20_body">
      <style:text-properties officeooo:paragraph-rsid="010b02ee"/>
    </style:style>
    <style:style style:name="P54" style:family="paragraph" style:parent-style-name="Text_20_body">
      <style:text-properties officeooo:rsid="004e4358" officeooo:paragraph-rsid="010df24e"/>
    </style:style>
    <style:style style:name="P55" style:family="paragraph" style:parent-style-name="Text_20_body">
      <style:text-properties officeooo:rsid="004e4358" officeooo:paragraph-rsid="01635699"/>
    </style:style>
    <style:style style:name="P56" style:family="paragraph" style:parent-style-name="Text_20_body">
      <style:text-properties officeooo:rsid="004574fe" officeooo:paragraph-rsid="010df24e"/>
    </style:style>
    <style:style style:name="P57" style:family="paragraph" style:parent-style-name="Text_20_body">
      <style:text-properties officeooo:rsid="004a37ab" officeooo:paragraph-rsid="010df24e"/>
    </style:style>
    <style:style style:name="P58" style:family="paragraph" style:parent-style-name="Text_20_body">
      <style:text-properties officeooo:rsid="007e01fd" officeooo:paragraph-rsid="010df24e"/>
    </style:style>
    <style:style style:name="P59" style:family="paragraph" style:parent-style-name="Text_20_body">
      <style:text-properties officeooo:rsid="005f6194" officeooo:paragraph-rsid="010df24e"/>
    </style:style>
    <style:style style:name="P60" style:family="paragraph" style:parent-style-name="Text_20_body">
      <style:text-properties officeooo:rsid="007d7c2a" officeooo:paragraph-rsid="010df24e"/>
    </style:style>
    <style:style style:name="P61" style:family="paragraph" style:parent-style-name="Text_20_body">
      <style:text-properties officeooo:rsid="010f6154" officeooo:paragraph-rsid="010f6154"/>
    </style:style>
    <style:style style:name="P62" style:family="paragraph" style:parent-style-name="Text_20_body">
      <style:text-properties officeooo:rsid="00d13c21" officeooo:paragraph-rsid="01235ea9"/>
    </style:style>
    <style:style style:name="P63" style:family="paragraph" style:parent-style-name="Text_20_body">
      <style:text-properties officeooo:rsid="00ca9cea" officeooo:paragraph-rsid="01235ea9"/>
    </style:style>
    <style:style style:name="P64" style:family="paragraph" style:parent-style-name="Text_20_body">
      <style:text-properties officeooo:rsid="00cc14fa" officeooo:paragraph-rsid="01235ea9"/>
    </style:style>
    <style:style style:name="P65" style:family="paragraph" style:parent-style-name="Text_20_body">
      <style:text-properties officeooo:rsid="00cc14fa" officeooo:paragraph-rsid="0124e953"/>
    </style:style>
    <style:style style:name="P66" style:family="paragraph" style:parent-style-name="Text_20_body">
      <style:text-properties officeooo:rsid="00cc1eff" officeooo:paragraph-rsid="01235ea9"/>
    </style:style>
    <style:style style:name="P67" style:family="paragraph" style:parent-style-name="Text_20_body">
      <style:text-properties officeooo:rsid="00cdc40d" officeooo:paragraph-rsid="01235ea9"/>
    </style:style>
    <style:style style:name="P68" style:family="paragraph" style:parent-style-name="Text_20_body">
      <style:text-properties officeooo:rsid="00cfc568" officeooo:paragraph-rsid="01235ea9"/>
    </style:style>
    <style:style style:name="P69" style:family="paragraph" style:parent-style-name="Text_20_body">
      <style:text-properties officeooo:paragraph-rsid="01235ea9"/>
    </style:style>
    <style:style style:name="P70" style:family="paragraph" style:parent-style-name="Text_20_body">
      <style:text-properties officeooo:rsid="0124e953" officeooo:paragraph-rsid="0124e953"/>
    </style:style>
    <style:style style:name="P71" style:family="paragraph" style:parent-style-name="Text_20_body">
      <style:text-properties officeooo:rsid="00a4e960" officeooo:paragraph-rsid="0128dd59"/>
    </style:style>
    <style:style style:name="P72" style:family="paragraph" style:parent-style-name="Text_20_body">
      <style:text-properties officeooo:rsid="009f0e58" officeooo:paragraph-rsid="0128dd59"/>
    </style:style>
    <style:style style:name="P73" style:family="paragraph" style:parent-style-name="Text_20_body">
      <style:text-properties officeooo:rsid="00a1648e" officeooo:paragraph-rsid="0128dd59"/>
    </style:style>
    <style:style style:name="P74" style:family="paragraph" style:parent-style-name="Text_20_body">
      <style:text-properties officeooo:rsid="00a2e375" officeooo:paragraph-rsid="0128dd59"/>
    </style:style>
    <style:style style:name="P75" style:family="paragraph" style:parent-style-name="Text_20_body">
      <style:text-properties officeooo:rsid="00a350cf" officeooo:paragraph-rsid="0128dd59"/>
    </style:style>
    <style:style style:name="P76" style:family="paragraph" style:parent-style-name="Text_20_body">
      <style:text-properties officeooo:rsid="012a9cff" officeooo:paragraph-rsid="012a9cff"/>
    </style:style>
    <style:style style:name="P77" style:family="paragraph" style:parent-style-name="Text_20_body">
      <style:text-properties officeooo:rsid="012c2306" officeooo:paragraph-rsid="012c2306"/>
    </style:style>
    <style:style style:name="P78" style:family="paragraph" style:parent-style-name="Text_20_body">
      <style:text-properties officeooo:rsid="012ce83a" officeooo:paragraph-rsid="012ce83a"/>
    </style:style>
    <style:style style:name="P79" style:family="paragraph" style:parent-style-name="Text_20_body">
      <style:text-properties officeooo:rsid="00655185" officeooo:paragraph-rsid="01378ef0"/>
    </style:style>
    <style:style style:name="P80" style:family="paragraph" style:parent-style-name="Text_20_body">
      <style:text-properties officeooo:rsid="00655185" officeooo:paragraph-rsid="0138ba30"/>
    </style:style>
    <style:style style:name="P81" style:family="paragraph" style:parent-style-name="Text_20_body">
      <style:text-properties officeooo:rsid="0065f9b2" officeooo:paragraph-rsid="0138ba30"/>
    </style:style>
    <style:style style:name="P82" style:family="paragraph" style:parent-style-name="Text_20_body">
      <style:text-properties officeooo:rsid="00e01f8a" officeooo:paragraph-rsid="013b9698"/>
    </style:style>
    <style:style style:name="P83" style:family="paragraph" style:parent-style-name="Text_20_body">
      <style:text-properties officeooo:rsid="00693555" officeooo:paragraph-rsid="013ec85c"/>
    </style:style>
    <style:style style:name="P84" style:family="paragraph" style:parent-style-name="Text_20_body">
      <style:text-properties officeooo:rsid="00693555" officeooo:paragraph-rsid="0141778a"/>
    </style:style>
    <style:style style:name="P85" style:family="paragraph" style:parent-style-name="Text_20_body">
      <style:text-properties officeooo:rsid="007137e2" officeooo:paragraph-rsid="013ec85c"/>
    </style:style>
    <style:style style:name="P86" style:family="paragraph" style:parent-style-name="Text_20_body">
      <style:text-properties officeooo:rsid="013fe7e7" officeooo:paragraph-rsid="013fe7e7"/>
    </style:style>
    <style:style style:name="P87" style:family="paragraph" style:parent-style-name="Text_20_body">
      <style:text-properties officeooo:rsid="006b3769" officeooo:paragraph-rsid="0141778a"/>
    </style:style>
    <style:style style:name="P88" style:family="paragraph" style:parent-style-name="Text_20_body">
      <style:text-properties officeooo:rsid="00bbcc6e" officeooo:paragraph-rsid="0142eef3"/>
    </style:style>
    <style:style style:name="P89" style:family="paragraph" style:parent-style-name="Text_20_body">
      <style:text-properties officeooo:rsid="00ba4a65" officeooo:paragraph-rsid="0142eef3"/>
    </style:style>
    <style:style style:name="P90" style:family="paragraph" style:parent-style-name="Text_20_body">
      <style:text-properties officeooo:rsid="006f052a" officeooo:paragraph-rsid="01445e7d"/>
    </style:style>
    <style:style style:name="P91" style:family="paragraph" style:parent-style-name="Text_20_body">
      <style:text-properties officeooo:rsid="00aa9f2c" officeooo:paragraph-rsid="01474880"/>
    </style:style>
    <style:style style:name="P92" style:family="paragraph" style:parent-style-name="Text_20_body">
      <style:text-properties officeooo:rsid="00830e01" officeooo:paragraph-rsid="014b8495"/>
    </style:style>
    <style:style style:name="P93" style:family="paragraph" style:parent-style-name="Text_20_body">
      <style:text-properties officeooo:rsid="00888371" officeooo:paragraph-rsid="014b8495"/>
    </style:style>
    <style:style style:name="P94" style:family="paragraph" style:parent-style-name="Text_20_body">
      <style:text-properties officeooo:rsid="008bd238" officeooo:paragraph-rsid="014c6700"/>
    </style:style>
    <style:style style:name="P95" style:family="paragraph" style:parent-style-name="Text_20_body">
      <style:text-properties officeooo:rsid="008e6c62" officeooo:paragraph-rsid="014f64b1"/>
    </style:style>
    <style:style style:name="P96" style:family="paragraph" style:parent-style-name="Text_20_body">
      <style:text-properties officeooo:rsid="014f64b1" officeooo:paragraph-rsid="014f64b1"/>
    </style:style>
    <style:style style:name="P97" style:family="paragraph" style:parent-style-name="Text_20_body">
      <style:text-properties officeooo:rsid="0085cd7a" officeooo:paragraph-rsid="014fd4b8"/>
    </style:style>
    <style:style style:name="P98" style:family="paragraph" style:parent-style-name="Text_20_body">
      <style:text-properties officeooo:rsid="008552a4" officeooo:paragraph-rsid="014fd4b8"/>
    </style:style>
    <style:style style:name="P99" style:family="paragraph" style:parent-style-name="Text_20_body">
      <style:text-properties officeooo:rsid="00901411" officeooo:paragraph-rsid="0155024a"/>
    </style:style>
    <style:style style:name="P100" style:family="paragraph" style:parent-style-name="Text_20_body">
      <style:text-properties officeooo:rsid="00919c04" officeooo:paragraph-rsid="0155024a"/>
    </style:style>
    <style:style style:name="P101" style:family="paragraph" style:parent-style-name="Text_20_body">
      <style:text-properties officeooo:rsid="004ef366" officeooo:paragraph-rsid="01567191"/>
    </style:style>
    <style:style style:name="P102" style:family="paragraph" style:parent-style-name="Text_20_body">
      <style:text-properties officeooo:rsid="0076a0f9" officeooo:paragraph-rsid="01567191"/>
    </style:style>
    <style:style style:name="P103" style:family="paragraph" style:parent-style-name="Text_20_body">
      <style:text-properties officeooo:rsid="0051d535" officeooo:paragraph-rsid="01567191"/>
    </style:style>
    <style:style style:name="P104" style:family="paragraph" style:parent-style-name="Text_20_body">
      <style:text-properties officeooo:rsid="00a82321" officeooo:paragraph-rsid="01567191"/>
    </style:style>
    <style:style style:name="P105" style:family="paragraph" style:parent-style-name="Text_20_body">
      <style:text-properties fo:font-weight="bold" officeooo:rsid="00ac6ed5" officeooo:paragraph-rsid="01567191" style:font-weight-asian="bold" style:font-weight-complex="bold"/>
    </style:style>
    <style:style style:name="P106" style:family="paragraph" style:parent-style-name="Text_20_body">
      <style:text-properties fo:font-weight="bold" officeooo:rsid="00ac6ed5" officeooo:paragraph-rsid="01617a36" style:font-weight-asian="bold" style:font-weight-complex="bold"/>
    </style:style>
    <style:style style:name="P107" style:family="paragraph" style:parent-style-name="Text_20_body">
      <style:text-properties fo:font-weight="bold" officeooo:rsid="00b56b9a" officeooo:paragraph-rsid="015d85cb" style:font-weight-asian="bold" style:font-weight-complex="bold"/>
    </style:style>
    <style:style style:name="P108" style:family="paragraph" style:parent-style-name="Text_20_body">
      <style:text-properties fo:font-weight="bold" officeooo:rsid="01635699" officeooo:paragraph-rsid="01635699" style:font-weight-asian="bold" style:font-weight-complex="bold"/>
    </style:style>
    <style:style style:name="P109" style:family="paragraph" style:parent-style-name="Text_20_body">
      <style:text-properties fo:font-weight="bold" officeooo:rsid="017787c0" officeooo:paragraph-rsid="017787c0" style:font-weight-asian="bold" style:font-weight-complex="bold"/>
    </style:style>
    <style:style style:name="P110" style:family="paragraph" style:parent-style-name="Text_20_body">
      <style:text-properties officeooo:rsid="0054c911" officeooo:paragraph-rsid="015799e1"/>
    </style:style>
    <style:style style:name="P111" style:family="paragraph" style:parent-style-name="Text_20_body">
      <style:text-properties officeooo:rsid="008000e7" officeooo:paragraph-rsid="015a30a2"/>
    </style:style>
    <style:style style:name="P112" style:family="paragraph" style:parent-style-name="Text_20_body">
      <style:text-properties officeooo:rsid="0053ad02" officeooo:paragraph-rsid="015a5c69"/>
    </style:style>
    <style:style style:name="P113" style:family="paragraph" style:parent-style-name="Text_20_body">
      <style:text-properties officeooo:rsid="0053a457" officeooo:paragraph-rsid="015ba479"/>
    </style:style>
    <style:style style:name="P114" style:family="paragraph" style:parent-style-name="Text_20_body">
      <style:text-properties officeooo:rsid="00ac6ed5" officeooo:paragraph-rsid="01617a36"/>
    </style:style>
    <style:style style:name="P115" style:family="paragraph" style:parent-style-name="Text_20_body">
      <style:text-properties officeooo:rsid="00ae1ea6" officeooo:paragraph-rsid="01617a36"/>
    </style:style>
    <style:style style:name="P116" style:family="paragraph" style:parent-style-name="Text_20_body">
      <style:text-properties officeooo:rsid="00b7db5c" officeooo:paragraph-rsid="01617a36"/>
    </style:style>
    <style:style style:name="P117" style:family="paragraph" style:parent-style-name="Text_20_body">
      <style:text-properties officeooo:rsid="00c27a23" officeooo:paragraph-rsid="0167203d"/>
    </style:style>
    <style:style style:name="P118" style:family="paragraph" style:parent-style-name="Text_20_body">
      <style:text-properties officeooo:rsid="00d5228e" officeooo:paragraph-rsid="016757a3"/>
    </style:style>
    <style:style style:name="P119" style:family="paragraph" style:parent-style-name="Text_20_body">
      <style:text-properties officeooo:rsid="00d5228e" officeooo:paragraph-rsid="0178edec"/>
    </style:style>
    <style:style style:name="P120" style:family="paragraph" style:parent-style-name="Text_20_body">
      <style:text-properties officeooo:rsid="00d51d2c" officeooo:paragraph-rsid="016757a3"/>
    </style:style>
    <style:style style:name="P121" style:family="paragraph" style:parent-style-name="Text_20_body">
      <style:text-properties officeooo:rsid="00d781d0" officeooo:paragraph-rsid="0168dd62"/>
    </style:style>
    <style:style style:name="P122" style:family="paragraph" style:parent-style-name="Text_20_body">
      <style:text-properties officeooo:rsid="00d5c214" officeooo:paragraph-rsid="016a7ea0"/>
    </style:style>
    <style:style style:name="P123" style:family="paragraph" style:parent-style-name="Text_20_body">
      <style:text-properties officeooo:paragraph-rsid="004a8ddf"/>
    </style:style>
    <style:style style:name="P124" style:family="paragraph" style:parent-style-name="Text_20_body">
      <style:text-properties officeooo:rsid="016f2a92" officeooo:paragraph-rsid="016f2a92"/>
    </style:style>
    <style:style style:name="P125" style:family="paragraph" style:parent-style-name="Text_20_body">
      <style:text-properties officeooo:rsid="00d6d5ce" officeooo:paragraph-rsid="016a7ea0"/>
    </style:style>
    <style:style style:name="P126" style:family="paragraph" style:parent-style-name="Text_20_body">
      <style:text-properties officeooo:rsid="00dce7ba" officeooo:paragraph-rsid="016fd4b0"/>
    </style:style>
    <style:style style:name="P127" style:family="paragraph" style:parent-style-name="Text_20_body">
      <style:text-properties officeooo:rsid="00dce7ba" officeooo:paragraph-rsid="0173e309"/>
    </style:style>
    <style:style style:name="P128" style:family="paragraph" style:parent-style-name="Text_20_body">
      <style:text-properties officeooo:rsid="00e577e4" officeooo:paragraph-rsid="0173e309"/>
    </style:style>
    <style:style style:name="P129" style:family="paragraph" style:parent-style-name="Text_20_body">
      <style:text-properties officeooo:rsid="00e577e4" officeooo:paragraph-rsid="0174b04b"/>
    </style:style>
    <style:style style:name="P130" style:family="paragraph" style:parent-style-name="Text_20_body">
      <style:text-properties officeooo:rsid="0168dd62" officeooo:paragraph-rsid="0168dd62"/>
    </style:style>
    <style:style style:name="P131" style:family="paragraph" style:parent-style-name="Text_20_body">
      <style:text-properties officeooo:rsid="01742d23" officeooo:paragraph-rsid="01742d23"/>
    </style:style>
    <style:style style:name="P132" style:family="paragraph" style:parent-style-name="Text_20_body">
      <style:text-properties officeooo:rsid="00d77829" officeooo:paragraph-rsid="0177d0a3"/>
    </style:style>
    <style:style style:name="P133" style:family="paragraph" style:parent-style-name="Text_20_body">
      <style:text-properties officeooo:rsid="0177d0a3" officeooo:paragraph-rsid="0177d0a3"/>
    </style:style>
    <style:style style:name="P134" style:family="paragraph" style:parent-style-name="Text_20_body">
      <style:text-properties officeooo:rsid="017a8fbb" officeooo:paragraph-rsid="017a8fbb"/>
    </style:style>
    <style:style style:name="P135" style:family="paragraph" style:parent-style-name="Text_20_body">
      <style:text-properties officeooo:rsid="017c7be3" officeooo:paragraph-rsid="017c7be3"/>
    </style:style>
    <style:style style:name="P136" style:family="paragraph" style:parent-style-name="Text_20_body">
      <style:text-properties officeooo:rsid="00f7ef49" officeooo:paragraph-rsid="017e793b"/>
    </style:style>
    <style:style style:name="P137" style:family="paragraph" style:parent-style-name="Text_20_body">
      <style:text-properties officeooo:rsid="0180e5b8" officeooo:paragraph-rsid="0180e5b8"/>
    </style:style>
    <style:style style:name="P138" style:family="paragraph" style:parent-style-name="Text_20_body">
      <style:text-properties officeooo:paragraph-rsid="0180e5b8"/>
    </style:style>
    <style:style style:name="P139" style:family="paragraph" style:parent-style-name="Text_20_body">
      <style:text-properties officeooo:rsid="01825ad8" officeooo:paragraph-rsid="01825ad8"/>
    </style:style>
    <style:style style:name="P140" style:family="paragraph" style:parent-style-name="Text_20_body">
      <style:text-properties officeooo:paragraph-rsid="01825ad8"/>
    </style:style>
    <style:style style:name="P141" style:family="paragraph" style:parent-style-name="Text_20_body">
      <style:text-properties officeooo:paragraph-rsid="0011c299"/>
    </style:style>
    <style:style style:name="P142" style:family="paragraph" style:parent-style-name="Text_20_body">
      <style:text-properties officeooo:rsid="0187ee61" officeooo:paragraph-rsid="0187ee61"/>
    </style:style>
    <style:style style:name="P143" style:family="paragraph" style:parent-style-name="Text_20_body">
      <style:text-properties officeooo:rsid="018845e6" officeooo:paragraph-rsid="018845e6"/>
    </style:style>
    <style:style style:name="P144" style:family="paragraph" style:parent-style-name="Title">
      <style:text-properties officeooo:rsid="000b7895" officeooo:paragraph-rsid="000b7895"/>
    </style:style>
    <style:style style:name="P145" style:family="paragraph" style:parent-style-name="Table_20_Contents">
      <style:text-properties officeooo:rsid="004a8ddf"/>
    </style:style>
    <style:style style:name="P146" style:family="paragraph" style:parent-style-name="Table_20_Contents">
      <style:text-properties style:font-name="Liberation Serif" fo:font-size="12pt" style:font-size-asian="12pt" style:font-size-complex="12pt"/>
    </style:style>
    <style:style style:name="P147" style:family="paragraph" style:parent-style-name="Table_20_Contents">
      <style:text-properties officeooo:rsid="00f0136d" officeooo:paragraph-rsid="00f0136d"/>
    </style:style>
    <style:style style:name="P148" style:family="paragraph" style:parent-style-name="Table_20_Contents">
      <style:text-properties officeooo:rsid="00f0136d" officeooo:paragraph-rsid="017c7be3"/>
    </style:style>
    <style:style style:name="P149" style:family="paragraph" style:parent-style-name="Table_20_Contents">
      <style:text-properties officeooo:rsid="00f66eda" officeooo:paragraph-rsid="00f66eda"/>
    </style:style>
    <style:style style:name="P150" style:family="paragraph" style:parent-style-name="Table_20_Contents">
      <style:text-properties officeooo:rsid="00f66eda" officeooo:paragraph-rsid="0180e5b8"/>
    </style:style>
    <style:style style:name="P151" style:family="paragraph" style:parent-style-name="Table_20_Contents">
      <style:text-properties officeooo:rsid="00bee800" officeooo:paragraph-rsid="010705ab"/>
    </style:style>
    <style:style style:name="P152" style:family="paragraph" style:parent-style-name="Table_20_Contents">
      <style:text-properties officeooo:rsid="00b2402e" officeooo:paragraph-rsid="01093483"/>
    </style:style>
    <style:style style:name="P153" style:family="paragraph" style:parent-style-name="Table_20_Contents">
      <style:text-properties officeooo:rsid="00ec4c35" officeooo:paragraph-rsid="010b02ee"/>
    </style:style>
    <style:style style:name="P154" style:family="paragraph" style:parent-style-name="Table_20_Contents">
      <style:text-properties officeooo:rsid="00eccd4f" officeooo:paragraph-rsid="010b02ee"/>
    </style:style>
    <style:style style:name="P155" style:family="paragraph" style:parent-style-name="Table_20_Contents">
      <style:text-properties fo:font-weight="normal" officeooo:rsid="005e9fef" officeooo:paragraph-rsid="010df24e" style:font-weight-asian="normal" style:font-weight-complex="normal"/>
    </style:style>
    <style:style style:name="P156" style:family="paragraph" style:parent-style-name="Table_20_Contents">
      <style:text-properties fo:font-weight="normal" officeooo:rsid="01635699" officeooo:paragraph-rsid="01635699" style:font-weight-asian="normal" style:font-weight-complex="normal"/>
    </style:style>
    <style:style style:name="P157" style:family="paragraph" style:parent-style-name="Table_20_Contents">
      <style:text-properties fo:font-weight="normal" officeooo:rsid="00c65f55" officeooo:paragraph-rsid="0167203d" style:font-weight-asian="normal" style:font-weight-complex="normal"/>
    </style:style>
    <style:style style:name="P158" style:family="paragraph" style:parent-style-name="Table_20_Contents">
      <style:text-properties fo:font-weight="normal" officeooo:rsid="00d77829" officeooo:paragraph-rsid="0177d0a3" style:font-weight-asian="normal" style:font-weight-complex="normal"/>
    </style:style>
    <style:style style:name="P159" style:family="paragraph" style:parent-style-name="Table_20_Contents">
      <style:text-properties officeooo:rsid="004a37ab" officeooo:paragraph-rsid="010df24e"/>
    </style:style>
    <style:style style:name="P160" style:family="paragraph" style:parent-style-name="Table_20_Contents">
      <style:text-properties officeooo:rsid="007e01fd" officeooo:paragraph-rsid="010df24e"/>
    </style:style>
    <style:style style:name="P161" style:family="paragraph" style:parent-style-name="Table_20_Contents">
      <style:text-properties officeooo:rsid="005f379e" officeooo:paragraph-rsid="010df24e"/>
    </style:style>
    <style:style style:name="P162" style:family="paragraph" style:parent-style-name="Table_20_Contents">
      <style:text-properties officeooo:rsid="005f6194" officeooo:paragraph-rsid="010df24e"/>
    </style:style>
    <style:style style:name="P163" style:family="paragraph" style:parent-style-name="Table_20_Contents">
      <style:text-properties officeooo:rsid="007d7c2a" officeooo:paragraph-rsid="010df24e"/>
    </style:style>
    <style:style style:name="P164" style:family="paragraph" style:parent-style-name="Table_20_Contents">
      <style:text-properties officeooo:rsid="01171b33" officeooo:paragraph-rsid="01171b33"/>
    </style:style>
    <style:style style:name="P165" style:family="paragraph" style:parent-style-name="Table_20_Contents">
      <style:text-properties officeooo:rsid="00ca9cea" officeooo:paragraph-rsid="01235ea9"/>
    </style:style>
    <style:style style:name="P166" style:family="paragraph" style:parent-style-name="Table_20_Contents">
      <style:text-properties officeooo:rsid="00cc1eff" officeooo:paragraph-rsid="01235ea9"/>
    </style:style>
    <style:style style:name="P167" style:family="paragraph" style:parent-style-name="Table_20_Contents">
      <style:text-properties officeooo:rsid="00cdc40d" officeooo:paragraph-rsid="01235ea9"/>
    </style:style>
    <style:style style:name="P168" style:family="paragraph" style:parent-style-name="Table_20_Contents">
      <style:text-properties officeooo:rsid="00cfc568" officeooo:paragraph-rsid="01235ea9"/>
    </style:style>
    <style:style style:name="P169" style:family="paragraph" style:parent-style-name="Table_20_Contents">
      <style:text-properties officeooo:rsid="00d13c21" officeooo:paragraph-rsid="01235ea9"/>
    </style:style>
    <style:style style:name="P170" style:family="paragraph" style:parent-style-name="Table_20_Contents">
      <style:text-properties officeooo:rsid="01248754" officeooo:paragraph-rsid="01248754"/>
    </style:style>
    <style:style style:name="P171" style:family="paragraph" style:parent-style-name="Table_20_Contents">
      <style:text-properties officeooo:rsid="0124e953" officeooo:paragraph-rsid="0124e953"/>
    </style:style>
    <style:style style:name="P172" style:family="paragraph" style:parent-style-name="Table_20_Contents">
      <style:text-properties officeooo:rsid="00a1648e" officeooo:paragraph-rsid="0128dd59"/>
    </style:style>
    <style:style style:name="P173" style:family="paragraph" style:parent-style-name="Table_20_Contents">
      <style:text-properties officeooo:rsid="00a2e375" officeooo:paragraph-rsid="0128dd59"/>
    </style:style>
    <style:style style:name="P174" style:family="paragraph" style:parent-style-name="Table_20_Contents">
      <style:text-properties officeooo:rsid="00a350cf" officeooo:paragraph-rsid="0128dd59"/>
    </style:style>
    <style:style style:name="P175" style:family="paragraph" style:parent-style-name="Table_20_Contents">
      <style:text-properties officeooo:rsid="00a4e960" officeooo:paragraph-rsid="0128dd59"/>
    </style:style>
    <style:style style:name="P176" style:family="paragraph" style:parent-style-name="Table_20_Contents">
      <style:text-properties officeooo:rsid="012ce83a" officeooo:paragraph-rsid="012ce83a"/>
    </style:style>
    <style:style style:name="P177" style:family="paragraph" style:parent-style-name="Table_20_Contents">
      <style:text-properties officeooo:rsid="00655185" officeooo:paragraph-rsid="01378ef0"/>
    </style:style>
    <style:style style:name="P178" style:family="paragraph" style:parent-style-name="Table_20_Contents">
      <style:text-properties officeooo:rsid="00655185" officeooo:paragraph-rsid="016f2a92"/>
    </style:style>
    <style:style style:name="P179" style:family="paragraph" style:parent-style-name="Table_20_Contents">
      <style:text-properties officeooo:rsid="0065f9b2" officeooo:paragraph-rsid="0138ba30"/>
    </style:style>
    <style:style style:name="P180" style:family="paragraph" style:parent-style-name="Table_20_Contents">
      <style:text-properties officeooo:rsid="00e01f8a" officeooo:paragraph-rsid="013b9698"/>
    </style:style>
    <style:style style:name="P181" style:family="paragraph" style:parent-style-name="Table_20_Contents">
      <style:text-properties officeooo:rsid="00693555" officeooo:paragraph-rsid="013ec85c"/>
    </style:style>
    <style:style style:name="P182" style:family="paragraph" style:parent-style-name="Table_20_Contents">
      <style:text-properties officeooo:rsid="00693555" officeooo:paragraph-rsid="013fe7e7"/>
    </style:style>
    <style:style style:name="P183" style:family="paragraph" style:parent-style-name="Table_20_Contents">
      <style:text-properties officeooo:rsid="0092c83e" officeooo:paragraph-rsid="013ec85c"/>
    </style:style>
    <style:style style:name="P184" style:family="paragraph" style:parent-style-name="Table_20_Contents">
      <style:text-properties officeooo:rsid="007137e2" officeooo:paragraph-rsid="013ec85c"/>
    </style:style>
    <style:style style:name="P185" style:family="paragraph" style:parent-style-name="Table_20_Contents">
      <style:text-properties officeooo:rsid="00ae82da" officeooo:paragraph-rsid="013ec85c"/>
    </style:style>
    <style:style style:name="P186" style:family="paragraph" style:parent-style-name="Table_20_Contents">
      <style:text-properties officeooo:rsid="006b3769" officeooo:paragraph-rsid="0141778a"/>
    </style:style>
    <style:style style:name="P187" style:family="paragraph" style:parent-style-name="Table_20_Contents">
      <style:text-properties officeooo:rsid="00ba4a65" officeooo:paragraph-rsid="0142eef3"/>
    </style:style>
    <style:style style:name="P188" style:family="paragraph" style:parent-style-name="Table_20_Contents">
      <style:text-properties officeooo:rsid="006f052a" officeooo:paragraph-rsid="01445e7d"/>
    </style:style>
    <style:style style:name="P189" style:family="paragraph" style:parent-style-name="Table_20_Contents">
      <style:text-properties officeooo:rsid="00afa728" officeooo:paragraph-rsid="01445e7d"/>
    </style:style>
    <style:style style:name="P190" style:family="paragraph" style:parent-style-name="Table_20_Contents">
      <style:text-properties officeooo:rsid="00aa9f2c" officeooo:paragraph-rsid="01474880"/>
    </style:style>
    <style:style style:name="P191" style:family="paragraph" style:parent-style-name="Table_20_Contents">
      <style:text-properties officeooo:rsid="00830e01" officeooo:paragraph-rsid="014b8495"/>
    </style:style>
    <style:style style:name="P192" style:family="paragraph" style:parent-style-name="Table_20_Contents">
      <style:text-properties officeooo:rsid="00888371" officeooo:paragraph-rsid="014b8495"/>
    </style:style>
    <style:style style:name="P193" style:family="paragraph" style:parent-style-name="Table_20_Contents">
      <style:text-properties officeooo:rsid="008bd238" officeooo:paragraph-rsid="014c6700"/>
    </style:style>
    <style:style style:name="P194" style:family="paragraph" style:parent-style-name="Table_20_Contents">
      <style:text-properties officeooo:rsid="014c6700" officeooo:paragraph-rsid="014c6700"/>
    </style:style>
    <style:style style:name="P195" style:family="paragraph" style:parent-style-name="Table_20_Contents">
      <style:text-properties officeooo:rsid="008e6c62" officeooo:paragraph-rsid="014f64b1"/>
    </style:style>
    <style:style style:name="P196" style:family="paragraph" style:parent-style-name="Table_20_Contents">
      <style:text-properties officeooo:rsid="0085cd7a" officeooo:paragraph-rsid="014fd4b8"/>
    </style:style>
    <style:style style:name="P197" style:family="paragraph" style:parent-style-name="Table_20_Contents">
      <style:text-properties officeooo:rsid="0150fc03" officeooo:paragraph-rsid="0150fc03"/>
    </style:style>
    <style:style style:name="P198" style:family="paragraph" style:parent-style-name="Table_20_Contents">
      <style:text-properties officeooo:rsid="00901411" officeooo:paragraph-rsid="0155024a"/>
    </style:style>
    <style:style style:name="P199" style:family="paragraph" style:parent-style-name="Table_20_Contents">
      <style:text-properties officeooo:rsid="0036e120" officeooo:paragraph-rsid="0155024a"/>
    </style:style>
    <style:style style:name="P200" style:family="paragraph" style:parent-style-name="Table_20_Contents">
      <style:text-properties officeooo:rsid="00919c04" officeooo:paragraph-rsid="0155024a"/>
    </style:style>
    <style:style style:name="P201" style:family="paragraph" style:parent-style-name="Table_20_Contents">
      <style:text-properties officeooo:rsid="0155024a" officeooo:paragraph-rsid="0155024a"/>
    </style:style>
    <style:style style:name="P202" style:family="paragraph" style:parent-style-name="Table_20_Contents">
      <style:text-properties officeooo:rsid="00ac6ed5" officeooo:paragraph-rsid="01567191"/>
    </style:style>
    <style:style style:name="P203" style:family="paragraph" style:parent-style-name="Table_20_Contents">
      <style:text-properties officeooo:rsid="01567191" officeooo:paragraph-rsid="01567191"/>
    </style:style>
    <style:style style:name="P204" style:family="paragraph" style:parent-style-name="Table_20_Contents">
      <style:text-properties officeooo:rsid="0054c911" officeooo:paragraph-rsid="015799e1"/>
    </style:style>
    <style:style style:name="P205" style:family="paragraph" style:parent-style-name="Table_20_Contents">
      <style:text-properties officeooo:rsid="015799e1" officeooo:paragraph-rsid="015799e1"/>
    </style:style>
    <style:style style:name="P206" style:family="paragraph" style:parent-style-name="Table_20_Contents">
      <style:text-properties officeooo:rsid="008000e7" officeooo:paragraph-rsid="015a30a2"/>
    </style:style>
    <style:style style:name="P207" style:family="paragraph" style:parent-style-name="Table_20_Contents">
      <style:text-properties officeooo:rsid="00b88427" officeooo:paragraph-rsid="015a30a2"/>
    </style:style>
    <style:style style:name="P208" style:family="paragraph" style:parent-style-name="Table_20_Contents">
      <style:text-properties officeooo:rsid="0053ad02" officeooo:paragraph-rsid="015a5c69"/>
    </style:style>
    <style:style style:name="P209" style:family="paragraph" style:parent-style-name="Table_20_Contents">
      <style:text-properties officeooo:rsid="00a6bcc0" officeooo:paragraph-rsid="015a5c69"/>
    </style:style>
    <style:style style:name="P210" style:family="paragraph" style:parent-style-name="Table_20_Contents">
      <style:text-properties officeooo:rsid="015ba479" officeooo:paragraph-rsid="015ba479"/>
    </style:style>
    <style:style style:name="P211" style:family="paragraph" style:parent-style-name="Table_20_Contents">
      <style:text-properties officeooo:rsid="00b63062" officeooo:paragraph-rsid="015d85cb"/>
    </style:style>
    <style:style style:name="P212" style:family="paragraph" style:parent-style-name="Table_20_Contents">
      <style:text-properties officeooo:rsid="015d85cb" officeooo:paragraph-rsid="015d85cb"/>
    </style:style>
    <style:style style:name="P213" style:family="paragraph" style:parent-style-name="Table_20_Contents">
      <style:text-properties officeooo:rsid="0076a0f9" officeooo:paragraph-rsid="0160bac8"/>
    </style:style>
    <style:style style:name="P214" style:family="paragraph" style:parent-style-name="Table_20_Contents">
      <style:text-properties officeooo:rsid="0160bac8" officeooo:paragraph-rsid="0160bac8"/>
    </style:style>
    <style:style style:name="P215" style:family="paragraph" style:parent-style-name="Table_20_Contents">
      <style:text-properties officeooo:rsid="00b7db5c" officeooo:paragraph-rsid="01617a36"/>
    </style:style>
    <style:style style:name="P216" style:family="paragraph" style:parent-style-name="Table_20_Contents">
      <style:text-properties officeooo:rsid="01617a36" officeooo:paragraph-rsid="01617a36"/>
    </style:style>
    <style:style style:name="P217" style:family="paragraph" style:parent-style-name="Table_20_Contents">
      <style:text-properties officeooo:rsid="01635699" officeooo:paragraph-rsid="01635699"/>
    </style:style>
    <style:style style:name="P218" style:family="paragraph" style:parent-style-name="Table_20_Contents">
      <style:text-properties officeooo:paragraph-rsid="0167203d"/>
    </style:style>
    <style:style style:name="P219" style:family="paragraph" style:parent-style-name="Table_20_Contents">
      <style:text-properties officeooo:rsid="016a7ea0" officeooo:paragraph-rsid="016a7ea0"/>
    </style:style>
    <style:style style:name="P220" style:family="paragraph" style:parent-style-name="Table_20_Contents">
      <style:text-properties officeooo:rsid="016f2a92" officeooo:paragraph-rsid="016f2a92"/>
    </style:style>
    <style:style style:name="P221" style:family="paragraph" style:parent-style-name="Table_20_Contents">
      <style:text-properties officeooo:rsid="00dce7ba" officeooo:paragraph-rsid="016fd4b0"/>
    </style:style>
    <style:style style:name="P222" style:family="paragraph" style:parent-style-name="Table_20_Contents">
      <style:text-properties officeooo:rsid="00dce7ba" officeooo:paragraph-rsid="0173e309"/>
    </style:style>
    <style:style style:name="P223" style:family="paragraph" style:parent-style-name="Table_20_Contents">
      <style:text-properties officeooo:rsid="016fd4b0" officeooo:paragraph-rsid="016fd4b0"/>
    </style:style>
    <style:style style:name="P224" style:family="paragraph" style:parent-style-name="Table_20_Contents">
      <style:text-properties officeooo:rsid="0173e309" officeooo:paragraph-rsid="0173e309"/>
    </style:style>
    <style:style style:name="P225" style:family="paragraph" style:parent-style-name="Table_20_Contents">
      <style:text-properties officeooo:rsid="01742d23" officeooo:paragraph-rsid="01742d23"/>
    </style:style>
    <style:style style:name="P226" style:family="paragraph" style:parent-style-name="Table_20_Contents">
      <style:text-properties officeooo:rsid="0174b04b" officeooo:paragraph-rsid="0174b04b"/>
    </style:style>
    <style:style style:name="P227" style:family="paragraph" style:parent-style-name="Table_20_Contents">
      <style:text-properties officeooo:rsid="016757a3" officeooo:paragraph-rsid="0178edec"/>
    </style:style>
    <style:style style:name="P228" style:family="paragraph" style:parent-style-name="Table_20_Contents">
      <style:text-properties officeooo:rsid="00d53ee3" officeooo:paragraph-rsid="0178edec"/>
    </style:style>
    <style:style style:name="P229" style:family="paragraph" style:parent-style-name="Table_20_Contents">
      <style:text-properties officeooo:rsid="017a8fbb" officeooo:paragraph-rsid="017a8fbb"/>
    </style:style>
    <style:style style:name="P230" style:family="paragraph" style:parent-style-name="Table_20_Contents">
      <style:text-properties officeooo:rsid="017cbe1b" officeooo:paragraph-rsid="017cbe1b"/>
    </style:style>
    <style:style style:name="P231" style:family="paragraph" style:parent-style-name="Table_20_Contents">
      <style:text-properties officeooo:rsid="00f7ef49" officeooo:paragraph-rsid="017e793b"/>
    </style:style>
    <style:style style:name="P232" style:family="paragraph" style:parent-style-name="Table_20_Contents">
      <style:text-properties officeooo:rsid="0180e5b8" officeooo:paragraph-rsid="0180e5b8"/>
    </style:style>
    <style:style style:name="P233" style:family="paragraph" style:parent-style-name="Table_20_Contents">
      <style:text-properties officeooo:rsid="0180e5b8" officeooo:paragraph-rsid="0184b625"/>
    </style:style>
    <style:style style:name="P234" style:family="paragraph" style:parent-style-name="Table_20_Contents">
      <style:text-properties officeooo:rsid="0187ee61" officeooo:paragraph-rsid="0187ee61"/>
    </style:style>
    <style:style style:name="P235" style:family="paragraph" style:parent-style-name="Text_20_body" style:list-style-name="L1">
      <style:text-properties officeooo:rsid="00e6164c" officeooo:paragraph-rsid="00e6164c"/>
    </style:style>
    <style:style style:name="P236" style:family="paragraph" style:parent-style-name="Text_20_body" style:list-style-name="L1">
      <style:text-properties officeooo:rsid="00fbebad" officeooo:paragraph-rsid="00fbebad"/>
    </style:style>
    <style:style style:name="P237" style:family="paragraph" style:parent-style-name="Text_20_body" style:list-style-name="L2">
      <style:text-properties officeooo:rsid="00132f0c" officeooo:paragraph-rsid="00132f0c"/>
    </style:style>
    <style:style style:name="P238"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39"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40"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41"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42" style:family="paragraph" style:parent-style-name="Text_20_body" style:list-style-name="L5">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43"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44" style:family="paragraph" style:parent-style-name="Text_20_body" style:list-style-name="L5">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45"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46" style:family="paragraph" style:parent-style-name="Text_20_body" style:list-style-name="L2">
      <style:text-properties fo:font-variant="normal" fo:text-transform="none" fo:color="#333333" fo:letter-spacing="normal" officeooo:rsid="00b52f72" officeooo:paragraph-rsid="00b52f72"/>
    </style:style>
    <style:style style:name="P247"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48" style:family="paragraph" style:parent-style-name="Text_20_body" style:list-style-name="L2">
      <style:text-properties officeooo:rsid="0043d94a" officeooo:paragraph-rsid="0043d94a"/>
    </style:style>
    <style:style style:name="P249" style:family="paragraph" style:parent-style-name="Text_20_body" style:list-style-name="L3">
      <style:text-properties officeooo:rsid="0011c299" officeooo:paragraph-rsid="0011c299"/>
    </style:style>
    <style:style style:name="P250" style:family="paragraph" style:parent-style-name="Text_20_body" style:list-style-name="">
      <style:text-properties officeooo:rsid="00d13c21" officeooo:paragraph-rsid="01235ea9"/>
    </style:style>
    <style:style style:name="P251" style:family="paragraph" style:parent-style-name="Text_20_body" style:list-style-name="L6">
      <style:text-properties officeooo:rsid="00d51d2c" officeooo:paragraph-rsid="016757a3"/>
    </style:style>
    <style:style style:name="P252" style:family="paragraph" style:parent-style-name="Text_20_body" style:list-style-name="L6">
      <style:text-properties officeooo:rsid="01765f38" officeooo:paragraph-rsid="01765f38"/>
    </style:style>
    <style:style style:name="P253" style:family="paragraph" style:parent-style-name="Text_20_body">
      <style:text-properties officeooo:rsid="0189d9ce" officeooo:paragraph-rsid="0189d9ce"/>
    </style:style>
    <style:style style:name="P254" style:family="paragraph" style:parent-style-name="Heading_20_1" style:list-style-name=""/>
    <style:style style:name="P255" style:family="paragraph" style:parent-style-name="Heading_20_1" style:list-style-name="">
      <style:text-properties officeooo:rsid="0043c693" officeooo:paragraph-rsid="0043c693"/>
    </style:style>
    <style:style style:name="P256" style:family="paragraph" style:parent-style-name="Heading_20_1" style:list-style-name="">
      <style:text-properties officeooo:rsid="0011c299" officeooo:paragraph-rsid="0011c299"/>
    </style:style>
    <style:style style:name="P257" style:family="paragraph" style:parent-style-name="Heading_20_1" style:list-style-name="">
      <style:text-properties officeooo:rsid="000b7895" officeooo:paragraph-rsid="000b7895"/>
    </style:style>
    <style:style style:name="P258" style:family="paragraph" style:parent-style-name="Heading_20_1" style:list-style-name="">
      <style:text-properties officeooo:rsid="00c30183" officeooo:paragraph-rsid="00c30183"/>
    </style:style>
    <style:style style:name="P259" style:family="paragraph" style:parent-style-name="Heading_20_1">
      <style:paragraph-properties fo:break-before="page"/>
    </style:style>
    <style:style style:name="P260" style:family="paragraph" style:parent-style-name="Heading_20_1">
      <style:paragraph-properties fo:break-before="page"/>
      <style:text-properties officeooo:rsid="0043c693" officeooo:paragraph-rsid="0043c693"/>
    </style:style>
    <style:style style:name="P261" style:family="paragraph" style:parent-style-name="Heading_20_1">
      <style:paragraph-properties fo:break-before="page"/>
      <style:text-properties officeooo:rsid="0011c299" officeooo:paragraph-rsid="0011c299"/>
    </style:style>
    <style:style style:name="P262" style:family="paragraph" style:parent-style-name="Heading_20_1">
      <style:paragraph-properties fo:break-before="page"/>
      <style:text-properties officeooo:rsid="000b7895" officeooo:paragraph-rsid="000b7895"/>
    </style:style>
    <style:style style:name="P263" style:family="paragraph" style:parent-style-name="Heading_20_1" style:list-style-name="">
      <style:paragraph-properties fo:break-before="page"/>
      <style:text-properties officeooo:rsid="00c30183" officeooo:paragraph-rsid="00c30183"/>
    </style:style>
    <style:style style:name="P264" style:family="paragraph" style:parent-style-name="Heading_20_1">
      <style:paragraph-properties fo:break-before="page"/>
      <style:text-properties officeooo:rsid="00134fd0" officeooo:paragraph-rsid="00134fd0"/>
    </style:style>
    <style:style style:name="P265" style:family="paragraph" style:parent-style-name="Heading_20_3">
      <style:text-properties officeooo:rsid="003dca8f" officeooo:paragraph-rsid="003dca8f"/>
    </style:style>
    <style:style style:name="P266" style:family="paragraph" style:parent-style-name="Heading_20_3">
      <style:text-properties officeooo:rsid="004a8ddf" officeooo:paragraph-rsid="004a8ddf"/>
    </style:style>
    <style:style style:name="P267" style:family="paragraph" style:parent-style-name="Heading_20_3">
      <style:text-properties officeooo:rsid="002ec711" officeooo:paragraph-rsid="00274e77"/>
    </style:style>
    <style:style style:name="P268" style:family="paragraph" style:parent-style-name="Heading_20_3">
      <style:text-properties officeooo:rsid="00ec4c35" officeooo:paragraph-rsid="010b02ee"/>
    </style:style>
    <style:style style:name="P269" style:family="paragraph" style:parent-style-name="Heading_20_3">
      <style:text-properties officeooo:rsid="0180e5b8" officeooo:paragraph-rsid="0180e5b8"/>
    </style:style>
    <style:style style:name="P270" style:family="paragraph" style:parent-style-name="Heading_20_3">
      <style:text-properties officeooo:rsid="00eccd4f" officeooo:paragraph-rsid="010b02ee"/>
    </style:style>
    <style:style style:name="P271" style:family="paragraph" style:parent-style-name="Heading_20_3">
      <style:text-properties officeooo:rsid="004574fe" officeooo:paragraph-rsid="010df24e"/>
    </style:style>
    <style:style style:name="P272" style:family="paragraph" style:parent-style-name="Heading_20_3">
      <style:text-properties fo:font-weight="normal" officeooo:rsid="004574fe" officeooo:paragraph-rsid="010df24e" style:font-weight-asian="normal" style:font-weight-complex="normal"/>
    </style:style>
    <style:style style:name="P273" style:family="paragraph" style:parent-style-name="Heading_20_3">
      <style:text-properties fo:font-weight="normal" officeooo:rsid="0047e7fd" officeooo:paragraph-rsid="010df24e" style:font-weight-asian="normal" style:font-weight-complex="normal"/>
    </style:style>
    <style:style style:name="P274" style:family="paragraph" style:parent-style-name="Heading_20_3">
      <style:text-properties fo:font-weight="normal" officeooo:rsid="00b56b9a" officeooo:paragraph-rsid="015d85cb" style:font-weight-asian="normal" style:font-weight-complex="normal"/>
    </style:style>
    <style:style style:name="P275" style:family="paragraph" style:parent-style-name="Heading_20_3">
      <style:text-properties fo:font-weight="normal" officeooo:rsid="0076a0f9" officeooo:paragraph-rsid="0160bac8" style:font-weight-asian="normal" style:font-weight-complex="normal"/>
    </style:style>
    <style:style style:name="P276" style:family="paragraph" style:parent-style-name="Heading_20_3">
      <style:text-properties officeooo:rsid="007d7c2a" officeooo:paragraph-rsid="010df24e"/>
    </style:style>
    <style:style style:name="P277" style:family="paragraph" style:parent-style-name="Heading_20_3">
      <style:text-properties officeooo:rsid="00a1648e" officeooo:paragraph-rsid="0128dd59"/>
    </style:style>
    <style:style style:name="P278" style:family="paragraph" style:parent-style-name="Heading_20_3">
      <style:text-properties officeooo:rsid="00a2e375" officeooo:paragraph-rsid="0128dd59"/>
    </style:style>
    <style:style style:name="P279" style:family="paragraph" style:parent-style-name="Heading_20_3">
      <style:text-properties officeooo:rsid="00a4e960" officeooo:paragraph-rsid="0128dd59"/>
    </style:style>
    <style:style style:name="P280" style:family="paragraph" style:parent-style-name="Heading_20_3">
      <style:text-properties officeooo:paragraph-rsid="01235ea9"/>
    </style:style>
    <style:style style:name="P281" style:family="paragraph" style:parent-style-name="Heading_20_3">
      <style:text-properties officeooo:rsid="00d052dc" officeooo:paragraph-rsid="01235ea9"/>
    </style:style>
    <style:style style:name="P282" style:family="paragraph" style:parent-style-name="Heading_20_3">
      <style:text-properties officeooo:rsid="00efb10b" officeooo:paragraph-rsid="00efb10b"/>
    </style:style>
    <style:style style:name="P283" style:family="paragraph" style:parent-style-name="Heading_20_3">
      <style:text-properties officeooo:rsid="00bee800" officeooo:paragraph-rsid="010705ab"/>
    </style:style>
    <style:style style:name="P284" style:family="paragraph" style:parent-style-name="Heading_20_3">
      <style:text-properties officeooo:rsid="00b2402e" officeooo:paragraph-rsid="01093483"/>
    </style:style>
    <style:style style:name="P285" style:family="paragraph" style:parent-style-name="Heading_20_3">
      <style:text-properties officeooo:rsid="00655185" officeooo:paragraph-rsid="01378ef0"/>
    </style:style>
    <style:style style:name="P286" style:family="paragraph" style:parent-style-name="Heading_20_3">
      <style:text-properties officeooo:rsid="0065f9b2" officeooo:paragraph-rsid="0138ba30"/>
    </style:style>
    <style:style style:name="P287" style:family="paragraph" style:parent-style-name="Heading_20_3" style:list-style-name="">
      <style:text-properties officeooo:rsid="00693555" officeooo:paragraph-rsid="013ec85c"/>
    </style:style>
    <style:style style:name="P288" style:family="paragraph" style:parent-style-name="Heading_20_3">
      <style:text-properties officeooo:rsid="00e13af0" officeooo:paragraph-rsid="013fe7e7"/>
    </style:style>
    <style:style style:name="P289" style:family="paragraph" style:parent-style-name="Heading_20_3">
      <style:text-properties officeooo:rsid="006b3769" officeooo:paragraph-rsid="0141778a"/>
    </style:style>
    <style:style style:name="P290" style:family="paragraph" style:parent-style-name="Heading_20_3">
      <style:text-properties officeooo:rsid="00ba4a65" officeooo:paragraph-rsid="0142eef3"/>
    </style:style>
    <style:style style:name="P291" style:family="paragraph" style:parent-style-name="Heading_20_3" style:list-style-name="">
      <style:text-properties officeooo:rsid="006f052a" officeooo:paragraph-rsid="01445e7d"/>
    </style:style>
    <style:style style:name="P292" style:family="paragraph" style:parent-style-name="Heading_20_3">
      <style:text-properties officeooo:rsid="00f7ef49" officeooo:paragraph-rsid="017e793b"/>
    </style:style>
    <style:style style:name="P293" style:family="paragraph" style:parent-style-name="Heading_20_3">
      <style:text-properties officeooo:rsid="00aa9f2c" officeooo:paragraph-rsid="01474880"/>
    </style:style>
    <style:style style:name="P294" style:family="paragraph" style:parent-style-name="Heading_20_3" style:list-style-name="">
      <style:text-properties officeooo:rsid="00830e01" officeooo:paragraph-rsid="014b8495"/>
    </style:style>
    <style:style style:name="P295" style:family="paragraph" style:parent-style-name="Heading_20_3">
      <style:text-properties officeooo:rsid="008bd238" officeooo:paragraph-rsid="014c6700"/>
    </style:style>
    <style:style style:name="P296" style:family="paragraph" style:parent-style-name="Heading_20_3">
      <style:text-properties officeooo:rsid="008e6c62" officeooo:paragraph-rsid="014f64b1"/>
    </style:style>
    <style:style style:name="P297" style:family="paragraph" style:parent-style-name="Heading_20_3">
      <style:text-properties officeooo:rsid="008552a4" officeooo:paragraph-rsid="014fd4b8"/>
    </style:style>
    <style:style style:name="P298" style:family="paragraph" style:parent-style-name="Heading_20_3" style:list-style-name="">
      <style:text-properties officeooo:rsid="00901411" officeooo:paragraph-rsid="0155024a"/>
    </style:style>
    <style:style style:name="P299" style:family="paragraph" style:parent-style-name="Heading_20_3">
      <style:text-properties officeooo:rsid="0051d535" officeooo:paragraph-rsid="01567191"/>
    </style:style>
    <style:style style:name="P300" style:family="paragraph" style:parent-style-name="Heading_20_3">
      <style:text-properties officeooo:rsid="0054c911" officeooo:paragraph-rsid="015799e1"/>
    </style:style>
    <style:style style:name="P301" style:family="paragraph" style:parent-style-name="Heading_20_3">
      <style:text-properties officeooo:rsid="008000e7" officeooo:paragraph-rsid="015a30a2"/>
    </style:style>
    <style:style style:name="P302" style:family="paragraph" style:parent-style-name="Heading_20_3">
      <style:text-properties officeooo:rsid="0053a457" officeooo:paragraph-rsid="015ba479"/>
    </style:style>
    <style:style style:name="P303" style:family="paragraph" style:parent-style-name="Heading_20_3">
      <style:text-properties officeooo:rsid="00ac6ed5" officeooo:paragraph-rsid="01617a36"/>
    </style:style>
    <style:style style:name="P304" style:family="paragraph" style:parent-style-name="Heading_20_3">
      <style:text-properties officeooo:rsid="004ef366" officeooo:paragraph-rsid="01635699"/>
    </style:style>
    <style:style style:name="P305" style:family="paragraph" style:parent-style-name="Heading_20_3">
      <style:text-properties officeooo:rsid="00c27a23" officeooo:paragraph-rsid="0167203d"/>
    </style:style>
    <style:style style:name="P306" style:family="paragraph" style:parent-style-name="Heading_20_3">
      <style:text-properties officeooo:rsid="00d5228e" officeooo:paragraph-rsid="016757a3"/>
    </style:style>
    <style:style style:name="P307" style:family="paragraph" style:parent-style-name="Heading_20_3">
      <style:text-properties officeooo:rsid="00d5228e" officeooo:paragraph-rsid="0178edec"/>
    </style:style>
    <style:style style:name="P308" style:family="paragraph" style:parent-style-name="Heading_20_3" style:list-style-name="">
      <style:text-properties officeooo:rsid="00d781d0" officeooo:paragraph-rsid="0168dd62"/>
    </style:style>
    <style:style style:name="P309" style:family="paragraph" style:parent-style-name="Heading_20_3">
      <style:text-properties officeooo:rsid="017a8fbb" officeooo:paragraph-rsid="017a8fbb"/>
    </style:style>
    <style:style style:name="P310" style:family="paragraph" style:parent-style-name="Heading_20_3">
      <style:text-properties officeooo:rsid="00d5c214" officeooo:paragraph-rsid="016a7ea0"/>
    </style:style>
    <style:style style:name="P311" style:family="paragraph" style:parent-style-name="Heading_20_3">
      <style:text-properties officeooo:rsid="00dce7ba" officeooo:paragraph-rsid="016fd4b0"/>
    </style:style>
    <style:style style:name="P312" style:family="paragraph" style:parent-style-name="Heading_20_3">
      <style:text-properties officeooo:paragraph-rsid="0173e309"/>
    </style:style>
    <style:style style:name="P313" style:family="paragraph" style:parent-style-name="Heading_20_3">
      <style:text-properties officeooo:rsid="00e577e4" officeooo:paragraph-rsid="0174b04b"/>
    </style:style>
    <style:style style:name="P314" style:family="paragraph" style:parent-style-name="Heading_20_3">
      <style:text-properties officeooo:rsid="00d77829" officeooo:paragraph-rsid="0177d0a3"/>
    </style:style>
    <style:style style:name="P315" style:family="paragraph" style:parent-style-name="Heading_20_3">
      <style:text-properties officeooo:rsid="0189d9ce" officeooo:paragraph-rsid="0189d9ce"/>
    </style:style>
    <style:style style:name="P316" style:family="paragraph" style:parent-style-name="Heading_20_3">
      <style:paragraph-properties fo:break-before="page"/>
      <style:text-properties officeooo:rsid="00cdc40d" officeooo:paragraph-rsid="01235ea9"/>
    </style:style>
    <style:style style:name="P317" style:family="paragraph" style:parent-style-name="Heading_20_3">
      <style:paragraph-properties fo:break-before="page"/>
      <style:text-properties officeooo:paragraph-rsid="01235ea9"/>
    </style:style>
    <style:style style:name="P318" style:family="paragraph" style:parent-style-name="Heading_20_3">
      <style:paragraph-properties fo:break-before="page"/>
      <style:text-properties officeooo:rsid="00d13c21" officeooo:paragraph-rsid="01235ea9"/>
    </style:style>
    <style:style style:name="P319" style:family="paragraph" style:parent-style-name="Heading_20_3">
      <style:paragraph-properties fo:break-before="page"/>
      <style:text-properties officeooo:rsid="00e01f8a" officeooo:paragraph-rsid="013b9698"/>
    </style:style>
    <style:style style:name="P320" style:family="paragraph" style:parent-style-name="Heading_20_3">
      <style:paragraph-properties fo:break-before="page"/>
      <style:text-properties officeooo:rsid="00693555" officeooo:paragraph-rsid="013ec85c"/>
    </style:style>
    <style:style style:name="P321" style:family="paragraph" style:parent-style-name="Heading_20_3">
      <style:paragraph-properties fo:break-before="page"/>
      <style:text-properties officeooo:rsid="006f052a" officeooo:paragraph-rsid="01445e7d"/>
    </style:style>
    <style:style style:name="P322" style:family="paragraph" style:parent-style-name="Heading_20_3">
      <style:paragraph-properties fo:break-before="page"/>
      <style:text-properties officeooo:rsid="00830e01" officeooo:paragraph-rsid="014b8495"/>
    </style:style>
    <style:style style:name="P323" style:family="paragraph" style:parent-style-name="Heading_20_3">
      <style:paragraph-properties fo:break-before="page"/>
      <style:text-properties officeooo:rsid="00901411" officeooo:paragraph-rsid="0155024a"/>
    </style:style>
    <style:style style:name="P324" style:family="paragraph" style:parent-style-name="Heading_20_3">
      <style:paragraph-properties fo:break-before="page"/>
      <style:text-properties officeooo:rsid="0053ad02" officeooo:paragraph-rsid="015a5c69"/>
    </style:style>
    <style:style style:name="P325" style:family="paragraph" style:parent-style-name="Heading_20_3">
      <style:paragraph-properties fo:break-before="page"/>
      <style:text-properties officeooo:rsid="00d781d0" officeooo:paragraph-rsid="0168dd62"/>
    </style:style>
    <style:style style:name="P326" style:family="paragraph" style:parent-style-name="Heading_20_2">
      <style:text-properties officeooo:rsid="00aa181f" officeooo:paragraph-rsid="00aa181f"/>
    </style:style>
    <style:style style:name="P327" style:family="paragraph" style:parent-style-name="Heading_20_2">
      <style:text-properties officeooo:rsid="003892d3" officeooo:paragraph-rsid="003dca8f"/>
    </style:style>
    <style:style style:name="P328" style:family="paragraph" style:parent-style-name="Heading_20_2" style:list-style-name="">
      <style:text-properties officeooo:rsid="00ec4c35" officeooo:paragraph-rsid="010b02ee"/>
    </style:style>
    <style:style style:name="P329" style:family="paragraph" style:parent-style-name="Heading_20_2" style:list-style-name="">
      <style:text-properties officeooo:rsid="00655185" officeooo:paragraph-rsid="00655185"/>
    </style:style>
    <style:style style:name="P330" style:family="paragraph" style:parent-style-name="Heading_20_2">
      <style:paragraph-properties fo:break-before="page"/>
      <style:text-properties officeooo:rsid="01825ad8" officeooo:paragraph-rsid="01825ad8"/>
    </style:style>
    <style:style style:name="P331" style:family="paragraph" style:parent-style-name="Heading_20_2">
      <style:paragraph-properties fo:break-before="page"/>
      <style:text-properties officeooo:rsid="00ec4c35" officeooo:paragraph-rsid="010b02ee"/>
    </style:style>
    <style:style style:name="P332" style:family="paragraph" style:parent-style-name="Heading_20_2">
      <style:paragraph-properties fo:break-before="page"/>
      <style:text-properties officeooo:rsid="004574fe" officeooo:paragraph-rsid="010df24e"/>
    </style:style>
    <style:style style:name="P333" style:family="paragraph" style:parent-style-name="Heading_20_2">
      <style:paragraph-properties fo:break-before="page"/>
      <style:text-properties officeooo:rsid="009e2b7a" officeooo:paragraph-rsid="0128dd59"/>
    </style:style>
    <style:style style:name="P334" style:family="paragraph" style:parent-style-name="Heading_20_2">
      <style:paragraph-properties fo:break-before="page"/>
      <style:text-properties officeooo:rsid="00ca9cea" officeooo:paragraph-rsid="01235ea9"/>
    </style:style>
    <style:style style:name="P335" style:family="paragraph" style:parent-style-name="Heading_20_2">
      <style:paragraph-properties fo:break-before="page"/>
      <style:text-properties officeooo:rsid="00655185" officeooo:paragraph-rsid="00655185"/>
    </style:style>
    <style:style style:name="P336" style:family="paragraph" style:parent-style-name="Heading_20_2">
      <style:paragraph-properties fo:break-before="page"/>
      <style:text-properties officeooo:rsid="004e4358" officeooo:paragraph-rsid="01567191"/>
    </style:style>
    <style:style style:name="P337" style:family="paragraph" style:parent-style-name="Heading_20_2">
      <style:paragraph-properties fo:break-before="page"/>
      <style:text-properties officeooo:rsid="00d51d2c" officeooo:paragraph-rsid="016757a3"/>
    </style:style>
    <style:style style:name="P338" style:family="paragraph" style:parent-style-name="Contents_20_1">
      <style:paragraph-properties>
        <style:tab-stops>
          <style:tab-stop style:position="6.9252in" style:type="right" style:leader-style="dotted" style:leader-text="."/>
        </style:tab-stops>
      </style:paragraph-properties>
    </style:style>
    <style:style style:name="P339" style:family="paragraph" style:parent-style-name="Contents_20_2">
      <style:paragraph-properties>
        <style:tab-stops>
          <style:tab-stop style:position="6.7283in" style:type="right" style:leader-style="dotted" style:leader-text="."/>
        </style:tab-stops>
      </style:paragraph-properties>
    </style:style>
    <style:style style:name="P340" style:family="paragraph" style:parent-style-name="Contents_20_3">
      <style:paragraph-properties>
        <style:tab-stops>
          <style:tab-stop style:position="6.5319in" style:type="right" style:leader-style="dotted" style:leader-text="."/>
        </style:tab-stops>
      </style:paragraph-properties>
    </style:style>
    <style:style style:name="P341" style:family="paragraph" style:parent-style-name="Table_20_Contents">
      <style:text-properties officeooo:rsid="0189d9ce" officeooo:paragraph-rsid="0189d9ce"/>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12a9cff" style:font-weight-asian="bold" style:font-weight-complex="bold"/>
    </style:style>
    <style:style style:name="T5" style:family="text">
      <style:text-properties fo:font-weight="bold" officeooo:rsid="0129c0a4" style:font-weight-asian="bold" style:font-weight-complex="bold"/>
    </style:style>
    <style:style style:name="T6" style:family="text">
      <style:text-properties fo:font-weight="bold" officeooo:rsid="007137e2" style:font-weight-asian="bold" style:font-weight-complex="bold"/>
    </style:style>
    <style:style style:name="T7" style:family="text">
      <style:text-properties fo:font-weight="bold" officeooo:rsid="015799e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278dc"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11ed1ca" style:font-weight-asian="normal" style:font-weight-complex="normal"/>
    </style:style>
    <style:style style:name="T12" style:family="text">
      <style:text-properties fo:font-weight="normal" officeooo:rsid="00c8a8d7" style:font-weight-asian="normal" style:font-weight-complex="normal"/>
    </style:style>
    <style:style style:name="T13" style:family="text">
      <style:text-properties fo:font-weight="normal" officeooo:rsid="00b17f30" style:font-weight-asian="normal" style:font-weight-complex="normal"/>
    </style:style>
    <style:style style:name="T14" style:family="text">
      <style:text-properties fo:font-weight="normal" officeooo:rsid="00b63062" style:font-weight-asian="normal" style:font-weight-complex="normal"/>
    </style:style>
    <style:style style:name="T15" style:family="text">
      <style:text-properties fo:font-weight="normal" officeooo:rsid="00b7db5c" style:font-weight-asian="normal" style:font-weight-complex="normal"/>
    </style:style>
    <style:style style:name="T16" style:family="text">
      <style:text-properties fo:font-weight="normal" officeooo:rsid="01742d23" style:font-weight-asian="normal" style:font-weight-complex="normal"/>
    </style:style>
    <style:style style:name="T17" style:family="text">
      <style:text-properties officeooo:rsid="0011c299"/>
    </style:style>
    <style:style style:name="T18" style:family="text">
      <style:text-properties officeooo:rsid="00397364"/>
    </style:style>
    <style:style style:name="T19" style:family="text">
      <style:text-properties officeooo:rsid="003dca8f"/>
    </style:style>
    <style:style style:name="T2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2" style:family="text">
      <style:text-properties officeooo:rsid="0041839e"/>
    </style:style>
    <style:style style:name="T23" style:family="text">
      <style:text-properties officeooo:rsid="004278dc"/>
    </style:style>
    <style:style style:name="T24" style:family="text">
      <style:text-properties officeooo:rsid="0043c693"/>
    </style:style>
    <style:style style:name="T25" style:family="text">
      <style:text-properties officeooo:rsid="0049689b"/>
    </style:style>
    <style:style style:name="T26" style:family="text">
      <style:text-properties officeooo:rsid="005bb074"/>
    </style:style>
    <style:style style:name="T27" style:family="text">
      <style:text-properties officeooo:rsid="00625713"/>
    </style:style>
    <style:style style:name="T28" style:family="text">
      <style:text-properties officeooo:rsid="0065f9b2"/>
    </style:style>
    <style:style style:name="T29" style:family="text">
      <style:text-properties officeooo:rsid="006d3973"/>
    </style:style>
    <style:style style:name="T30" style:family="text">
      <style:text-properties officeooo:rsid="006d748c"/>
    </style:style>
    <style:style style:name="T31" style:family="text">
      <style:text-properties officeooo:rsid="0092c83e"/>
    </style:style>
    <style:style style:name="T32" style:family="text">
      <style:text-properties officeooo:rsid="0097bdf9"/>
    </style:style>
    <style:style style:name="T33" style:family="text">
      <style:text-properties officeooo:rsid="00b12f7c"/>
    </style:style>
    <style:style style:name="T34" style:family="text">
      <style:text-properties officeooo:rsid="00c408a3"/>
    </style:style>
    <style:style style:name="T35" style:family="text">
      <style:text-properties officeooo:rsid="00d18a84"/>
    </style:style>
    <style:style style:name="T36" style:family="text">
      <style:text-properties officeooo:rsid="00d2b1a0"/>
    </style:style>
    <style:style style:name="T37" style:family="text">
      <style:text-properties officeooo:rsid="00e51646"/>
    </style:style>
    <style:style style:name="T38" style:family="text">
      <style:text-properties officeooo:rsid="00e982cb"/>
    </style:style>
    <style:style style:name="T39" style:family="text">
      <style:text-properties officeooo:rsid="00f66eda"/>
    </style:style>
    <style:style style:name="T40" style:family="text">
      <style:text-properties officeooo:rsid="01009e10"/>
    </style:style>
    <style:style style:name="T41" style:family="text">
      <style:text-properties officeooo:rsid="01058ed3"/>
    </style:style>
    <style:style style:name="T42" style:family="text">
      <style:text-properties officeooo:rsid="00f0136d"/>
    </style:style>
    <style:style style:name="T43" style:family="text">
      <style:text-properties officeooo:rsid="01093483"/>
    </style:style>
    <style:style style:name="T44" style:family="text">
      <style:text-properties officeooo:rsid="010b02ee"/>
    </style:style>
    <style:style style:name="T45" style:family="text">
      <style:text-properties officeooo:rsid="010b2c9c"/>
    </style:style>
    <style:style style:name="T46" style:family="text">
      <style:text-properties officeooo:rsid="010cdb76"/>
    </style:style>
    <style:style style:name="T47" style:family="text">
      <style:text-properties officeooo:rsid="01113ef5"/>
    </style:style>
    <style:style style:name="T48" style:family="text">
      <style:text-properties officeooo:rsid="01158b77"/>
    </style:style>
    <style:style style:name="T49" style:family="text">
      <style:text-properties officeooo:rsid="01171b33"/>
    </style:style>
    <style:style style:name="T50" style:family="text">
      <style:text-properties officeooo:rsid="0119b307"/>
    </style:style>
    <style:style style:name="T51" style:family="text">
      <style:text-properties officeooo:rsid="011b04f4"/>
    </style:style>
    <style:style style:name="T52" style:family="text">
      <style:text-properties officeooo:rsid="011bf5b6"/>
    </style:style>
    <style:style style:name="T53" style:family="text">
      <style:text-properties officeooo:rsid="011ed1ca"/>
    </style:style>
    <style:style style:name="T54" style:family="text">
      <style:text-properties officeooo:rsid="01205214"/>
    </style:style>
    <style:style style:name="T55" style:family="text">
      <style:text-properties officeooo:rsid="01221d69"/>
    </style:style>
    <style:style style:name="T56" style:family="text">
      <style:text-properties officeooo:rsid="00cfc568"/>
    </style:style>
    <style:style style:name="T57" style:family="text">
      <style:text-properties officeooo:rsid="00d13c21"/>
    </style:style>
    <style:style style:name="T58" style:family="text">
      <style:text-properties officeooo:rsid="01235ea9"/>
    </style:style>
    <style:style style:name="T59" style:family="text">
      <style:text-properties officeooo:rsid="01248754"/>
    </style:style>
    <style:style style:name="T60" style:family="text">
      <style:text-properties officeooo:rsid="0124e953"/>
    </style:style>
    <style:style style:name="T61" style:family="text">
      <style:text-properties officeooo:rsid="01266fb9"/>
    </style:style>
    <style:style style:name="T62" style:family="text">
      <style:text-properties officeooo:rsid="0129c0a4"/>
    </style:style>
    <style:style style:name="T63" style:family="text">
      <style:text-properties officeooo:rsid="012a9cff"/>
    </style:style>
    <style:style style:name="T64" style:family="text">
      <style:text-properties officeooo:rsid="012c2306"/>
    </style:style>
    <style:style style:name="T65" style:family="text">
      <style:text-properties officeooo:rsid="012ce83a"/>
    </style:style>
    <style:style style:name="T66" style:family="text">
      <style:text-properties officeooo:rsid="0136121d"/>
    </style:style>
    <style:style style:name="T67" style:family="text">
      <style:text-properties officeooo:rsid="00ff6567"/>
    </style:style>
    <style:style style:name="T68" style:family="text">
      <style:text-properties officeooo:rsid="01392250"/>
    </style:style>
    <style:style style:name="T69" style:family="text">
      <style:text-properties officeooo:rsid="013b9698"/>
    </style:style>
    <style:style style:name="T70" style:family="text">
      <style:text-properties officeooo:rsid="007137e2"/>
    </style:style>
    <style:style style:name="T71" style:family="text">
      <style:text-properties officeooo:rsid="00b1c22f"/>
    </style:style>
    <style:style style:name="T72" style:family="text">
      <style:text-properties officeooo:rsid="013ec85c"/>
    </style:style>
    <style:style style:name="T73" style:family="text">
      <style:text-properties officeooo:rsid="0141778a"/>
    </style:style>
    <style:style style:name="T74" style:family="text">
      <style:text-properties officeooo:rsid="0142eef3"/>
    </style:style>
    <style:style style:name="T75" style:family="text">
      <style:text-properties officeooo:rsid="0144482a"/>
    </style:style>
    <style:style style:name="T76" style:family="text">
      <style:text-properties officeooo:rsid="00eb45d8"/>
    </style:style>
    <style:style style:name="T77" style:family="text">
      <style:text-properties officeooo:rsid="01445e7d"/>
    </style:style>
    <style:style style:name="T78" style:family="text">
      <style:text-properties officeooo:rsid="01474880"/>
    </style:style>
    <style:style style:name="T79" style:family="text">
      <style:text-properties officeooo:rsid="01490943"/>
    </style:style>
    <style:style style:name="T80" style:family="text">
      <style:text-properties officeooo:rsid="014b8495"/>
    </style:style>
    <style:style style:name="T81" style:family="text">
      <style:text-properties officeooo:rsid="00830e01"/>
    </style:style>
    <style:style style:name="T82" style:family="text">
      <style:text-properties officeooo:rsid="008c9f3d"/>
    </style:style>
    <style:style style:name="T83" style:family="text">
      <style:text-properties officeooo:rsid="014c6700"/>
    </style:style>
    <style:style style:name="T84" style:family="text">
      <style:text-properties officeooo:rsid="00949a36"/>
    </style:style>
    <style:style style:name="T85" style:family="text">
      <style:text-properties officeooo:rsid="014f64b1"/>
    </style:style>
    <style:style style:name="T86" style:family="text">
      <style:text-properties officeooo:rsid="014fd4b8"/>
    </style:style>
    <style:style style:name="T87" style:family="text">
      <style:text-properties officeooo:rsid="01529944"/>
    </style:style>
    <style:style style:name="T88" style:family="text">
      <style:text-properties officeooo:rsid="00c8a8d7"/>
    </style:style>
    <style:style style:name="T89" style:family="text">
      <style:text-properties officeooo:rsid="007761c3"/>
    </style:style>
    <style:style style:name="T90" style:family="text">
      <style:text-properties officeooo:rsid="0058a885"/>
    </style:style>
    <style:style style:name="T91" style:family="text">
      <style:text-properties officeooo:rsid="005399ce"/>
    </style:style>
    <style:style style:name="T92" style:family="text">
      <style:text-properties officeooo:rsid="009bdd19"/>
    </style:style>
    <style:style style:name="T93" style:family="text">
      <style:text-properties officeooo:rsid="015799e1"/>
    </style:style>
    <style:style style:name="T94" style:family="text">
      <style:text-properties officeooo:rsid="0054c911"/>
    </style:style>
    <style:style style:name="T95" style:family="text">
      <style:text-properties officeooo:rsid="0053a457"/>
    </style:style>
    <style:style style:name="T96" style:family="text">
      <style:text-properties officeooo:rsid="015e7309"/>
    </style:style>
    <style:style style:name="T97" style:family="text">
      <style:text-properties officeooo:rsid="015f218d"/>
    </style:style>
    <style:style style:name="T98" style:family="text">
      <style:text-properties officeooo:rsid="015f69e2"/>
    </style:style>
    <style:style style:name="T99" style:family="text">
      <style:text-properties officeooo:rsid="0160bac8"/>
    </style:style>
    <style:style style:name="T100" style:family="text">
      <style:text-properties officeooo:rsid="0050074b"/>
    </style:style>
    <style:style style:name="T101" style:family="text">
      <style:text-properties officeooo:rsid="004ef366"/>
    </style:style>
    <style:style style:name="T102" style:family="text">
      <style:text-properties officeooo:rsid="0164fd48"/>
    </style:style>
    <style:style style:name="T103" style:family="text">
      <style:text-properties officeooo:rsid="00c7461a"/>
    </style:style>
    <style:style style:name="T104" style:family="text">
      <style:text-properties officeooo:rsid="0167203d"/>
    </style:style>
    <style:style style:name="T105" style:family="text">
      <style:text-properties officeooo:rsid="00d5228e"/>
    </style:style>
    <style:style style:name="T106" style:family="text">
      <style:text-properties officeooo:rsid="00d6d5ce"/>
    </style:style>
    <style:style style:name="T107" style:family="text">
      <style:text-properties officeooo:rsid="00da97f8"/>
    </style:style>
    <style:style style:name="T108" style:family="text">
      <style:text-properties style:font-size-asian="12pt" style:font-size-complex="12pt"/>
    </style:style>
    <style:style style:name="T109" style:family="text">
      <style:text-properties officeooo:rsid="00fcf83f" style:font-size-asian="12pt" style:font-size-complex="12pt"/>
    </style:style>
    <style:style style:name="T110" style:family="text">
      <style:text-properties officeooo:rsid="016b9deb"/>
    </style:style>
    <style:style style:name="T111" style:family="text">
      <style:text-properties officeooo:rsid="0041839e" style:font-style-asian="normal" style:font-style-complex="normal"/>
    </style:style>
    <style:style style:name="T112" style:family="text">
      <style:text-properties officeooo:rsid="00e3282e"/>
    </style:style>
    <style:style style:name="T113" style:family="text">
      <style:text-properties officeooo:rsid="00dce7ba"/>
    </style:style>
    <style:style style:name="T114" style:family="text">
      <style:text-properties officeooo:rsid="01742d23"/>
    </style:style>
    <style:style style:name="T115" style:family="text">
      <style:text-properties officeooo:rsid="0174b04b"/>
    </style:style>
    <style:style style:name="T116" style:family="text">
      <style:text-properties officeooo:rsid="01765f38"/>
    </style:style>
    <style:style style:name="T117" style:family="text">
      <style:text-properties officeooo:rsid="0177d0a3"/>
    </style:style>
    <style:style style:name="T118" style:family="text">
      <style:text-properties officeooo:rsid="017a30c0"/>
    </style:style>
    <style:style style:name="T119" style:family="text">
      <style:text-properties officeooo:rsid="017c7be3"/>
    </style:style>
    <style:style style:name="T120" style:family="text">
      <style:text-properties officeooo:rsid="017cbe1b"/>
    </style:style>
    <style:style style:name="T121" style:family="text">
      <style:text-properties officeooo:rsid="017e793b"/>
    </style:style>
    <style:style style:name="T122" style:family="text">
      <style:text-properties officeooo:rsid="017fe87c"/>
    </style:style>
    <style:style style:name="T123" style:family="text">
      <style:text-properties officeooo:rsid="01832fec"/>
    </style:style>
    <style:style style:name="T124" style:family="text">
      <style:text-properties officeooo:rsid="0184b625"/>
    </style:style>
    <style:style style:name="T125" style:family="text">
      <style:text-properties officeooo:rsid="0187ee6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WebTools <text:span text:style-name="T41">REST </text:span>API <text:span text:style-name="T40">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8"><text:a xlink:type="simple" xlink:href="#__RefHeading__1149_221192023" text:style-name="Index_20_Link" text:visited-style-name="Index_20_Link">About WebTools<text:tab/>3</text:a></text:p>
          <text:p text:style-name="P339"><text:a xlink:type="simple" xlink:href="#__RefHeading___Toc2871_114428507" text:style-name="Index_20_Link" text:visited-style-name="Index_20_Link">Functions<text:tab/>3</text:a></text:p>
          <text:p text:style-name="P339"><text:a xlink:type="simple" xlink:href="#__RefHeading__1973_2070553860" text:style-name="Index_20_Link" text:visited-style-name="Index_20_Link">Known Issues<text:tab/>3</text:a></text:p>
          <text:p text:style-name="P338"><text:a xlink:type="simple" xlink:href="#__RefHeading__131_1252382565" text:style-name="Index_20_Link" text:visited-style-name="Index_20_Link">About the API<text:tab/>4</text:a></text:p>
          <text:p text:style-name="P338"><text:a xlink:type="simple" xlink:href="#__RefHeading__133_1252382565" text:style-name="Index_20_Link" text:visited-style-name="Index_20_Link">Credits<text:tab/>5</text:a></text:p>
          <text:p text:style-name="P338"><text:a xlink:type="simple" xlink:href="#__RefHeading__135_1252382565" text:style-name="Index_20_Link" text:visited-style-name="Index_20_Link">License<text:tab/>6</text:a></text:p>
          <text:p text:style-name="P338"><text:a xlink:type="simple" xlink:href="#__RefHeading__107_1252382565" text:style-name="Index_20_Link" text:visited-style-name="Index_20_Link">Preword<text:tab/>7</text:a></text:p>
          <text:p text:style-name="P338"><text:a xlink:type="simple" xlink:href="#__RefHeading__129_1252382565" text:style-name="Index_20_Link" text:visited-style-name="Index_20_Link">Storage<text:tab/>8</text:a></text:p>
          <text:p text:style-name="P338"><text:a xlink:type="simple" xlink:href="#__RefHeading__2296_917900238" text:style-name="Index_20_Link" text:visited-style-name="Index_20_Link">Debug<text:tab/>9</text:a></text:p>
          <text:p text:style-name="P338"><text:a xlink:type="simple" xlink:href="#__RefHeading__137_1252382565" text:style-name="Index_20_Link" text:visited-style-name="Index_20_Link">API Usage<text:tab/>10</text:a></text:p>
          <text:p text:style-name="P339"><text:a xlink:type="simple" xlink:href="#__RefHeading__105_1252382565" text:style-name="Index_20_Link" text:visited-style-name="Index_20_Link">Get the Secret Info<text:tab/>10</text:a></text:p>
          <text:p text:style-name="P339"><text:a xlink:type="simple" xlink:href="#__RefHeading__1140_221192023" text:style-name="Index_20_Link" text:visited-style-name="Index_20_Link">Authentication<text:tab/>10</text:a></text:p>
          <text:p text:style-name="P340"><text:a xlink:type="simple" xlink:href="#__RefHeading__1142_221192023" text:style-name="Index_20_Link" text:visited-style-name="Index_20_Link">Local authentication<text:tab/>11</text:a></text:p>
          <text:p text:style-name="P340"><text:a xlink:type="simple" xlink:href="#__RefHeading__1144_221192023" text:style-name="Index_20_Link" text:visited-style-name="Index_20_Link">PlexTV authentication<text:tab/>11</text:a></text:p>
          <text:p text:style-name="P340"><text:a xlink:type="simple" xlink:href="#__RefHeading__1376_360856256" text:style-name="Index_20_Link" text:visited-style-name="Index_20_Link">Logout<text:tab/>11</text:a></text:p>
          <text:p text:style-name="P339"><text:a xlink:type="simple" xlink:href="#__RefHeading___Toc3480_2093512064" text:style-name="Index_20_Link" text:visited-style-name="Index_20_Link">PlayList Module<text:tab/>12</text:a></text:p>
          <text:p text:style-name="P340"><text:a xlink:type="simple" xlink:href="#__RefHeading___Toc3482_2093512064" text:style-name="Index_20_Link" text:visited-style-name="Index_20_Link">List<text:tab/>12</text:a></text:p>
          <text:p text:style-name="P340"><text:a xlink:type="simple" xlink:href="#__RefHeading___Toc3540_34690773" text:style-name="Index_20_Link" text:visited-style-name="Index_20_Link">Delete<text:tab/>12</text:a></text:p>
          <text:p text:style-name="P339"><text:a xlink:type="simple" xlink:href="#__RefHeading___Toc6260_1879030306" text:style-name="Index_20_Link" text:visited-style-name="Index_20_Link">WT Module<text:tab/>13</text:a></text:p>
          <text:p text:style-name="P340"><text:a xlink:type="simple" xlink:href="#__RefHeading___Toc2893_1866656145" text:style-name="Index_20_Link" text:visited-style-name="Index_20_Link">getCSS<text:tab/>13</text:a></text:p>
          <text:p text:style-name="P340"><text:a xlink:type="simple" xlink:href="#__RefHeading___Toc3349_1718128708" text:style-name="Index_20_Link" text:visited-style-name="Index_20_Link">getUsers<text:tab/>13</text:a></text:p>
          <text:p text:style-name="P340"><text:a xlink:type="simple" xlink:href="#__RefHeading___Toc2939_1803620939" text:style-name="Index_20_Link" text:visited-style-name="Index_20_Link">reset<text:tab/>14</text:a></text:p>
          <text:p text:style-name="P339"><text:a xlink:type="simple" xlink:href="#__RefHeading___Toc6275_1879030306" text:style-name="Index_20_Link" text:visited-style-name="Index_20_Link">Logs Module<text:tab/>15</text:a></text:p>
          <text:p text:style-name="P340"><text:a xlink:type="simple" xlink:href="#__RefHeading__1243_372334599" text:style-name="Index_20_Link" text:visited-style-name="Index_20_Link">Listing<text:tab/>15</text:a></text:p>
          <text:p text:style-name="P340"><text:a xlink:type="simple" xlink:href="#__RefHeading__1245_372334599" text:style-name="Index_20_Link" text:visited-style-name="Index_20_Link">Show<text:tab/>15</text:a></text:p>
          <text:p text:style-name="P340"><text:a xlink:type="simple" xlink:href="#__RefHeading__1247_372334599" text:style-name="Index_20_Link" text:visited-style-name="Index_20_Link">Download<text:tab/>16</text:a></text:p>
          <text:p text:style-name="P340"><text:a xlink:type="simple" xlink:href="#__RefHeading__1249_372334599" text:style-name="Index_20_Link" text:visited-style-name="Index_20_Link">Download entire log directory as a zip<text:tab/>16</text:a></text:p>
          <text:p text:style-name="P340"><text:a xlink:type="simple" xlink:href="#__RefHeading__3155_2138859710" text:style-name="Index_20_Link" text:visited-style-name="Index_20_Link">Entry<text:tab/>16</text:a></text:p>
          <text:p text:style-name="P339"><text:a xlink:type="simple" xlink:href="#__RefHeading___Toc4073_754688734" text:style-name="Index_20_Link" text:visited-style-name="Index_20_Link">Settings Module<text:tab/>17</text:a></text:p>
          <text:p text:style-name="P340"><text:a xlink:type="simple" xlink:href="#__RefHeading__1847_1969542338" text:style-name="Index_20_Link" text:visited-style-name="Index_20_Link">getSettings<text:tab/>17</text:a></text:p>
          <text:p text:style-name="P340"><text:a xlink:type="simple" xlink:href="#__RefHeading__1849_1969542338" text:style-name="Index_20_Link" text:visited-style-name="Index_20_Link">setSetting<text:tab/>17</text:a></text:p>
          <text:p text:style-name="P340"><text:a xlink:type="simple" xlink:href="#__RefHeading__1966_1323427390" text:style-name="Index_20_Link" text:visited-style-name="Index_20_Link">Change Password<text:tab/>18</text:a></text:p>
          <text:p text:style-name="P339"><text:a xlink:type="simple" xlink:href="#__RefHeading___Toc4058_754688734" text:style-name="Index_20_Link" text:visited-style-name="Index_20_Link">Language Module<text:tab/>19</text:a></text:p>
          <text:p text:style-name="P340"><text:a xlink:type="simple" xlink:href="#__RefHeading___Toc2341_2133117721" text:style-name="Index_20_Link" text:visited-style-name="Index_20_Link">getCountryCodes<text:tab/>19</text:a></text:p>
          <text:p text:style-name="P340"><text:a xlink:type="simple" xlink:href="#__RefHeading___Toc2343_2133117721" text:style-name="Index_20_Link" text:visited-style-name="Index_20_Link">getMatch<text:tab/>19</text:a></text:p>
          <text:p text:style-name="P340"><text:a xlink:type="simple" xlink:href="#__RefHeading___Toc2345_2133117721" text:style-name="Index_20_Link" text:visited-style-name="Index_20_Link">getLangCodeList<text:tab/>20</text:a></text:p>
          <text:p text:style-name="P340"><text:a xlink:type="simple" xlink:href="#__RefHeading___Toc2349_2133117721" text:style-name="Index_20_Link" text:visited-style-name="Index_20_Link">getCodeLangList<text:tab/>21</text:a></text:p>
          <text:p text:style-name="P340"><text:a xlink:type="simple" xlink:href="#__RefHeading___Toc2466_1859005996" text:style-name="Index_20_Link" text:visited-style-name="Index_20_Link">getLangCode3List<text:tab/>22</text:a></text:p>
          <text:p text:style-name="P340"><text:a xlink:type="simple" xlink:href="#__RefHeading___Toc2468_1859005996" text:style-name="Index_20_Link" text:visited-style-name="Index_20_Link">get3CodeLangList<text:tab/>23</text:a></text:p>
          <text:p text:style-name="P339"><text:a xlink:type="simple" xlink:href="#__RefHeading__1760_1533813955" text:style-name="Index_20_Link" text:visited-style-name="Index_20_Link">PMS Module<text:tab/>24</text:a></text:p>
          <text:p text:style-name="P340"><text:a xlink:type="simple" xlink:href="#__RefHeading___Toc2959_2022608021" text:style-name="Index_20_Link" text:visited-style-name="Index_20_Link">search<text:tab/>24</text:a></text:p>
          <text:p text:style-name="P340"><text:soft-page-break/><text:a xlink:type="simple" xlink:href="#__RefHeading___Toc6249_1879030306" text:style-name="Index_20_Link" text:visited-style-name="Index_20_Link">uploadFile<text:tab/>24</text:a></text:p>
          <text:p text:style-name="P340"><text:a xlink:type="simple" xlink:href="#__RefHeading___Toc6253_1879030306" text:style-name="Index_20_Link" text:visited-style-name="Index_20_Link">getAllBundleInfo<text:tab/>25</text:a></text:p>
          <text:p text:style-name="P340"><text:a xlink:type="simple" xlink:href="#__RefHeading___Toc4085_754688734" text:style-name="Index_20_Link" text:visited-style-name="Index_20_Link">getSectionsList<text:tab/>26</text:a></text:p>
          <text:p text:style-name="P340"><text:a xlink:type="simple" xlink:href="#__RefHeading___Toc4089_754688734" text:style-name="Index_20_Link" text:visited-style-name="Index_20_Link">getSectionSize<text:tab/>26</text:a></text:p>
          <text:p text:style-name="P340"><text:a xlink:type="simple" xlink:href="#__RefHeading___Toc4093_754688734" text:style-name="Index_20_Link" text:visited-style-name="Index_20_Link">getSectionLetterList<text:tab/>27</text:a></text:p>
          <text:p text:style-name="P340"><text:a xlink:type="simple" xlink:href="#__RefHeading___Toc4097_754688734" text:style-name="Index_20_Link" text:visited-style-name="Index_20_Link">getSection<text:tab/>28</text:a></text:p>
          <text:p text:style-name="P340"><text:a xlink:type="simple" xlink:href="#__RefHeading___Toc4102_754688734" text:style-name="Index_20_Link" text:visited-style-name="Index_20_Link">getSectionByLetter<text:tab/>29</text:a></text:p>
          <text:p text:style-name="P340"><text:a xlink:type="simple" xlink:href="#__RefHeading___Toc4108_754688734" text:style-name="Index_20_Link" text:visited-style-name="Index_20_Link">getSubtitles<text:tab/>29</text:a></text:p>
          <text:p text:style-name="P340"><text:a xlink:type="simple" xlink:href="#__RefHeading___Toc4112_754688734" text:style-name="Index_20_Link" text:visited-style-name="Index_20_Link">getParts<text:tab/>30</text:a></text:p>
          <text:p text:style-name="P340"><text:a xlink:type="simple" xlink:href="#__RefHeading___Toc4115_754688734" text:style-name="Index_20_Link" text:visited-style-name="Index_20_Link">showSubtitle<text:tab/>31</text:a></text:p>
          <text:p text:style-name="P340"><text:a xlink:type="simple" xlink:href="#__RefHeading___Toc6315_645251985" text:style-name="Index_20_Link" text:visited-style-name="Index_20_Link">Download Subtitle<text:tab/>31</text:a></text:p>
          <text:p text:style-name="P340"><text:a xlink:type="simple" xlink:href="#__RefHeading___Toc4118_754688734" text:style-name="Index_20_Link" text:visited-style-name="Index_20_Link">delBundle<text:tab/>31</text:a></text:p>
          <text:p text:style-name="P340"><text:a xlink:type="simple" xlink:href="#__RefHeading___Toc4122_754688734" text:style-name="Index_20_Link" text:visited-style-name="Index_20_Link">TV-Show Size<text:tab/>32</text:a></text:p>
          <text:p text:style-name="P340"><text:a xlink:type="simple" xlink:href="#__RefHeading___Toc4126_754688734" text:style-name="Index_20_Link" text:visited-style-name="Index_20_Link">TV-Shows Seasons<text:tab/>32</text:a></text:p>
          <text:p text:style-name="P340"><text:a xlink:type="simple" xlink:href="#__RefHeading___Toc4130_754688734" text:style-name="Index_20_Link" text:visited-style-name="Index_20_Link">TV-Shows Season<text:tab/>33</text:a></text:p>
          <text:p text:style-name="P340"><text:a xlink:type="simple" xlink:href="#__RefHeading___Toc4134_754688734" text:style-name="Index_20_Link" text:visited-style-name="Index_20_Link">TV-Show Contents<text:tab/>34</text:a></text:p>
          <text:p text:style-name="P340"><text:a xlink:type="simple" xlink:href="#__RefHeading___Toc4139_754688734" text:style-name="Index_20_Link" text:visited-style-name="Index_20_Link">Delete Subtitle<text:tab/>35</text:a></text:p>
          <text:p text:style-name="P339"><text:a xlink:type="simple" xlink:href="#__RefHeading___Toc5272_270343148" text:style-name="Index_20_Link" text:visited-style-name="Index_20_Link">Git module<text:tab/>36</text:a></text:p>
          <text:p text:style-name="P340"><text:a xlink:type="simple" xlink:href="#__RefHeading___Toc5274_270343148" text:style-name="Index_20_Link" text:visited-style-name="Index_20_Link">List<text:tab/>36</text:a></text:p>
          <text:p text:style-name="P340"><text:a xlink:type="simple" xlink:href="#__RefHeading___Toc5278_270343148" text:style-name="Index_20_Link" text:visited-style-name="Index_20_Link">getReleaseInfo<text:tab/>37</text:a></text:p>
          <text:p text:style-name="P340"><text:a xlink:type="simple" xlink:href="#__RefHeading___Toc5281_270343148" text:style-name="Index_20_Link" text:visited-style-name="Index_20_Link">uasTypes<text:tab/>38</text:a></text:p>
          <text:p text:style-name="P340"><text:a xlink:type="simple" xlink:href="#__RefHeading___Toc5284_270343148" text:style-name="Index_20_Link" text:visited-style-name="Index_20_Link">getListofBundles<text:tab/>40</text:a></text:p>
          <text:p text:style-name="P340"><text:a xlink:type="simple" xlink:href="#__RefHeading___Toc5289_270343148" text:style-name="Index_20_Link" text:visited-style-name="Index_20_Link">getLastUpdateTime<text:tab/>40</text:a></text:p>
          <text:p text:style-name="P340"><text:a xlink:type="simple" xlink:href="#__RefHeading___Toc5292_270343148" text:style-name="Index_20_Link" text:visited-style-name="Index_20_Link">getUpdateList<text:tab/>41</text:a></text:p>
          <text:p text:style-name="P340"><text:a xlink:type="simple" xlink:href="#__RefHeading___Toc18724_270343148" text:style-name="Index_20_Link" text:visited-style-name="Index_20_Link">updateUASCache<text:tab/>42</text:a></text:p>
          <text:p text:style-name="P340"><text:a xlink:type="simple" xlink:href="#__RefHeading___Toc18727_270343148" text:style-name="Index_20_Link" text:visited-style-name="Index_20_Link">Migrate<text:tab/>42</text:a></text:p>
          <text:p text:style-name="P340"><text:a xlink:type="simple" xlink:href="#__RefHeading___Toc18732_270343148" text:style-name="Index_20_Link" text:visited-style-name="Index_20_Link">Install/Update<text:tab/>43</text:a></text:p>
          <text:p text:style-name="P340"><text:a xlink:type="simple" xlink:href="#__RefHeading___Toc18935_270343148" text:style-name="Index_20_Link" text:visited-style-name="Index_20_Link">WTUpgrade<text:tab/>43</text:a></text:p>
          <text:p text:style-name="P339"><text:a xlink:type="simple" xlink:href="#__RefHeading___Toc18940_270343148" text:style-name="Index_20_Link" text:visited-style-name="Index_20_Link">findMedia Module<text:tab/>45</text:a></text:p>
          <text:p text:style-name="P340"><text:a xlink:type="simple" xlink:href="#__RefHeading___Toc18943_270343148" text:style-name="Index_20_Link" text:visited-style-name="Index_20_Link">getSectionsList<text:tab/>46</text:a></text:p>
          <text:p text:style-name="P340"><text:a xlink:type="simple" xlink:href="#__RefHeading___Toc6203_645251985" text:style-name="Index_20_Link" text:visited-style-name="Index_20_Link">getSettings<text:tab/>47</text:a></text:p>
          <text:p text:style-name="P340"><text:a xlink:type="simple" xlink:href="#__RefHeading___Toc6205_645251985" text:style-name="Index_20_Link" text:visited-style-name="Index_20_Link">setSettings<text:tab/>47</text:a></text:p>
          <text:p text:style-name="P340"><text:a xlink:type="simple" xlink:href="#__RefHeading___Toc18946_270343148" text:style-name="Index_20_Link" text:visited-style-name="Index_20_Link">resetSettings<text:tab/>47</text:a></text:p>
          <text:p text:style-name="P340"><text:a xlink:type="simple" xlink:href="#__RefHeading___Toc6190_645251985" text:style-name="Index_20_Link" text:visited-style-name="Index_20_Link">getStatus<text:tab/>48</text:a></text:p>
          <text:p text:style-name="P340"><text:a xlink:type="simple" xlink:href="#__RefHeading___Toc6193_645251985" text:style-name="Index_20_Link" text:visited-style-name="Index_20_Link">getResult<text:tab/>48</text:a></text:p>
          <text:p text:style-name="P340"><text:a xlink:type="simple" xlink:href="#__RefHeading___Toc6196_645251985" text:style-name="Index_20_Link" text:visited-style-name="Index_20_Link">Abort<text:tab/>48</text:a></text:p>
          <text:p text:style-name="P340"><text:a xlink:type="simple" xlink:href="#__RefHeading___Toc6200_645251985" text:style-name="Index_20_Link" text:visited-style-name="Index_20_Link">scanSection<text:tab/>49</text:a></text:p>
        </text:index-body>
      </text:table-of-content>
      <text:p text:style-name="P1"/>
      <text:h text:style-name="P255" text:outline-level="1"/>
      <text:h text:style-name="P260"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4772810422062225604" text:style-name="L1">
        <text:list-item>
          <text:p text:style-name="P235">Logs</text:p>
          <text:list>
            <text:list-item>
              <text:p text:style-name="P235">This module allows management and downloads of log files</text:p>
            </text:list-item>
          </text:list>
        </text:list-item>
        <text:list-item>
          <text:p text:style-name="P235">Subtitles</text:p>
          <text:list>
            <text:list-item>
              <text:p text:style-name="P235">Subtitles can be manipulated via the combo of the PMS and the Language module</text:p>
            </text:list-item>
          </text:list>
        </text:list-item>
        <text:list-item>
          <text:p text:style-name="P235">UAS2</text:p>
          <text:list>
            <text:list-item>
              <text:p text:style-name="P235">UAS2 is mostly handled by the GIT module</text:p>
            </text:list-item>
          </text:list>
        </text:list-item>
        <text:list-item>
          <text:p text:style-name="P235">FindMedia</text:p>
          <text:list>
            <text:list-item>
              <text:p text:style-name="P235">FindMedia function is handled by the combo of FindMedia and PMS modules</text:p>
            </text:list-item>
          </text:list>
        </text:list-item>
        <text:list-item>
          <text:p text:style-name="P236">JsonExport</text:p>
          <text:list>
            <text:list-item>
              <text:p text:style-name="P236">JsonExport will export media info into a json file located right next to the media</text:p>
            </text:list-item>
            <text:list-item>
              <text:p text:style-name="P236">Selected Fan-Art and Poster will also be extracted, and put next to the media</text:p>
            </text:list-item>
          </text:list>
        </text:list-item>
      </text:list>
      <text:h text:style-name="P326"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5">on some platforms</text:span>, and <text:span text:style-name="T35">the</text:span> PMS restart is sadly needed.</text:p>
      <text:p text:style-name="P18">Settings will however be saved, <text:span text:style-name="T35">and work after that.</text:span></text:p>
      <text:h text:style-name="P256" text:outline-level="1"/>
      <text:h text:style-name="P261" text:outline-level="1"><text:bookmark-start text:name="__RefHeading__131_1252382565"/>About <text:span text:style-name="T24">the API</text:span><text:bookmark-end text:name="__RefHeading__131_1252382565"/></text:h>
      <text:p text:style-name="P8">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2">3.2</text:span> and onwards</text:p>
      <text:h text:style-name="P256" text:outline-level="1"/>
      <text:h text:style-name="P261" text:outline-level="1"><text:bookmark-start text:name="__RefHeading__133_1252382565"/>Credits<text:bookmark-end text:name="__RefHeading__133_1252382565"/></text:h>
      <text:p text:style-name="P8">WebTools.bundle was made by the following Plex community members:</text:p>
      <text:list xml:id="list1630598087703977298" text:style-name="L2">
        <text:list-item>
          <text:p text:style-name="P237">Dagalufth <text:span text:style-name="T31">(Frontend)</text:span></text:p>
        </text:list-item>
        <text:list-item>
          <text:p text:style-name="P238">omc1000 (Frontend)</text:p>
        </text:list-item>
        <text:list-item>
          <text:p text:style-name="P248">dane22 <text:span text:style-name="T31">(Backend)</text:span></text:p>
        </text:list-item>
        <text:list-item>
          <text:p text:style-name="P246">mikedm139 on GitHub (The original author of UAS)</text:p>
        </text:list-item>
        <text:list-item>
          <text:p text:style-name="P247"><text:span text:style-name="T108">trumpy81 </text:span><text:span text:style-name="T109">for providing custom CSS files, as well as the author of the helpfile</text:span></text:p>
        </text:list-item>
      </text:list>
      <text:h text:style-name="P256" text:outline-level="1"/>
      <text:h text:style-name="P261" text:outline-level="1"><text:bookmark-start text:name="__RefHeading__135_1252382565"/>License<text:bookmark-end text:name="__RefHeading__135_1252382565"/></text:h>
      <text:p text:style-name="P8">The WebTools bundle is provided as is, and everybody is granted the rights to use it as is, both commercial and personal, with the following restrictions:</text:p>
      <text:list xml:id="list1347106278785618118" text:style-name="L3">
        <text:list-item>
          <text:p text:style-name="P249">If any part of this bundle is used any where else, then a reference to this must be made visible within a license document</text:p>
        </text:list-item>
        <text:list-item>
          <text:p text:style-name="P249">If any update/improvement is made to the API within, then a Pull Request <text:span text:style-name="T1">MUST</text:span><text:span text:style-name="T8"> be made towards the GIT of WebTools.bundle, </text:span><text:span text:style-name="T9">and this document </text:span><text:span text:style-name="T2">MUST</text:span><text:span text:style-name="T9"> be updated as well.</text:span></text:p>
        </text:list-item>
        <text:list-item>
          <text:p text:style-name="P249"><text:span text:style-name="T8">Any updates to this document. </text:span><text:span text:style-name="T1">MUST</text:span><text:span text:style-name="T8"> be issued as a Pull Request against GIT of WebTools.bundle</text:span></text:p>
        </text:list-item>
        <text:list-item>
          <text:p text:style-name="P249"><text:span text:style-name="T8">Th</text:span><text:span text:style-name="T9">is</text:span><text:span text:style-name="T8"> document must </text:span><text:span text:style-name="T1">always</text:span><text:span text:style-name="T8"> remain in odt format, and must always follow the bundle!</text:span></text:p>
        </text:list-item>
      </text:list>
      <text:h text:style-name="P257" text:outline-level="1"/>
      <text:h text:style-name="P262" text:outline-level="1"><text:bookmark-start text:name="__RefHeading__107_1252382565"/>Preword<text:bookmark-end text:name="__RefHeading__107_1252382565"/></text:h>
      <text:p text:style-name="P7">It's important when coding against the WebTools API to always check the return code!</text:p>
      <text:h text:style-name="P254" text:outline-level="1"/>
      <text:h text:style-name="P259" text:outline-level="1"><text:bookmark-start text:name="__RefHeading__129_1252382565"/>Storage<text:bookmark-end text:name="__RefHeading__129_1252382565"/></text:h>
      <text:p text:style-name="P141">All settings are stored within Plex, in the framework dict, so if there's a need to start all over, then remember to delete the file named: “<text:span text:style-name="T17">Library/Plex Media Server/Plug-in Support/Data/com.plexapp.plugins.WebTools/Dict”</text:span></text:p>
      <text:p text:style-name="P142">Configured ports for the WebServer is stored in the file named “<text:span text:style-name="T17">Library/Plex Media Server/Plug-in Support/</text:span>Preferences/com.plexapp.plugins.WebTools.xml”</text:p>
      <text:p text:style-name="P142">If above file is deleted, PMS will recreate it with it's defaults</text:p>
      <text:p text:style-name="P142">UAS Repo is in V3 also stored in the framework, in the directory named: “ <text:span text:style-name="T17">Library/Plex Media Server/Plug-in Support/</text:span>Data/com.plexapp.plugins.WebTools/DataItems”</text:p>
      <text:p text:style-name="P142"/>
      <text:h text:style-name="P258" text:outline-level="1"/>
      <text:h text:style-name="P263" text:outline-level="1"><text:bookmark-start text:name="__RefHeading__2296_917900238"/>Debug<text:bookmark-end text:name="__RefHeading__2296_917900238"/></text:h>
      <text:p text:style-name="P19">If a file named “debug” exist in the WebTools.bundle <text:span text:style-name="T36">root </text:span>directory, authentication <text:span text:style-name="T39">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6">The title shown on the GUI will reflect, that we are in debug mode, as well as this will be logged in the WebTools log file.</text:p>
      <text:p text:style-name="P27">We also have a way to override the defaults for where the UAS Repo is located, as well as which branch.</text:p>
      <text:p text:style-name="P25">Debug file is also a json file, that could look like the following:</text:p>
      <table:table table:name="Table121" table:style-name="Table121">
        <table:table-column table:style-name="Table121.A"/>
        <table:table-row>
          <table:table-cell table:style-name="Table121.A1" office:value-type="string">
            <text:p text:style-name="P149">{</text:p>
            <text:p text:style-name="P149"><text:tab/>"WT_AUTH": false, </text:p>
            <text:p text:style-name="P149"><text:tab/>"UAS_Repo": "https://github.com/ukdtom/UAS2Res", </text:p>
            <text:p text:style-name="P150"><text:tab/>"UAS_RepoBranch" : "test",</text:p>
            <text:p text:style-name="P232"><text:tab/>"JSONTIMESTAMP" : 1006578111</text:p>
            <text:p text:style-name="P149">}</text:p>
          </table:table-cell>
        </table:table-row>
      </table:table>
      <text:p text:style-name="P25"/>
      <text:p text:style-name="P25">Above would override the UAS repo url and the branch used, <text:span text:style-name="T39">as well as indicate, if auth is enabled or not. And JSONExport module would use above Unix TimeStamp</text:span></text:p>
      <text:h text:style-name="P264" text:outline-level="1"><text:bookmark-start text:name="__RefHeading__137_1252382565"/>API <text:span text:style-name="T38">Usage</text:span><text:bookmark-end text:name="__RefHeading__137_1252382565"/></text:h>
      <text:h text:style-name="Heading_20_2" text:outline-level="2"><text:bookmark-start text:name="__RefHeading__105_1252382565"/>Get the Secret <text:span text:style-name="T23">Info</text:span><text:bookmark-end text:name="__RefHeading__105_1252382565"/></text:h>
      <text:p text:style-name="P12">When programming against the WebTools REST API, one must remember to first of all grap the secret<text:span text:style-name="T22">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1">something like </text:span>the following:</text:p>
      <table:table table:name="Table11" table:style-name="Table11">
        <table:table-column table:style-name="Table11.A"/>
        <table:table-row>
          <table:table-cell table:style-name="Table11.A1" office:value-type="string">
            <text:p text:style-name="P5">{"PlexTVOnline": false, "version": "0.0.0.16", "PasswordSet": true, <text:span text:style-name="T110"><text:s text:c="2"/>"wt_csstheme": "WhiteBlue.css"</text:span>}</text:p>
          </table:table-cell>
        </table:table-row>
      </table:table>
      <text:p text:style-name="P6"/>
      <text:list xml:id="list7176468050723981424" text:style-name="L4">
        <text:list-item>
          <text:p text:style-name="P239">PlexTVOnline : The PlexTVOnline is a boolean, that indicates if the PMS is signed in to plex.tv. (If so, then we need to auth. <text:span text:style-name="T98">t</text:span>owards it with a user/pwd)</text:p>
        </text:list-item>
        <text:list-item>
          <text:p text:style-name="P240">version: <text:s/><text:span text:style-name="T111">The version is the version number of this plug-in</text:span></text:p>
        </text:list-item>
        <text:list-item>
          <text:p text:style-name="P241"><text:span text:style-name="T111">PasswordSet: </text:span>The PasswordSet is a boolean, that reflects if a <text:span text:style-name="T31">local </text:span>password is set or not. <text:span text:style-name="T31">(Used when the PMS is not authenticated towards plex.tv)</text:span></text:p>
        </text:list-item>
        <text:list-item>
          <text:p text:style-name="P243">wt_csstheme: The selected scheme to use for WT</text:p>
        </text:list-item>
      </text:list>
      <text:h text:style-name="P327" text:outline-level="2"><text:bookmark-start text:name="__RefHeading__1140_221192023"/>Authentication<text:bookmark-end text:name="__RefHeading__1140_221192023"/></text:h>
      <text:p text:style-name="P2">When the <text:span text:style-name="T19">user is accessing the front-end, the user will be redirected to the login.html pag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46">/<text:span text:style-name="T34">login?user=&lt;MyLoginID&gt;&amp;pwd=&lt;mySecretPassword&gt;</text:span></text:p>
          </table:table-cell>
        </table:table-row>
      </table:table>
      <text:p text:style-name="P4"/>
      <text:p text:style-name="P4">Or it can be a Basic authentication header.</text:p>
      <text:p text:style-name="P4">If authentication towards the backend is done from another channel, then we <text:span text:style-name="T1">strongly</text:span> recommend <text:soft-page-break/>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19">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10"><text:span text:style-name="T20">The TTL for this cookie is </text:span><text:span text:style-name="T21">as long as the session lives</text:span></text:p>
      <text:h text:style-name="P265"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2">server </text:span>owner, we'll return 403</text:p>
      <text:p text:style-name="P17">If authentication is okay, but the server is not registered @ plex.tv, we return 404 </text:p>
      <text:p text:style-name="P10">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2">The TTL for this cookie is <text:span text:style-name="T18">as long as the session lives</text:span></text:p>
      <text:h text:style-name="P266"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45">/logout</text:p>
          </table:table-cell>
        </table:table-row>
      </table:table>
      <text:p text:style-name="P123"><text:bookmark-start text:name="__RefHeading__587_841205411"/><text:bookmark-end text:name="__RefHeading__587_841205411"/></text:p>
      <text:h text:style-name="P267" text:outline-level="3"/>
      <text:p text:style-name="P9"/>
      <text:h text:style-name="P328" text:outline-level="2"/>
      <text:h text:style-name="P330" text:outline-level="2"><text:bookmark-start text:name="__RefHeading___Toc3480_2093512064"/>PlayList Module<text:bookmark-end text:name="__RefHeading___Toc3480_2093512064"/></text:h>
      <text:p text:style-name="P139">This module allows access to playlists</text:p>
      <text:h text:style-name="Heading_20_3" text:outline-level="3"><text:bookmark-start text:name="__RefHeading___Toc3482_2093512064"/>List<text:bookmark-end text:name="__RefHeading___Toc3482_2093512064"/></text:h>
      <text:p text:style-name="P139">List will return a json of defined playlists <text:span text:style-name="T125">for either the owner, or a specified user</text:span></text:p>
      <text:p text:style-name="P142">Issue a GET like:</text:p>
      <table:table table:name="Table127" table:style-name="Table127">
        <table:table-column table:style-name="Table127.A"/>
        <table:table-row>
          <table:table-cell table:style-name="Table127.A1" office:value-type="string">
            <text:p text:style-name="P234">/api/v3/playlists/List<text:span text:style-name="T1">[/user/5063154]</text:span></text:p>
          </table:table-cell>
        </table:table-row>
      </table:table>
      <text:p text:style-name="P142"/>
      <text:p text:style-name="P142">Optional /user/&lt;UserID&gt; can be fetched from WT module method “getUsers”</text:p>
      <text:p text:style-name="P143">If user option is used, you must be authenticated towards plex.tv</text:p>
      <text:p text:style-name="P142">Above call would return something like:</text:p>
      <table:table table:name="Table128" table:style-name="Table128">
        <table:table-column table:style-name="Table128.A"/>
        <table:table-row>
          <table:table-cell table:style-name="Table128.A1" office:value-type="string">
            <text:p text:style-name="P234">{</text:p>
            <text:p text:style-name="P234"><text:s text:c="4"/>"21473": {</text:p>
            <text:p text:style-name="P234"><text:s text:c="8"/>"summary": "",</text:p>
            <text:p text:style-name="P234"><text:s text:c="8"/>"playlistType": "video",</text:p>
            <text:p text:style-name="P234"><text:s text:c="8"/>"smart": "0",</text:p>
            <text:p text:style-name="P234"><text:s text:c="8"/>"title": "NuggaListe"</text:p>
            <text:p text:style-name="P234"><text:s text:c="4"/>}</text:p>
            <text:p text:style-name="P234">}</text:p>
          </table:table-cell>
        </table:table-row>
      </table:table>
      <text:p text:style-name="P142"/>
      <text:h text:style-name="P315" text:outline-level="3"><text:bookmark-start text:name="__RefHeading___Toc3540_34690773"/>Delete<text:bookmark-end text:name="__RefHeading___Toc3540_34690773"/></text:h>
      <text:p text:style-name="P253">Delete will delete a playlist name by a key from the list method, either for the owner, or for a user specified with a key from wt.getUsers method.</text:p>
      <text:p text:style-name="P253">Issue a DELETE like:</text:p>
      <table:table table:name="Table129" table:style-name="Table129">
        <table:table-column table:style-name="Table129.A"/>
        <table:table-row>
          <table:table-cell table:style-name="Table129.A1" office:value-type="string">
            <text:p text:style-name="P341">/api/v3/playlists/Delete/key/21475<text:span text:style-name="T1">[/user/5063153]</text:span></text:p>
          </table:table-cell>
        </table:table-row>
      </table:table>
      <text:p text:style-name="P253"/>
      <text:p text:style-name="P139"/>
      <text:p text:style-name="P140"/>
      <text:h text:style-name="P328" text:outline-level="2"/>
      <text:h text:style-name="P331" text:outline-level="2"><text:bookmark-start text:name="__RefHeading___Toc6260_1879030306"/><text:span text:style-name="T102">WT</text:span> Module<text:bookmark-end text:name="__RefHeading___Toc6260_1879030306"/></text:h>
      <text:p text:style-name="P52">This module contains basic functions to support WebTools</text:p>
      <text:h text:style-name="P268" text:outline-level="3"><text:bookmark-start text:name="__RefHeading___Toc2893_1866656145"/>getCSS<text:bookmark-end text:name="__RefHeading___Toc2893_1866656145"/></text:h>
      <text:p text:style-name="P53"/>
      <text:p text:style-name="P52">getCSS function will return a json array of the filenames contained in http/custom_themes with the ext. .css</text:p>
      <text:p text:style-name="P52">Issue a <text:span text:style-name="T44">GET</text:span> like:</text:p>
      <table:table table:name="Table116" table:style-name="Table116">
        <table:table-column table:style-name="Table116.A"/>
        <table:table-row>
          <table:table-cell table:style-name="Table116.A1" office:value-type="string">
            <text:p text:style-name="P153">/<text:span text:style-name="T44">api/v3/</text:span>wt/getCSS</text:p>
          </table:table-cell>
        </table:table-row>
      </table:table>
      <text:p text:style-name="P52"/>
      <text:p text:style-name="P52">Above would return something 200 and output like:</text:p>
      <table:table table:name="Table117" table:style-name="Table117">
        <table:table-column table:style-name="Table117.A"/>
        <table:table-row>
          <table:table-cell table:style-name="Table117.A1" office:value-type="string">
            <text:p text:style-name="P153">[</text:p>
            <text:p text:style-name="P153"><text:s text:c="4"/>"custom.css",</text:p>
            <text:p text:style-name="P153"><text:s text:c="4"/>"bootstrap.min.css"</text:p>
            <text:p text:style-name="P153">]</text:p>
          </table:table-cell>
        </table:table-row>
      </table:table>
      <text:p text:style-name="P52"/>
      <text:p text:style-name="P52">If nothing is found, we return 204 instead, without a body</text:p>
      <text:h text:style-name="P269" text:outline-level="3"><text:bookmark-start text:name="__RefHeading___Toc3349_1718128708"/>getUsers<text:bookmark-end text:name="__RefHeading___Toc3349_1718128708"/></text:h>
      <text:p text:style-name="P138"/>
      <text:p text:style-name="P137">getUsers <text:s/>would return a json of all users, that has access to the server, with all their properties, including their access token.</text:p>
      <text:p text:style-name="P137">To use this call, you must be authenticated towards plex.tv, <text:span text:style-name="T123">or the call will fail, so do check before using!</text:span></text:p>
      <text:p text:style-name="P137"/>
      <text:p text:style-name="P137">Issue a GET like:</text:p>
      <table:table table:name="Table125" table:style-name="Table125">
        <table:table-column table:style-name="Table125.A"/>
        <table:table-row>
          <table:table-cell table:style-name="Table125.A1" office:value-type="string">
            <text:p text:style-name="P232">/api/v3/wt/getUsers</text:p>
          </table:table-cell>
        </table:table-row>
      </table:table>
      <text:p text:style-name="P137"/>
      <text:p text:style-name="P137">Above would return 200 and something like:</text:p>
      <table:table table:name="Table126" table:style-name="Table126">
        <table:table-column table:style-name="Table126.A"/>
        <table:table-row>
          <table:table-cell table:style-name="Table126.A1" office:value-type="string">
            <text:p text:style-name="P232">{</text:p>
            <text:p text:style-name="P233"><text:s text:c="4"/>"<text:span text:style-name="T124">4579404</text:span>": {</text:p>
            <text:p text:style-name="P232"><text:s text:c="8"/>"filterMusic": "",</text:p>
            <text:p text:style-name="P232"><text:s text:c="8"/>"username": "",</text:p>
            <text:p text:style-name="P232"><text:s text:c="8"/>“<text:span text:style-name="T124">title”:””,</text:span></text:p>
            <text:p text:style-name="P232"><text:soft-page-break/><text:s text:c="8"/>"thumb": "https://plex.tv/users/05XXXXXXXXXXXX9e/avatar?c=2015-11-12+07%3A47%3A33+UTC",</text:p>
            <text:p text:style-name="P232"><text:s text:c="8"/>"accessToken": "9rXXXXXXXXXXXXXXXXfJ",</text:p>
            <text:p text:style-name="P232"><text:s text:c="8"/>"shared": {</text:p>
            <text:p text:style-name="P232"><text:s text:c="12"/>"24267033": {</text:p>
            <text:p text:style-name="P232"><text:s text:c="16"/>"shared": "1",</text:p>
            <text:p text:style-name="P232"><text:s text:c="16"/>"type": "artist",</text:p>
            <text:p text:style-name="P232"><text:s text:c="16"/>"key": "23",</text:p>
            <text:p text:style-name="P232"><text:s text:c="16"/>"title": "Music"</text:p>
            <text:p text:style-name="P232"><text:s text:c="12"/>},</text:p>
            <text:p text:style-name="P232"><text:s text:c="12"/>"27292282": {</text:p>
            <text:p text:style-name="P232"><text:s text:c="16"/>"shared": "1",</text:p>
            <text:p text:style-name="P232"><text:s text:c="16"/>"type": "show",</text:p>
            <text:p text:style-name="P232"><text:s text:c="16"/>"key": "5",</text:p>
            <text:p text:style-name="P232"><text:s text:c="16"/>"title": "New TV Shows"</text:p>
            <text:p text:style-name="P232"><text:s text:c="12"/>}</text:p>
            <text:p text:style-name="P232"><text:s text:c="8"/>},</text:p>
            <text:p text:style-name="P232"><text:s text:c="8"/>"filterTelevision": "",</text:p>
            <text:p text:style-name="P232"><text:s text:c="8"/>"filterAll": "",</text:p>
            <text:p text:style-name="P232"><text:s text:c="8"/>"email": "",</text:p>
            <text:p text:style-name="P232"><text:s text:c="8"/>"recommendationsPlaylistId": null,</text:p>
            <text:p text:style-name="P232"><text:s text:c="8"/>"protected": "0",</text:p>
            <text:p text:style-name="P232"><text:s text:c="8"/>"invitedAt": "1490310679",</text:p>
            <text:p text:style-name="P232"><text:s text:c="8"/>"filterMovies": "",</text:p>
            <text:p text:style-name="P232"><text:s text:c="8"/>"acceptedAt": "1490310679",</text:p>
            <text:p text:style-name="P232"><text:s text:c="8"/>"restricted": "1",</text:p>
            <text:p text:style-name="P232"><text:s text:c="8"/>"home": "1",</text:p>
            <text:p text:style-name="P232"><text:s text:c="8"/>"allowSync": "1",</text:p>
            <text:p text:style-name="P232"><text:s text:c="8"/>"allowCameraUpload": "0",</text:p>
            <text:p text:style-name="P232"><text:s text:c="8"/>"allowChannels": "0",</text:p>
            <text:p text:style-name="P232"><text:s text:c="8"/>"filterPhotos": ""</text:p>
            <text:p text:style-name="P232"><text:s text:c="4"/>}</text:p>
            <text:p text:style-name="P232">}</text:p>
          </table:table-cell>
        </table:table-row>
      </table:table>
      <text:p text:style-name="P137"/>
      <text:h text:style-name="P270" text:outline-level="3"><text:bookmark-start text:name="__RefHeading___Toc2939_1803620939"/>reset<text:bookmark-end text:name="__RefHeading___Toc2939_1803620939"/></text:h>
      <text:p text:style-name="P51">To reset WebTools to factory standard, meaning erase everything stored, issue a <text:span text:style-name="T44">PUT</text:span> like:</text:p>
      <table:table table:name="Table118" table:style-name="Table118">
        <table:table-column table:style-name="Table118.A"/>
        <table:table-row>
          <table:table-cell table:style-name="Table118.A1" office:value-type="string">
            <text:p text:style-name="P154">/<text:span text:style-name="T45">api/v3/</text:span>wt/reset</text:p>
          </table:table-cell>
        </table:table-row>
      </table:table>
      <text:p text:style-name="P51"/>
      <text:p text:style-name="P51">Sadly though, we can not return anything here, since WebTools itself will be restarting, so any GUI calling this, should throw up a spinner, and wait for the login screen to be ready again.</text:p>
      <text:p text:style-name="P51">Also, the GUI should warn user before this, and also tell the user, that if using the uas module, a migrate must be preformed. </text:p>
      <text:p text:style-name="P51"/>
      <text:h text:style-name="P332" text:outline-level="2"><text:bookmark-start text:name="__RefHeading___Toc6275_1879030306"/>Logs <text:span text:style-name="T30">Module</text:span><text:bookmark-end text:name="__RefHeading___Toc6275_1879030306"/></text:h>
      <text:p text:style-name="P56">The REST API also gives you access to the PMS logfiles, and provide <text:span text:style-name="T37">4</text:span> different <text:span text:style-name="T27">methods</text:span> that can be used from an http front-end</text:p>
      <text:h text:style-name="P271" text:outline-level="3"><text:bookmark-start text:name="__RefHeading__1243_372334599"/>Listing<text:bookmark-end text:name="__RefHeading__1243_372334599"/></text:h>
      <text:p text:style-name="P56">To get a list of all the log-files present at the PMS, issue a <text:span text:style-name="T52">GET</text:span> like:</text:p>
      <table:table table:name="Table37" table:style-name="Table37">
        <table:table-column table:style-name="Table37.A"/>
        <table:table-row>
          <table:table-cell table:style-name="Table37.A1" office:value-type="string">
            <text:p text:style-name="P155"><text:span text:style-name="T25">/api/v3/logs/list</text:span><text:span text:style-name="T3">[</text:span><text:span text:style-name="T25">/</text:span><text:span text:style-name="T3">filter]</text:span></text:p>
          </table:table-cell>
        </table:table-row>
      </table:table>
      <text:p text:style-name="P56"/>
      <text:p text:style-name="P61">An optional param can be use<text:span text:style-name="T50">d</text:span> <text:span text:style-name="T50">as a filter</text:span>….See below</text:p>
      <text:p text:style-name="P56">The output will be a <text:span text:style-name="T26">formatted</text:span> output like:</text:p>
      <table:table table:name="Table38" table:style-name="Table38">
        <table:table-column table:style-name="Table38.A"/>
        <table:table-row>
          <table:table-cell table:style-name="Table38.A1" office:value-type="string">
            <text:p text:style-name="P159">[</text:p>
            <text:p text:style-name="P159"><text:s text:c="4"/>"Plex Media Server.log",</text:p>
            <text:p text:style-name="P159"><text:s text:c="4"/>"Plex Media Server.log.1",</text:p>
            <text:p text:style-name="P159"><text:s text:c="4"/>"Plex Media Server.log.2",</text:p>
            <text:p text:style-name="P159"><text:s text:c="4"/>"com.plexapp.plugins.WebTools.log",</text:p>
            <text:p text:style-name="P159"><text:s text:c="4"/>"com.plexapp.plugins.WebTools.log.1",</text:p>
            <text:p text:style-name="P159"><text:s text:c="4"/>"com.plexapp.plugins.WebTools.log.2",</text:p>
            <text:p text:style-name="P159"><text:s text:c="4"/>"com.plexapp.plugins.WebTools.log.3",</text:p>
            <text:p text:style-name="P159"><text:s text:c="4"/>"com.plexapp.plugins.WebTools.log.4",</text:p>
            <text:p text:style-name="P159"><text:s text:c="4"/>"com.plexapp.plugins.WebTools.log.5",</text:p>
            <text:p text:style-name="P159"><text:s text:c="4"/>"com.plexapp.system.log",</text:p>
            <text:p text:style-name="P159"><text:s text:c="4"/>"com.plexapp.system.log.1",</text:p>
            <text:p text:style-name="P159"><text:s text:c="4"/>"com.plexapp.system.log.2"</text:p>
            <text:p text:style-name="P159">]</text:p>
          </table:table-cell>
        </table:table-row>
      </table:table>
      <text:p text:style-name="P57"/>
      <text:p text:style-name="P58">The optional <text:span text:style-name="T51">filter param</text:span> is not case sensitive, and used like:</text:p>
      <table:table table:name="Table60" table:style-name="Table60">
        <table:table-column table:style-name="Table60.A"/>
        <table:table-row>
          <table:table-cell table:style-name="Table60.A1" office:value-type="string">
            <text:p text:style-name="P160">/cOM</text:p>
          </table:table-cell>
        </table:table-row>
      </table:table>
      <text:p text:style-name="P58"/>
      <text:p text:style-name="P58">Then it'll return all log files that in their names have the word com (In any case)</text:p>
      <text:p text:style-name="P58"/>
      <text:h text:style-name="P271" text:outline-level="3"><text:bookmark-start text:name="__RefHeading__1245_372334599"/>Show<text:bookmark-end text:name="__RefHeading__1245_372334599"/></text:h>
      <text:p text:style-name="P56">To show a logfile in a browser, issue a <text:span text:style-name="T53">GET</text:span> like:</text:p>
      <table:table table:name="Table39" table:style-name="Table39">
        <table:table-column table:style-name="Table39.A"/>
        <table:table-row>
          <table:table-cell table:style-name="Table39.A1" office:value-type="string">
            <text:p text:style-name="P161">/<text:span text:style-name="T47">api/v3/</text:span>logs/<text:span text:style-name="T47">s</text:span>how/<text:span text:style-name="T11">&lt;FILENAME&gt;</text:span></text:p>
          </table:table-cell>
        </table:table-row>
      </table:table>
      <text:p text:style-name="P28"/>
      <text:h text:style-name="P272" text:outline-level="3"><text:bookmark-start text:name="__RefHeading__1247_372334599"/><text:soft-page-break/>Download<text:bookmark-end text:name="__RefHeading__1247_372334599"/></text:h>
      <text:p text:style-name="P29">To download a log file, issue a <text:span text:style-name="T55">GET </text:span><text:s/>like:</text:p>
      <table:table table:name="Table40" table:style-name="Table40">
        <table:table-column table:style-name="Table40.A"/>
        <table:table-row>
          <table:table-cell table:style-name="Table40.A1" office:value-type="string">
            <text:p text:style-name="P162">/<text:span text:style-name="T48">api/v3/</text:span>logs/<text:span text:style-name="T48">d</text:span>ownload/<text:span text:style-name="T54">&lt;FILENAME&gt;</text:span></text:p>
          </table:table-cell>
        </table:table-row>
      </table:table>
      <text:p text:style-name="P29"/>
      <text:p text:style-name="P33">Remember, if the file contains spaces, to replace those with %20 etc.</text:p>
      <text:h text:style-name="P273" text:outline-level="3"><text:bookmark-start text:name="__RefHeading__1249_372334599"/>Download entire log directory as a zip<text:bookmark-end text:name="__RefHeading__1249_372334599"/></text:h>
      <text:p text:style-name="P59"><text:span text:style-name="T10">S</text:span><text:span text:style-name="T8">ame as Download, but without the fileName parameter</text:span></text:p>
      <text:p text:style-name="P30">To grap the entire log directory as a zip file, issue a get like:</text:p>
      <table:table table:name="Table41" table:style-name="Table41">
        <table:table-column table:style-name="Table41.A"/>
        <table:table-row>
          <table:table-cell table:style-name="Table41.A1" office:value-type="string">
            <text:p text:style-name="P162">/<text:span text:style-name="T48">api/v3/</text:span>logs/<text:span text:style-name="T48">d</text:span>ownload</text:p>
          </table:table-cell>
        </table:table-row>
      </table:table>
      <text:p text:style-name="P30"/>
      <text:h text:style-name="P276" text:outline-level="3"><text:bookmark-start text:name="__RefHeading__3155_2138859710"/>Entry<text:bookmark-end text:name="__RefHeading__3155_2138859710"/></text:h>
      <text:p text:style-name="P60">To create an entry in the logs, issue a <text:span text:style-name="T1">PUT</text:span><text:span text:style-name="T8"> call like:</text:span></text:p>
      <table:table table:name="Table20" table:style-name="Table20">
        <table:table-column table:style-name="Table20.A"/>
        <table:table-row>
          <table:table-cell table:style-name="Table20.A1" office:value-type="string">
            <text:p text:style-name="P163">/<text:span text:style-name="T49">api/v3/</text:span>logs/<text:span text:style-name="T49">entry</text:span></text:p>
          </table:table-cell>
        </table:table-row>
      </table:table>
      <text:p text:style-name="P31"/>
      <text:p text:style-name="P32">With a payload like:</text:p>
      <table:table table:name="Table3" table:style-name="Table3">
        <table:table-column table:style-name="Table3.A"/>
        <table:table-row>
          <table:table-cell table:style-name="Table3.A1" office:value-type="string">
            <text:p text:style-name="P164">{“text” : “Log this text”}</text:p>
          </table:table-cell>
        </table:table-row>
      </table:table>
      <text:p text:style-name="P60"/>
      <text:p text:style-name="P60">All above calls will return a 200 if okay, <text:span text:style-name="T33">and an entry will be created in the WebTools log file</text:span></text:p>
      <text:p text:style-name="P60">Entries in the log would <text:s/>be:</text:p>
      <table:table table:name="Table22" table:style-name="Table22">
        <table:table-column table:style-name="Table22.A"/>
        <table:table-row>
          <table:table-cell table:style-name="Table22.A1" office:value-type="string">
            <text:p text:style-name="P163">2015-12-10 22:41:36,420 (-b7c9470) : <text:s/>DEBUG (logs:58) - FrontEnd: hello my friend</text:p>
          </table:table-cell>
        </table:table-row>
      </table:table>
      <text:p text:style-name="P54"/>
      <text:p text:style-name="P51"/>
      <text:h text:style-name="P329" text:outline-level="2"/>
      <text:h text:style-name="P333" text:outline-level="2"><text:bookmark-start text:name="__RefHeading___Toc4073_754688734"/>Settings Module<text:bookmark-end text:name="__RefHeading___Toc4073_754688734"/></text:h>
      <text:p text:style-name="P72">The settings module allows you to store and retrieve settings, even after a restart</text:p>
      <text:p text:style-name="P72">Note: To save a setting of your own, you <text:span text:style-name="T1">MUST</text:span><text:span text:style-name="T8"> prefix the name of the variable with your plug-in name, to avoid a name clash.</text:span></text:p>
      <text:p text:style-name="P34">Core variables are:</text:p>
      <text:list xml:id="list3904028010116855132" text:style-name="L5">
        <text:list-item>
          <text:p text:style-name="P244">options_only_multiple</text:p>
        </text:list-item>
        <text:list-item>
          <text:p text:style-name="P245">options_hide_local</text:p>
        </text:list-item>
        <text:list-item>
          <text:p text:style-name="P244">items_per_page</text:p>
        </text:list-item>
        <text:list-item>
          <text:p text:style-name="P244">options_hide_integrated</text:p>
        </text:list-item>
        <text:list-item>
          <text:p text:style-name="P242">wt_csstheme</text:p>
        </text:list-item>
      </text:list>
      <text:h text:style-name="P277" text:outline-level="3"><text:bookmark-start text:name="__RefHeading__1847_1969542338"/>getSetting<text:span text:style-name="T63">s</text:span><text:bookmark-end text:name="__RefHeading__1847_1969542338"/></text:h>
      <text:p text:style-name="P73">To grab a single setting, and note that all settings are returned as a string, issue a <text:span text:style-name="T62">GET</text:span> like:</text:p>
      <table:table table:name="Table5" table:style-name="Table5">
        <table:table-column table:style-name="Table5.A"/>
        <table:table-row>
          <table:table-cell table:style-name="Table5.A1" office:value-type="string">
            <text:p text:style-name="P172">/<text:span text:style-name="T62">api/v3/</text:span>settings/getSetting<text:span text:style-name="T4">[</text:span><text:span text:style-name="T1">/&lt;Name of </text:span><text:span text:style-name="T5">Setting</text:span><text:span text:style-name="T1">&gt;</text:span><text:span text:style-name="T4">]</text:span></text:p>
          </table:table-cell>
        </table:table-row>
      </table:table>
      <text:p text:style-name="P73"/>
      <text:p text:style-name="P76">If optional “Name of Setting” parameter is used, only that setting is returned, and else the core settings are returned in a json.</text:p>
      <text:p text:style-name="P76"/>
      <text:p text:style-name="P73">Sample Call:</text:p>
      <table:table table:name="Table6" table:style-name="Table6">
        <table:table-column table:style-name="Table6.A"/>
        <table:table-row>
          <table:table-cell table:style-name="Table6.A1" office:value-type="string">
            <text:p text:style-name="P172">/<text:span text:style-name="T62">api/v3/</text:span>settings/getSetting/items_per_page</text:p>
          </table:table-cell>
        </table:table-row>
      </table:table>
      <text:p text:style-name="P73"/>
      <text:p text:style-name="P73">Will return status 200. and something like:</text:p>
      <table:table table:name="Table34" table:style-name="Table34">
        <table:table-column table:style-name="Table34.A"/>
        <table:table-row>
          <table:table-cell table:style-name="Table34.A1" office:value-type="string">
            <text:p text:style-name="P172">"15"</text:p>
          </table:table-cell>
        </table:table-row>
      </table:table>
      <text:p text:style-name="P73"/>
      <text:p text:style-name="P73">If the variable name is not found, we return status 404, and a body of:</text:p>
      <table:table table:name="Table35" table:style-name="Table35">
        <table:table-column table:style-name="Table35.A"/>
        <table:table-row>
          <table:table-cell table:style-name="Table35.A1" office:value-type="string">
            <text:p text:style-name="P172">"Setting not found"</text:p>
          </table:table-cell>
        </table:table-row>
      </table:table>
      <text:p text:style-name="P73"/>
      <text:h text:style-name="P278" text:outline-level="3"><text:bookmark-start text:name="__RefHeading__1849_1969542338"/><text:span text:style-name="T64">set</text:span>Setting<text:bookmark-end text:name="__RefHeading__1849_1969542338"/></text:h>
      <text:p text:style-name="P74">If you want to save a new setting, or update an existing one, issue a PUT like:</text:p>
      <table:table table:name="Table1" table:style-name="Table1">
        <table:table-column table:style-name="Table1.A"/>
        <table:table-row>
          <table:table-cell table:style-name="Table1.A1" office:value-type="string">
            <text:p text:style-name="P173">/<text:span text:style-name="T64">api/v3/</text:span>settings/<text:span text:style-name="T64">set</text:span>Setting</text:p>
          </table:table-cell>
        </table:table-row>
      </table:table>
      <text:p text:style-name="P77"><text:soft-page-break/>With a payload of:</text:p>
      <text:p text:style-name="P77">{“NameOfSetting” : “Value”}</text:p>
      <text:p text:style-name="P75">Will return 200 with a body of:</text:p>
      <table:table table:name="Table12" table:style-name="Table12">
        <table:table-column table:style-name="Table12.A"/>
        <table:table-row>
          <table:table-cell table:style-name="Table12.A1" office:value-type="string">
            <text:p text:style-name="P174">Setting saved</text:p>
          </table:table-cell>
        </table:table-row>
      </table:table>
      <text:p text:style-name="P75"/>
      <text:h text:style-name="P279" text:outline-level="3"><text:bookmark-start text:name="__RefHeading__1966_1323427390"/>Change Password<text:bookmark-end text:name="__RefHeading__1966_1323427390"/></text:h>
      <text:p text:style-name="P71">To change the local Authentication password, issue a POST like:</text:p>
      <table:table table:name="Table7" table:style-name="Table7">
        <table:table-column table:style-name="Table7.A"/>
        <table:table-row>
          <table:table-cell table:style-name="Table7.A1" office:value-type="string">
            <text:p text:style-name="P71">/<text:span text:style-name="T65">api/v3/</text:span>settings/setPwd</text:p>
          </table:table-cell>
        </table:table-row>
      </table:table>
      <text:p text:style-name="P71"/>
      <text:p text:style-name="P78">With a payload of:</text:p>
      <table:table table:name="Table2" table:style-name="Table2">
        <table:table-column table:style-name="Table2.A"/>
        <table:table-row>
          <table:table-cell table:style-name="Table2.A1" office:value-type="string">
            <text:p text:style-name="P176">{</text:p>
            <text:p text:style-name="P176"><text:s text:c="2"/>“OldPwd” : &lt;The Old Password&gt;,</text:p>
            <text:p text:style-name="P176"><text:s text:c="2"/>“NewPwd”: &lt;The New Password”</text:p>
            <text:p text:style-name="P176">}</text:p>
          </table:table-cell>
        </table:table-row>
      </table:table>
      <text:p text:style-name="P78"/>
      <text:p text:style-name="P71">If all is well, we'll return 200 with a body saying:</text:p>
      <table:table table:name="Table72" table:style-name="Table72">
        <table:table-column table:style-name="Table72.A"/>
        <table:table-row>
          <table:table-cell table:style-name="Table72.A1" office:value-type="string">
            <text:p text:style-name="P175">Password saved</text:p>
          </table:table-cell>
        </table:table-row>
      </table:table>
      <text:p text:style-name="P71"/>
      <text:p text:style-name="P71">If param oldPwd or newPwd is missing, we'll return 412, with a body like:</text:p>
      <table:table table:name="Table73" table:style-name="Table73">
        <table:table-column table:style-name="Table73.A"/>
        <table:table-row>
          <table:table-cell table:style-name="Table73.A1" office:value-type="string">
            <text:p text:style-name="P175">Missing newPwd parameter</text:p>
          </table:table-cell>
        </table:table-row>
      </table:table>
      <text:p text:style-name="P71"/>
      <text:p text:style-name="P71">If oldPwd does not match the stored one, we'll return 401 with a body of:</text:p>
      <table:table table:name="Table74" table:style-name="Table74">
        <table:table-column table:style-name="Table74.A"/>
        <table:table-row>
          <table:table-cell table:style-name="Table74.A1" office:value-type="string">
            <text:p text:style-name="P175">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34" text:outline-level="2"><text:bookmark-start text:name="__RefHeading___Toc4058_754688734"/>Language <text:span text:style-name="T61">M</text:span>odule<text:bookmark-end text:name="__RefHeading___Toc4058_754688734"/></text:h>
      <text:p text:style-name="P63">This module handles supported languages by PMS</text:p>
      <text:h text:style-name="P280" text:outline-level="3"><text:bookmark-start text:name="__RefHeading___Toc2341_2133117721"/>getCountryCodes<text:bookmark-end text:name="__RefHeading___Toc2341_2133117721"/></text:h>
      <text:p text:style-name="P63">This <text:span text:style-name="T60">GET </text:span>call will return a 2 chars array of supported language codes</text:p>
      <table:table table:name="Table91" table:style-name="Table91">
        <table:table-column table:style-name="Table91.A"/>
        <table:table-row>
          <table:table-cell table:style-name="Table91.A1" office:value-type="string">
            <text:p text:style-name="P165">/<text:span text:style-name="T58">api/v3/</text:span>language/getCountryCodes</text:p>
          </table:table-cell>
        </table:table-row>
      </table:table>
      <text:p text:style-name="P63"/>
      <text:p text:style-name="P63">Above will return something like:</text:p>
      <table:table table:name="Table92" table:style-name="Table92">
        <table:table-column table:style-name="Table92.A"/>
        <table:table-row>
          <table:table-cell table:style-name="Table92.A1" office:value-type="string">
            <text:p text:style-name="P165">["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3"/>
      <text:p text:style-name="P69"/>
      <text:h text:style-name="P281" text:outline-level="3"><text:bookmark-start text:name="__RefHeading___Toc2343_2133117721"/><text:span text:style-name="T59">g</text:span>etMatch<text:bookmark-end text:name="__RefHeading___Toc2343_2133117721"/></text:h>
      <text:p text:style-name="P64"/>
      <text:p text:style-name="P64">Match function will return a 2 character valid language code, based on the language parameters, <text:span text:style-name="T60">when a POST call is issued like:</text:span></text:p>
      <table:table table:name="Table93" table:style-name="Table93">
        <table:table-column table:style-name="Table93.A"/>
        <table:table-row>
          <table:table-cell table:style-name="Table93.A1" office:value-type="string">
            <text:p text:style-name="P171">/api/v3/language/getMatch</text:p>
          </table:table-cell>
        </table:table-row>
      </table:table>
      <text:p text:style-name="P64"/>
      <text:p text:style-name="P70">With a payload of:</text:p>
      <text:p text:style-name="P70">{“Language” : “danish”}</text:p>
      <text:p text:style-name="P66">Above would produce an output like:</text:p>
      <table:table table:name="Table94" table:style-name="Table94">
        <table:table-column table:style-name="Table94.A"/>
        <table:table-row>
          <table:table-cell table:style-name="Table94.A1" office:value-type="string">
            <text:p text:style-name="P166">"da"</text:p>
          </table:table-cell>
        </table:table-row>
      </table:table>
      <text:p text:style-name="P66"/>
      <text:p text:style-name="P65">Language parameter can be like : “da”, “dan”, “danish” and they'll all return “da”</text:p>
      <text:p text:style-name="P66">If the language specified above is not found, we return “xx”</text:p>
      <text:h text:style-name="P316" text:outline-level="3"><text:bookmark-start text:name="__RefHeading___Toc2345_2133117721"/>getLangCodeList<text:bookmark-end text:name="__RefHeading___Toc2345_2133117721"/></text:h>
      <text:p text:style-name="P69"/>
      <text:p text:style-name="P67">This <text:span text:style-name="T60">GET call</text:span> will return a json with all valid language:code in an alphabetic list</text:p>
      <table:table table:name="Table95" table:style-name="Table95">
        <table:table-column table:style-name="Table95.A"/>
        <table:table-row>
          <table:table-cell table:style-name="Table95.A1" office:value-type="string">
            <text:p text:style-name="P170">/api/v3/language/getLangCodeList</text:p>
          </table:table-cell>
        </table:table-row>
      </table:table>
      <text:p text:style-name="P67"/>
      <text:p text:style-name="P67">Above will return:</text:p>
      <table:table table:name="Table96" table:style-name="Table96">
        <table:table-column table:style-name="Table96.A"/>
        <table:table-row>
          <table:table-cell table:style-name="Table96.A1" office:value-type="string">
            <text:p text:style-name="P167">{"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7"/>
      <text:p text:style-name="P67"/>
      <text:h text:style-name="P317" text:outline-level="3"><text:bookmark-start text:name="__RefHeading___Toc2349_2133117721"/><text:span text:style-name="T56">g</text:span>etCodeLangList<text:bookmark-end text:name="__RefHeading___Toc2349_2133117721"/></text:h>
      <text:p text:style-name="P69"/>
      <text:p text:style-name="P68">This <text:span text:style-name="T60">GET </text:span>call is the opposite of getLangCodeList, and is called like:</text:p>
      <table:table table:name="Table97" table:style-name="Table97">
        <table:table-column table:style-name="Table97.A"/>
        <table:table-row>
          <table:table-cell table:style-name="Table97.A1" office:value-type="string">
            <text:p text:style-name="P170">/api/v3/language/getCodeLangList</text:p>
          </table:table-cell>
        </table:table-row>
      </table:table>
      <text:p text:style-name="P69"/>
      <text:p text:style-name="P68">And will return:</text:p>
      <table:table table:name="Table98" table:style-name="Table98">
        <table:table-column table:style-name="Table98.A"/>
        <table:table-row>
          <table:table-cell table:style-name="Table98.A1" office:value-type="string">
            <text:p text:style-name="P168">{"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8"/>
      <text:h text:style-name="P318" text:outline-level="3"><text:bookmark-start text:name="__RefHeading___Toc2466_1859005996"/>getLangCode3List<text:bookmark-end text:name="__RefHeading___Toc2466_1859005996"/></text:h>
      <text:p text:style-name="P67">This function will return a json with all valid language:code in an alphabetic list, <text:span text:style-name="T57">all in ISO-639_3</text:span></text:p>
      <text:p text:style-name="P62">Issue a <text:span text:style-name="T60">GET</text:span> like:</text:p>
      <table:table table:name="Table99" table:style-name="Table99">
        <table:table-column table:style-name="Table99.A"/>
        <table:table-row>
          <table:table-cell table:style-name="Table99.A1" office:value-type="string">
            <text:p text:style-name="P171">/api/v3/language/getLangCode3List</text:p>
          </table:table-cell>
        </table:table-row>
      </table:table>
      <text:p text:style-name="P62"/>
      <text:p text:style-name="P62">And will return a 200 and a body like:</text:p>
      <table:table table:name="Table100" table:style-name="Table100">
        <table:table-column table:style-name="Table100.A"/>
        <table:table-row>
          <table:table-cell table:style-name="Table100.A1" office:value-type="string">
            <text:p text:style-name="P169">{"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2"/>
      <text:h text:style-name="P318" text:outline-level="3"><text:bookmark-start text:name="__RefHeading___Toc2468_1859005996"/>get3CodeLangList<text:bookmark-end text:name="__RefHeading___Toc2468_1859005996"/></text:h>
      <text:p text:style-name="P62">This is the opposite of getLangCode3List, and when called <text:span text:style-name="T60">with a GET </text:span>like:</text:p>
      <table:table table:name="Table101" table:style-name="Table101">
        <table:table-column table:style-name="Table101.A"/>
        <table:table-row>
          <table:table-cell table:style-name="Table101.A1" office:value-type="string">
            <text:p text:style-name="P169">/webtools2?module=language&amp;function=get3CodeLangList</text:p>
          </table:table-cell>
        </table:table-row>
      </table:table>
      <text:p text:style-name="P62"/>
      <text:p text:style-name="P62">It'll return:</text:p>
      <table:table table:name="Table102" table:style-name="Table102">
        <table:table-column table:style-name="Table102.A"/>
        <table:table-row>
          <table:table-cell table:style-name="Table102.A1" office:value-type="string">
            <text:p text:style-name="P169">{"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50" text:outline-level="2"/>
      <text:h text:style-name="P335" text:outline-level="2"><text:bookmark-start text:name="__RefHeading__1760_1533813955"/>PMS Module<text:bookmark-end text:name="__RefHeading__1760_1533813955"/></text:h>
      <text:p text:style-name="P21">When working with <text:span text:style-name="T28">the PMS module</text:span>, it's important to <text:span text:style-name="T29">fetch</text:span> the contents in small <text:span text:style-name="T28">chunks</text:span>, in order to not put unneeded stress on the PMS, as well as to make the application more responsive, so the first call to a section should be to <text:span text:style-name="T29">fetch</text:span> the amount of medias in it</text:p>
      <text:h text:style-name="P282" text:outline-level="3"><text:bookmark-start text:name="__RefHeading___Toc2959_2022608021"/>search<text:bookmark-end text:name="__RefHeading___Toc2959_2022608021"/></text:h>
      <text:p text:style-name="P22">The search function allows you to search for a media title <text:span text:style-name="T66">in movies and shows</text:span></text:p>
      <text:p text:style-name="P22">to use it, issue a <text:span text:style-name="T119">GET </text:span>like:</text:p>
      <table:table table:name="Table119" table:style-name="Table119">
        <table:table-column table:style-name="Table119.A"/>
        <table:table-row>
          <table:table-cell table:style-name="Table119.A1" office:value-type="string">
            <text:p text:style-name="P147">/api/v3/pms/search/<text:span text:style-name="T119">&lt;Title to search for&gt;</text:span></text:p>
          </table:table-cell>
        </table:table-row>
      </table:table>
      <text:p text:style-name="P22"/>
      <text:p text:style-name="P135">Like:</text:p>
      <table:table table:name="Table123" table:style-name="Table123">
        <table:table-column table:style-name="Table123.A"/>
        <table:table-row>
          <table:table-cell table:style-name="Table123.A1" office:value-type="string">
            <text:p text:style-name="P148">/api/v3/pms/search/<text:span text:style-name="T120">THE%20danish%20Gi</text:span></text:p>
          </table:table-cell>
        </table:table-row>
      </table:table>
      <text:p text:style-name="P135"/>
      <text:p text:style-name="P23">And in above, we are searching for “The <text:span text:style-name="T120">Danish Girl</text:span>”, <text:span text:style-name="T120">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30">{</text:p>
            <text:p text:style-name="P230"><text:s text:c="4"/>"765": {</text:p>
            <text:p text:style-name="P230"><text:s text:c="8"/>"section": "7",</text:p>
            <text:p text:style-name="P230"><text:s text:c="8"/>"type": "movie",</text:p>
            <text:p text:style-name="P230"><text:s text:c="8"/>"title": "The Danish Girl"</text:p>
            <text:p text:style-name="P230"><text:s text:c="4"/>}</text:p>
            <text:p text:style-name="P230">}</text:p>
          </table:table-cell>
        </table:table-row>
      </table:table>
      <text:p text:style-name="P23"/>
      <text:p text:style-name="P23">And in above, the first number for each result is the key.</text:p>
      <text:p text:style-name="P24">Note that the type is either [movie, show, episode], so gui might have to filter on this</text:p>
      <text:h text:style-name="P283" text:outline-level="3"><text:bookmark-start text:name="__RefHeading___Toc6249_1879030306"/>uploadFile<text:bookmark-end text:name="__RefHeading___Toc6249_1879030306"/></text:h>
      <text:p text:style-name="P49">To upload a file, like a subtitle, issue a get to the PMS function getParts to grap the filename and path of a part.</text:p>
      <text:p text:style-name="P49">Then issue a POST call like:</text:p>
      <table:table table:name="Table87" table:style-name="Table87">
        <table:table-column table:style-name="Table87.A"/>
        <table:table-row>
          <table:table-cell table:style-name="Table87.A1" office:value-type="string">
            <text:p text:style-name="P151"><text:span text:style-name="T42">/api/v3/pms/</text:span>uploadFile</text:p>
          </table:table-cell>
        </table:table-row>
      </table:table>
      <text:p text:style-name="P49"/>
      <text:p text:style-name="P49">Two parameters are needed here:</text:p>
      <text:p text:style-name="P49">localFile with a type of File, </text:p>
      <text:p text:style-name="P49"><text:soft-page-break/>remoteFile with a type of text</text:p>
      <text:p text:style-name="P49">Screen from Postman:</text:p>
      <text:p text:style-name="P49"><draw:frame draw:style-name="fr1" draw:name="Image1" text:anchor-type="paragraph" svg:width="6.9252in" svg:height="2.0728in" draw:z-index="0"><draw:image xlink:href="Pictures/10000201000005DF000001C2B444722EB63E8509.png" xlink:type="simple" xlink:show="embed" xlink:actuate="onLoad"/></draw:frame></text:p>
      <text:p text:style-name="P49">If above is a success, we return 200</text:p>
      <text:p text:style-name="P49"/>
      <text:h text:style-name="P284" text:outline-level="3"><text:bookmark-start text:name="__RefHeading___Toc6253_1879030306"/>getAllBundleInfo<text:bookmark-end text:name="__RefHeading___Toc6253_1879030306"/></text:h>
      <text:p text:style-name="P50">To get a combined list of bundles, that is avail from UAS, maybe already installed, or that has been migrated, issue a <text:span text:style-name="T46">GET</text:span> like:</text:p>
      <table:table table:name="Table78" table:style-name="Table78">
        <table:table-column table:style-name="Table78.A"/>
        <table:table-row>
          <table:table-cell table:style-name="Table78.A1" office:value-type="string">
            <text:p text:style-name="P152">/<text:span text:style-name="T43">api/v3/</text:span>pms/getAllBundleInfo</text:p>
          </table:table-cell>
        </table:table-row>
      </table:table>
      <text:p text:style-name="P50"/>
      <text:p text:style-name="P50">Above would return like:</text:p>
      <table:table table:name="Table79" table:style-name="Table79">
        <table:table-column table:style-name="Table79.A"/>
        <table:table-row>
          <table:table-cell table:style-name="Table79.A1" office:value-type="string">
            <text:p text:style-name="P152"><text:s text:c="4"/>"https://github.com/ukdtom/DevTools.bundle": {</text:p>
            <text:p text:style-name="P152"><text:s text:c="8"/>"description": "Helper for 3.Party tools",</text:p>
            <text:p text:style-name="P152"><text:s text:c="8"/>"title": "DevTools",</text:p>
            <text:p text:style-name="P152"><text:s text:c="8"/>"bundle": "DevTools.bundle",</text:p>
            <text:p text:style-name="P152"><text:s text:c="8"/>"branch": "master",</text:p>
            <text:p text:style-name="P152"><text:s text:c="8"/>"date": "2015-12-20 13:59:08",</text:p>
            <text:p text:style-name="P152"><text:s text:c="8"/>"identifier": "com.plexapp.plugins.DevTools",</text:p>
            <text:p text:style-name="P152"><text:s text:c="8"/>"type": [</text:p>
            <text:p text:style-name="P152"><text:s text:c="12"/>"Agent"</text:p>
            <text:p text:style-name="P152"><text:s text:c="8"/>],</text:p>
            <text:p text:style-name="P152"><text:s text:c="8"/>"icon": "DevTools.png"</text:p>
            <text:p text:style-name="P152"><text:s text:c="4"/>},</text:p>
            <text:p text:style-name="P152"><text:s text:c="4"/>"https://github.com/mikedm139/SickBeard.bundle": {</text:p>
            <text:p text:style-name="P152"><text:s text:c="8"/>"description": "A plugin for Plex media center to view and control basic functions of SickBeard",</text:p>
            <text:p text:style-name="P152"><text:s text:c="8"/>"title": "SickBeard",</text:p>
            <text:p text:style-name="P152"><text:s text:c="8"/>"bundle": "SickBeard.bundle",</text:p>
            <text:p text:style-name="P152"><text:s text:c="8"/>"branch": "master",</text:p>
            <text:p text:style-name="P152"><text:s text:c="8"/>"date": "",</text:p>
            <text:p text:style-name="P152"><text:s text:c="8"/>"identifier": "com.plexapp.plugins.sickbeard",</text:p>
            <text:p text:style-name="P152"><text:soft-page-break/><text:s text:c="8"/>"type": [</text:p>
            <text:p text:style-name="P152"><text:s text:c="12"/>"Application"</text:p>
            <text:p text:style-name="P152"><text:s text:c="8"/>],</text:p>
            <text:p text:style-name="P152"><text:s text:c="8"/>"icon": "sickbeard-icon.png"</text:p>
            <text:p text:style-name="P152"><text:s text:c="4"/>}</text:p>
          </table:table-cell>
        </table:table-row>
      </table:table>
      <text:p text:style-name="P50"/>
      <text:p text:style-name="P50">Note in above, that the date field for the SickBeard bundle is empty, meaning it's not installed</text:p>
      <text:h text:style-name="P285" text:outline-level="3"><text:bookmark-start text:name="__RefHeading___Toc4085_754688734"/>getSection<text:span text:style-name="T67">s</text:span>List<text:bookmark-end text:name="__RefHeading___Toc4085_754688734"/></text:h>
      <text:p text:style-name="P79">To get a list of sections in the PMS, issue a Get statement like:</text:p>
      <table:table table:name="Table43" table:style-name="Table43">
        <table:table-column table:style-name="Table43.A"/>
        <table:table-row>
          <table:table-cell table:style-name="Table43.A1" office:value-type="string">
            <text:p text:style-name="P220">/api/v3/pms/getSectionsList<text:span text:style-name="T1">[/filter?type=movie&amp;title=new]</text:span></text:p>
          </table:table-cell>
        </table:table-row>
      </table:table>
      <text:p text:style-name="P79"/>
      <text:p text:style-name="P79">Will return an array of json strings like:</text:p>
      <table:table table:name="Table45" table:style-name="Table45">
        <table:table-column table:style-name="Table45.A"/>
        <table:table-row>
          <table:table-cell table:style-name="Table45.A1" office:value-type="string">
            <text:p text:style-name="P177">[{'type': 'artist', 'key': '3', 'title': 'Home CD Vevo'}, {'type': 'movie', 'key': '1', 'title': 'New Movies'}]</text:p>
          </table:table-cell>
        </table:table-row>
      </table:table>
      <text:p text:style-name="P79"/>
      <text:p text:style-name="P124">The optional param /filter takes a list of fields, case sensitive, and will search those for value been part of it, non case sensitive.</text:p>
      <text:p text:style-name="P124">If above filter was used, output would instead be like:</text:p>
      <table:table table:name="Table32" table:style-name="Table32">
        <table:table-column table:style-name="Table32.A"/>
        <table:table-row>
          <table:table-cell table:style-name="Table32.A1" office:value-type="string">
            <text:p text:style-name="P178">[{'type': 'movie', 'key': '1', 'title': 'New Movies'}]</text:p>
          </table:table-cell>
        </table:table-row>
      </table:table>
      <text:p text:style-name="P124"/>
      <text:h text:style-name="P286" text:outline-level="3"><text:bookmark-start text:name="__RefHeading___Toc4089_754688734"/>getSectionSize<text:bookmark-end text:name="__RefHeading___Toc4089_754688734"/></text:h>
      <text:p text:style-name="P81">To get the size of a section, issue a Get like:</text:p>
      <table:table table:name="Table4" table:style-name="Table4">
        <table:table-column table:style-name="Table4.A"/>
        <table:table-row>
          <table:table-cell table:style-name="Table4.A1" office:value-type="string">
            <text:p text:style-name="P179">/<text:span text:style-name="T68">api/v3/</text:span>pms/getSectionSize/&lt;Key of section&gt;</text:p>
          </table:table-cell>
        </table:table-row>
      </table:table>
      <text:p text:style-name="P80"/>
      <text:p text:style-name="P81">Will return something like:</text:p>
      <table:table table:name="Table8" table:style-name="Table8">
        <table:table-column table:style-name="Table8.A"/>
        <table:table-row>
          <table:table-cell table:style-name="Table8.A1" office:value-type="string">
            <text:p text:style-name="P179">149</text:p>
          </table:table-cell>
        </table:table-row>
      </table:table>
      <text:p text:style-name="P81"/>
      <text:h text:style-name="P319" text:outline-level="3"><text:bookmark-start text:name="__RefHeading___Toc4093_754688734"/>getSectionLetterList<text:bookmark-end text:name="__RefHeading___Toc4093_754688734"/></text:h>
      <text:p text:style-name="P82">Above method will return a sorted list of the first characters used as titles.</text:p>
      <text:p text:style-name="P82">In other words an alphabetical list of the titles of medias within a section, as well as a key and a counter</text:p>
      <text:p text:style-name="P82">Issue a get like:</text:p>
      <table:table table:name="Table112" table:style-name="Table112">
        <table:table-column table:style-name="Table112.A"/>
        <table:table-row>
          <table:table-cell table:style-name="Table112.A1" office:value-type="string">
            <text:p text:style-name="P180">/<text:span text:style-name="T69">api/v3/</text:span>pms/getSectionLetterList/&lt;Key of Section&gt;</text:p>
          </table:table-cell>
        </table:table-row>
      </table:table>
      <text:p text:style-name="P82"/>
      <text:p text:style-name="P82">Above would return something like:</text:p>
      <table:table table:name="Table113" table:style-name="Table113">
        <table:table-column table:style-name="Table113.A"/>
        <table:table-row>
          <table:table-cell table:style-name="Table113.A1" office:value-type="string">
            <text:p text:style-name="P180">{</text:p>
            <text:p text:style-name="P180"><text:s text:c="4"/>"#": {</text:p>
            <text:p text:style-name="P180"><text:s text:c="8"/>"key": "%23",</text:p>
            <text:p text:style-name="P180"><text:s text:c="8"/>"size": "2"</text:p>
            <text:p text:style-name="P180"><text:s text:c="4"/>},</text:p>
            <text:p text:style-name="P180"><text:s text:c="4"/>"A": {</text:p>
            <text:p text:style-name="P180"><text:s text:c="8"/>"key": "A",</text:p>
            <text:p text:style-name="P180"><text:s text:c="8"/>"size": "1"</text:p>
            <text:p text:style-name="P180"><text:s text:c="4"/>},</text:p>
            <text:p text:style-name="P180"><text:s text:c="4"/>"C": {</text:p>
            <text:p text:style-name="P180"><text:s text:c="8"/>"key": "C",</text:p>
            <text:p text:style-name="P180"><text:s text:c="8"/>"size": "4"</text:p>
            <text:p text:style-name="P180"><text:s text:c="4"/>},</text:p>
            <text:p text:style-name="P180"><text:s text:c="4"/>"D": {</text:p>
            <text:p text:style-name="P180"><text:s text:c="8"/>"key": "D",</text:p>
            <text:p text:style-name="P180"><text:s text:c="8"/>"size": "1"</text:p>
            <text:p text:style-name="P180"><text:s text:c="4"/>},</text:p>
            <text:p text:style-name="P180"><text:s text:c="4"/>"G": {</text:p>
            <text:p text:style-name="P180"><text:s text:c="8"/>"key": "G",</text:p>
            <text:p text:style-name="P180"><text:s text:c="8"/>"size": "1"</text:p>
            <text:p text:style-name="P180"><text:s text:c="4"/>},</text:p>
            <text:p text:style-name="P180"><text:s text:c="4"/>"H": {</text:p>
            <text:p text:style-name="P180"><text:s text:c="8"/>"key": "H",</text:p>
            <text:p text:style-name="P180"><text:s text:c="8"/>"size": "1"</text:p>
            <text:p text:style-name="P180"><text:s text:c="4"/>},</text:p>
            <text:p text:style-name="P180"><text:s text:c="4"/>"K": {</text:p>
            <text:p text:style-name="P180"><text:s text:c="8"/>"key": "K",</text:p>
            <text:p text:style-name="P180"><text:s text:c="8"/>"size": "1"</text:p>
            <text:p text:style-name="P180"><text:s text:c="4"/>}</text:p>
            <text:p text:style-name="P180">}</text:p>
          </table:table-cell>
        </table:table-row>
      </table:table>
      <text:p text:style-name="P82"/>
      <text:h text:style-name="P287" text:outline-level="3"/>
      <text:h text:style-name="P320" text:outline-level="3"><text:bookmark-start text:name="__RefHeading___Toc4097_754688734"/>getSection<text:bookmark-end text:name="__RefHeading___Toc4097_754688734"/></text:h>
      <text:p text:style-name="P83">To get the contents of a section, issue a get like:</text:p>
      <table:table table:name="Table9" table:style-name="Table9">
        <table:table-column table:style-name="Table9.A"/>
        <table:table-row>
          <table:table-cell table:style-name="Table9.A1" office:value-type="string">
            <text:p text:style-name="P182">/<text:span text:style-name="T72">api/v3/</text:span>pms/getSection/key/&lt;Key of section&gt;/start/&lt;Item to start with&gt;/size/&lt;Amount of items to return&gt;<text:span text:style-name="T6">[/getSubs]</text:span><text:span text:style-name="T70">/</text:span><text:span text:style-name="T6">[letterKey/&lt;First Letter in Title&gt;]</text:span></text:p>
          </table:table-cell>
        </table:table-row>
      </table:table>
      <text:p text:style-name="P83"/>
      <text:p text:style-name="P86">If the optional parameter letterKey is present, only titles starting with that will be fetched</text:p>
      <text:p text:style-name="P85">If the optional parameter /getSubs <text:s/>is <text:span text:style-name="T72">present</text:span>, then subtitle information will also be returned.</text:p>
      <text:p text:style-name="P85">Not<text:span text:style-name="T71">e</text:span> though, that this req. <text:span text:style-name="T72">req. </text:span>one additional call towards the PMS, so it's slower</text:p>
      <text:p text:style-name="P83">Sample:</text:p>
      <table:table table:name="Table13" table:style-name="Table13">
        <table:table-column table:style-name="Table13.A"/>
        <table:table-row>
          <table:table-cell table:style-name="Table13.A1" office:value-type="string">
            <text:p text:style-name="P181">/<text:span text:style-name="T72">api/v3//</text:span>pms/getSection/key/6/start/1/size/3</text:p>
          </table:table-cell>
        </table:table-row>
      </table:table>
      <text:p text:style-name="P83"/>
      <text:p text:style-name="P83">Above will return something like:</text:p>
      <table:table table:name="Table46" table:style-name="Table46">
        <table:table-column table:style-name="Table46.A"/>
        <table:table-row>
          <table:table-cell table:style-name="Table46.A1" office:value-type="string">
            <text:p text:style-name="P183">[</text:p>
            <text:p text:style-name="P183"><text:s text:c="4"/>{</text:p>
            <text:p text:style-name="P183"><text:s text:c="8"/>"key": "7897",</text:p>
            <text:p text:style-name="P183"><text:s text:c="8"/>"title": "1 movie"</text:p>
            <text:p text:style-name="P183"><text:s text:c="4"/>},</text:p>
            <text:p text:style-name="P183"><text:s text:c="4"/>{</text:p>
            <text:p text:style-name="P183"><text:s text:c="8"/>"key": "7938",</text:p>
            <text:p text:style-name="P183"><text:s text:c="8"/>"title": "movie 2"</text:p>
            <text:p text:style-name="P183"><text:s text:c="4"/>},</text:p>
            <text:p text:style-name="P183"><text:s text:c="4"/>{</text:p>
            <text:p text:style-name="P183"><text:s text:c="8"/>"key": "7465",</text:p>
            <text:p text:style-name="P183"><text:s text:c="8"/>"title": "some movie"</text:p>
            <text:p text:style-name="P183"><text:s text:c="4"/>}</text:p>
            <text:p text:style-name="P183">]</text:p>
          </table:table-cell>
        </table:table-row>
      </table:table>
      <text:p text:style-name="P83"/>
      <text:p text:style-name="P85">Sample with subs:</text:p>
      <table:table table:name="Table14" table:style-name="Table14">
        <table:table-column table:style-name="Table14.A"/>
        <table:table-row>
          <table:table-cell table:style-name="Table14.A1" office:value-type="string">
            <text:p text:style-name="P184">/<text:span text:style-name="T72">api/v3/</text:span>pms/getSection/key/6/start/1/size/3/getSubs</text:p>
          </table:table-cell>
        </table:table-row>
      </table:table>
      <text:p text:style-name="P85"/>
      <text:p text:style-name="P85">Will return something like:</text:p>
      <table:table table:name="Table15" table:style-name="Table15">
        <table:table-column table:style-name="Table15.A"/>
        <table:table-row>
          <table:table-cell table:style-name="Table15.A1" office:value-type="string">
            <text:p text:style-name="P185">[</text:p>
            <text:p text:style-name="P185"><text:s text:c="4"/>{</text:p>
            <text:p text:style-name="P185"><text:s text:c="8"/>"subtitles": [</text:p>
            <text:p text:style-name="P185"><text:s text:c="12"/>{</text:p>
            <text:p text:style-name="P185"><text:s text:c="16"/>"languageCode": null,</text:p>
            <text:p text:style-name="P185"><text:s text:c="16"/>"codec": "srt",</text:p>
            <text:p text:style-name="P185"><text:soft-page-break/><text:s text:c="16"/>"selected": "1",</text:p>
            <text:p text:style-name="P185"><text:s text:c="16"/>"key": "26054",</text:p>
            <text:p text:style-name="P185"><text:s text:c="16"/>"location": "Sidecar"</text:p>
            <text:p text:style-name="P185"><text:s text:c="12"/>}</text:p>
            <text:p text:style-name="P185"><text:s text:c="8"/>],</text:p>
            <text:p text:style-name="P185"><text:s text:c="8"/>"key": "7897",</text:p>
            <text:p text:style-name="P185"><text:s text:c="8"/>"title": "100 Feet"</text:p>
            <text:p text:style-name="P185"><text:s text:c="4"/>},</text:p>
            <text:p text:style-name="P185"><text:s text:c="4"/>{</text:p>
            <text:p text:style-name="P185"><text:s text:c="8"/>"subtitles": [</text:p>
            <text:p text:style-name="P185"><text:s text:c="12"/>{</text:p>
            <text:p text:style-name="P185"><text:s text:c="16"/>"languageCode": null,</text:p>
            <text:p text:style-name="P185"><text:s text:c="16"/>"codec": "srt",</text:p>
            <text:p text:style-name="P185"><text:s text:c="16"/>"selected": "1",</text:p>
            <text:p text:style-name="P185"><text:s text:c="16"/>"key": "26267",</text:p>
            <text:p text:style-name="P185"><text:s text:c="16"/>"location": "Sidecar"</text:p>
            <text:p text:style-name="P185"><text:s text:c="12"/>}</text:p>
            <text:p text:style-name="P185"><text:s text:c="8"/>],</text:p>
            <text:p text:style-name="P185"><text:s text:c="8"/>"key": "7938",</text:p>
            <text:p text:style-name="P185"><text:s text:c="8"/>"title": "11-11-11"</text:p>
            <text:p text:style-name="P185"><text:s text:c="4"/>},</text:p>
            <text:p text:style-name="P185"><text:s text:c="4"/>{</text:p>
            <text:p text:style-name="P185"><text:s text:c="8"/>"subtitles": [],</text:p>
            <text:p text:style-name="P185"><text:s text:c="8"/>"key": "7465",</text:p>
            <text:p text:style-name="P185"><text:s text:c="8"/>"title": "11:14"</text:p>
            <text:p text:style-name="P185"><text:s text:c="4"/>}</text:p>
            <text:p text:style-name="P185">]</text:p>
          </table:table-cell>
        </table:table-row>
      </table:table>
      <text:p text:style-name="P83"/>
      <text:h text:style-name="P288" text:outline-level="3"><text:bookmark-start text:name="__RefHeading___Toc4102_754688734"/>getSectionByLetter<text:bookmark-end text:name="__RefHeading___Toc4102_754688734"/></text:h>
      <text:p text:style-name="P86">Discontinued since API V3.</text:p>
      <text:p text:style-name="P86">See getSection</text:p>
      <text:h text:style-name="P289" text:outline-level="3"><text:bookmark-start text:name="__RefHeading___Toc4108_754688734"/>getSubtitles<text:bookmark-end text:name="__RefHeading___Toc4108_754688734"/></text:h>
      <text:p text:style-name="P87">To get a list of subtitles for a media, issue a <text:span text:style-name="T75">GET</text:span> like:</text:p>
      <table:table table:name="Table47" table:style-name="Table47">
        <table:table-column table:style-name="Table47.A"/>
        <table:table-row>
          <table:table-cell table:style-name="Table47.A1" office:value-type="string">
            <text:p text:style-name="P186">/<text:span text:style-name="T73">api/v3/</text:span>pms/getSubtitles/&lt;Media Rating Key&gt;[/<text:span text:style-name="T1">getFile</text:span><text:span text:style-name="T8">]</text:span></text:p>
          </table:table-cell>
        </table:table-row>
      </table:table>
      <text:p text:style-name="P84"/>
      <text:p text:style-name="P87">If the parameter /getFile is present in the url, then an additional req. will be sendt to the PMS, asking for the url of the subtitle file.</text:p>
      <text:p text:style-name="P87">The returned value for location can be one of the following: ['Embedded', 'Agent', 'Sidecar']</text:p>
      <text:p text:style-name="P87">Will return something like:</text:p>
      <table:table table:name="Table59" table:style-name="Table59">
        <table:table-column table:style-name="Table59.A"/>
        <text:soft-page-break/>
        <table:table-row>
          <table:table-cell table:style-name="Table59.A1" office:value-type="string">
            <text:p text:style-name="P186">[{</text:p>
            <text:p text:style-name="P186">'languageCode': 'dan', </text:p>
            <text:p text:style-name="P186">'url': 'file:///share/CACHEDEV1_DATA/video/Nyt/movies/nov/<text:span text:style-name="T31">myMovie</text:span> (2015)/<text:span text:style-name="T31">myMovie</text:span>.2015.1080p.BluRay.x264.da.srt', </text:p>
            <text:p text:style-name="P186">'selected': '1', </text:p>
            <text:p text:style-name="P186">'codec': 'srt', </text:p>
            <text:p text:style-name="P186">'location': 'Sidecar', </text:p>
            <text:p text:style-name="P186">'key': '103701'}]</text:p>
          </table:table-cell>
        </table:table-row>
      </table:table>
      <text:p text:style-name="P87"/>
      <text:h text:style-name="P290" text:outline-level="3"><text:bookmark-start text:name="__RefHeading___Toc4112_754688734"/>getParts<text:bookmark-end text:name="__RefHeading___Toc4112_754688734"/></text:h>
      <text:p text:style-name="P89">When dealing with a movie or a TV-Show episode, it can have different media files, known as parts.</text:p>
      <text:p text:style-name="P89">To get a list of those, issue a <text:span text:style-name="T74">GET</text:span> like:</text:p>
      <table:table table:name="Table84" table:style-name="Table84">
        <table:table-column table:style-name="Table84.A"/>
        <table:table-row>
          <table:table-cell table:style-name="Table84.A1" office:value-type="string">
            <text:p text:style-name="P187">/<text:span text:style-name="T74">api/v3/</text:span>pms/getParts/&lt;Key of Movie or episode&gt;</text:p>
          </table:table-cell>
        </table:table-row>
      </table:table>
      <text:p text:style-name="P89"/>
      <text:p text:style-name="P89">Sample:</text:p>
      <table:table table:name="Table85" table:style-name="Table85">
        <table:table-column table:style-name="Table85.A"/>
        <table:table-row>
          <table:table-cell table:style-name="Table85.A1" office:value-type="string">
            <text:p text:style-name="P187">/<text:span text:style-name="T74">api/v3/</text:span>pms/getParts/19723</text:p>
          </table:table-cell>
        </table:table-row>
      </table:table>
      <text:p text:style-name="P89"/>
      <text:p text:style-name="P89">Above would return something like:</text:p>
      <table:table table:name="Table86" table:style-name="Table86">
        <table:table-column table:style-name="Table86.A"/>
        <table:table-row>
          <table:table-cell table:style-name="Table86.A1" office:value-type="string">
            <text:p text:style-name="P187">{</text:p>
            <text:p text:style-name="P187"><text:s text:c="4"/>"8797": "/share/CACHEDEV1_DATA/video/movies/myMovie pt1.mkv",</text:p>
            <text:p text:style-name="P187"><text:s text:c="4"/>"8798": "/share/CACHEDEV1_DATA/video/movies/myMovie pt2.mkv",</text:p>
            <text:p text:style-name="P187"><text:s text:c="4"/>"8799": "/share/CACHEDEV1_DATA/video/movies/myMovie pt3.mkv"</text:p>
            <text:p text:style-name="P187">}</text:p>
          </table:table-cell>
        </table:table-row>
      </table:table>
      <text:p text:style-name="P89"/>
      <text:p text:style-name="P88">Where the key is the part ID</text:p>
      <text:p text:style-name="P88"/>
      <text:h text:style-name="P291" text:outline-level="3"/>
      <text:h text:style-name="P321" text:outline-level="3"><text:bookmark-start text:name="__RefHeading___Toc4115_754688734"/><text:span text:style-name="T79">s</text:span>howSubtitle<text:bookmark-end text:name="__RefHeading___Toc4115_754688734"/></text:h>
      <text:p text:style-name="P90">To show a subtitle, issue a get like:</text:p>
      <table:table table:name="Table16" table:style-name="Table16">
        <table:table-column table:style-name="Table16.A"/>
        <table:table-row>
          <table:table-cell table:style-name="Table16.A1" office:value-type="string">
            <text:p text:style-name="P188">/<text:span text:style-name="T77">api/v3/</text:span>pms/showSubtitle/&lt;Subtitle Key&gt;</text:p>
          </table:table-cell>
        </table:table-row>
      </table:table>
      <text:p text:style-name="P90"/>
      <text:p text:style-name="P90">Will return something like:</text:p>
      <table:table table:name="Table17" table:style-name="Table17">
        <table:table-column table:style-name="Table17.A"/>
        <table:table-row>
          <table:table-cell table:style-name="Table17.A1" office:value-type="string">
            <text:p text:style-name="P189">[</text:p>
            <text:p text:style-name="P189"><text:s text:c="4"/>"1",</text:p>
            <text:p text:style-name="P189"><text:s text:c="4"/>"00:00:19,400 --&gt; 00:00:20,942",</text:p>
            <text:p text:style-name="P189"><text:s text:c="4"/>"Welcome to WebTools",</text:p>
            <text:p text:style-name="P189"><text:s text:c="4"/>"",</text:p>
            <text:p text:style-name="P189"><text:s text:c="4"/>"<text:span text:style-name="T76">2</text:span>",</text:p>
            <text:p text:style-name="P189"><text:s text:c="4"/>"00:00:21,400 --&gt; 00:00:24,108",</text:p>
            <text:p text:style-name="P189"><text:s text:c="4"/>"Now with a:.",</text:p>
            <text:p text:style-name="P189"><text:s text:c="4"/>"Rest API",</text:p>
            <text:p text:style-name="P189"><text:s text:c="4"/>""</text:p>
            <text:p text:style-name="P189">]</text:p>
          </table:table-cell>
        </table:table-row>
      </table:table>
      <text:h text:style-name="P292" text:outline-level="3"><text:bookmark-start text:name="__RefHeading___Toc6315_645251985"/>Download Subtitle<text:bookmark-end text:name="__RefHeading___Toc6315_645251985"/></text:h>
      <text:p text:style-name="P136">To download a subtitle, issue a GET like:</text:p>
      <table:table table:name="Table124" table:style-name="Table124">
        <table:table-column table:style-name="Table124.A"/>
        <table:table-row>
          <table:table-cell table:style-name="Table124.A1" office:value-type="string">
            <text:p text:style-name="P231">/<text:span text:style-name="T121">api/v3/pms/</text:span>downloadSubtitle/<text:span text:style-name="T121">&lt;</text:span>Key of Subtitle&gt;</text:p>
          </table:table-cell>
        </table:table-row>
      </table:table>
      <text:p text:style-name="P136"/>
      <text:h text:style-name="P293" text:outline-level="3"><text:bookmark-start text:name="__RefHeading___Toc4118_754688734"/>delBundle<text:bookmark-end text:name="__RefHeading___Toc4118_754688734"/></text:h>
      <text:p text:style-name="P91">To remove/uninstall a bundle, that WebTools know about, issue a DELETE like:</text:p>
      <table:table table:name="Table36" table:style-name="Table36">
        <table:table-column table:style-name="Table36.A"/>
        <table:table-row>
          <table:table-cell table:style-name="Table36.A1" office:value-type="string">
            <text:p text:style-name="P190">/<text:span text:style-name="T78">api/v3/</text:span>pms/delBundle/<text:span text:style-name="T78">&lt;bundle name&gt;</text:span></text:p>
          </table:table-cell>
        </table:table-row>
      </table:table>
      <text:p text:style-name="P91"/>
      <text:p text:style-name="P91">If the bundle was not on our installed list, then we return a 404 with a body like:</text:p>
      <table:table table:name="Table75" table:style-name="Table75">
        <table:table-column table:style-name="Table75.A"/>
        <table:table-row>
          <table:table-cell table:style-name="Table75.A1" office:value-type="string">
            <text:p text:style-name="P190">Bundle plex2csv.bundle was not found</text:p>
          </table:table-cell>
        </table:table-row>
      </table:table>
      <text:p text:style-name="P91"/>
      <text:p text:style-name="P91">If the bundle was on our list, but we could not remove the directory, then we return a 500</text:p>
      <text:p text:style-name="P91">If bundle is removed, we return a 200</text:p>
      <text:h text:style-name="P294" text:outline-level="3"/>
      <text:h text:style-name="P322" text:outline-level="3"><text:bookmark-start text:name="__RefHeading___Toc4122_754688734"/>TV-Show Size<text:bookmark-end text:name="__RefHeading___Toc4122_754688734"/></text:h>
      <text:p text:style-name="P92">To grap the amount of entries in a TV-Show, issue a GET like:</text:p>
      <table:table table:name="Table63" table:style-name="Table63">
        <table:table-column table:style-name="Table63.A"/>
        <table:table-row>
          <table:table-cell table:style-name="Table63.A1" office:value-type="string">
            <text:p text:style-name="P191">/<text:span text:style-name="T80">api/v3/</text:span>pms/<text:span text:style-name="T80">getShowSize/</text:span>&lt;Key of show&gt;</text:p>
          </table:table-cell>
        </table:table-row>
      </table:table>
      <text:p text:style-name="P92"/>
      <text:p text:style-name="P93">Sample call:</text:p>
      <table:table table:name="Table25" table:style-name="Table25">
        <table:table-column table:style-name="Table25.A"/>
        <table:table-row>
          <table:table-cell table:style-name="Table25.A1" office:value-type="string">
            <text:p text:style-name="P192"><text:span text:style-name="T81">/api/v3/pms/getShowSize/</text:span>19714</text:p>
          </table:table-cell>
        </table:table-row>
      </table:table>
      <text:p text:style-name="P93"/>
      <text:p text:style-name="P92">Will return something like:</text:p>
      <table:table table:name="Table64" table:style-name="Table64">
        <table:table-column table:style-name="Table64.A"/>
        <table:table-row>
          <table:table-cell table:style-name="Table64.A1" office:value-type="string">
            <text:p text:style-name="P191">6</text:p>
          </table:table-cell>
        </table:table-row>
      </table:table>
      <text:p text:style-name="P92"/>
      <text:h text:style-name="P295" text:outline-level="3"><text:bookmark-start text:name="__RefHeading___Toc4126_754688734"/>TV-Shows <text:span text:style-name="T82">S</text:span>eason<text:span text:style-name="T82">s</text:span><text:bookmark-end text:name="__RefHeading___Toc4126_754688734"/></text:h>
      <text:p text:style-name="P94">To get a list of seasons for a TV-Show, issue a GET like:</text:p>
      <table:table table:name="Table26" table:style-name="Table26">
        <table:table-column table:style-name="Table26.A"/>
        <table:table-row>
          <table:table-cell table:style-name="Table26.A1" office:value-type="string">
            <text:p text:style-name="P193"><text:span text:style-name="T83">/api/v3/pms/getShowSeasons/</text:span>&lt;Key of TV Show&gt;</text:p>
          </table:table-cell>
        </table:table-row>
      </table:table>
      <text:p text:style-name="P94"/>
      <text:p text:style-name="P94">Sample call:</text:p>
      <table:table table:name="Table27" table:style-name="Table27">
        <table:table-column table:style-name="Table27.A"/>
        <table:table-row>
          <table:table-cell table:style-name="Table27.A1" office:value-type="string">
            <text:p text:style-name="P194">/api/v3/pms/getShowSeasons/17400</text:p>
          </table:table-cell>
        </table:table-row>
      </table:table>
      <text:p text:style-name="P94"/>
      <text:p text:style-name="P94">Will return something like:</text:p>
      <table:table table:name="Table67" table:style-name="Table67">
        <table:table-column table:style-name="Table67.A"/>
        <table:table-row>
          <table:table-cell table:style-name="Table67.A1" office:value-type="string">
            <text:p text:style-name="P193">[</text:p>
            <text:p text:style-name="P193"><text:s text:c="4"/>{</text:p>
            <text:p text:style-name="P193"><text:s text:c="8"/>"season": "0",</text:p>
            <text:p text:style-name="P193"><text:s text:c="8"/>"size": "1",</text:p>
            <text:p text:style-name="P193"><text:s text:c="8"/>"key": "13915",</text:p>
            <text:p text:style-name="P193"><text:s text:c="8"/>"title": "Specials"</text:p>
            <text:p text:style-name="P193"><text:s text:c="4"/>},</text:p>
            <text:p text:style-name="P193"><text:s text:c="4"/>{</text:p>
            <text:p text:style-name="P193"><text:s text:c="8"/>"season": "1",</text:p>
            <text:p text:style-name="P193"><text:s text:c="8"/>"size": "23",</text:p>
            <text:p text:style-name="P193"><text:s text:c="8"/>"key": "13891",</text:p>
            <text:p text:style-name="P193"><text:s text:c="8"/>"title": "Season 1"</text:p>
            <text:p text:style-name="P193"><text:s text:c="4"/>},</text:p>
            <text:p text:style-name="P193"><text:s text:c="4"/>{</text:p>
            <text:p text:style-name="P193"><text:s text:c="8"/>"season": "2",</text:p>
            <text:p text:style-name="P193"><text:s text:c="8"/>"size": "23",</text:p>
            <text:p text:style-name="P193"><text:s text:c="8"/>"key": "13867",</text:p>
            <text:p text:style-name="P193"><text:s text:c="8"/>"title": "Season 2"</text:p>
            <text:p text:style-name="P193"><text:soft-page-break/><text:s text:c="4"/>},</text:p>
            <text:p text:style-name="P193"><text:s text:c="4"/>{</text:p>
            <text:p text:style-name="P193"><text:s text:c="8"/>"season": "3",</text:p>
            <text:p text:style-name="P193"><text:s text:c="8"/>"size": "23",</text:p>
            <text:p text:style-name="P193"><text:s text:c="8"/>"key": "13843",</text:p>
            <text:p text:style-name="P193"><text:s text:c="8"/>"title": "Season 3"</text:p>
            <text:p text:style-name="P193"><text:s text:c="4"/>}</text:p>
            <text:p text:style-name="P193">]</text:p>
          </table:table-cell>
        </table:table-row>
      </table:table>
      <text:p text:style-name="P94"/>
      <text:h text:style-name="P296" text:outline-level="3"><text:bookmark-start text:name="__RefHeading___Toc4130_754688734"/>TV-Shows Season<text:bookmark-end text:name="__RefHeading___Toc4130_754688734"/></text:h>
      <text:p text:style-name="P95">To get a list of episodes in a TV-Show Season, issue a get like:</text:p>
      <table:table table:name="Table28" table:style-name="Table28">
        <table:table-column table:style-name="Table28.A"/>
        <table:table-row>
          <table:table-cell table:style-name="Table28.A1" office:value-type="string">
            <text:p text:style-name="P96"><text:span text:style-name="T8">/api/v3/pms/getShowSeason/&lt;Key of Season&gt;</text:span><text:span text:style-name="T1">/[getSub]/[getFile]</text:span></text:p>
          </table:table-cell>
        </table:table-row>
      </table:table>
      <text:p text:style-name="P95"/>
      <text:p text:style-name="P95">If getSubs <text:span text:style-name="T85">is part of the uri</text:span>, then subtitles info will be returned as well.</text:p>
      <text:p text:style-name="P95">If getSubs is <text:span text:style-name="T85">present</text:span>, and getFile <text:span text:style-name="T85">as well</text:span>, then subtitles filename/path will be returned as well.</text:p>
      <text:p text:style-name="P95">Sample Call:</text:p>
      <table:table table:name="Table29" table:style-name="Table29">
        <table:table-column table:style-name="Table29.A"/>
        <table:table-row>
          <table:table-cell table:style-name="Table29.A1" office:value-type="string">
            <text:p text:style-name="P96">/api/v3/pms/getShowSeason/15618/getFile/getSub</text:p>
          </table:table-cell>
        </table:table-row>
      </table:table>
      <text:p text:style-name="P95"/>
      <text:p text:style-name="P95">Above would return something like:</text:p>
      <table:table table:name="Table68" table:style-name="Table68">
        <table:table-column table:style-name="Table68.A"/>
        <table:table-row>
          <table:table-cell table:style-name="Table68.A1" office:value-type="string">
            <text:p text:style-name="P195">[</text:p>
            <text:p text:style-name="P195"><text:s text:c="4"/>{</text:p>
            <text:p text:style-name="P195"><text:s text:c="8"/>"episode": "1",</text:p>
            <text:p text:style-name="P195"><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text:span>.S01E01.da.srt', 'selected': '1', 'codec': 'srt', 'location': 'Sidecar', 'key': '44534'}]",</text:p>
            <text:p text:style-name="P195"><text:s text:c="8"/>"key": "13892",</text:p>
            <text:p text:style-name="P195"><text:s text:c="8"/>"title": "Pilot"</text:p>
            <text:p text:style-name="P195"><text:s text:c="4"/>},</text:p>
            <text:p text:style-name="P195"><text:s text:c="4"/>{</text:p>
            <text:p text:style-name="P195"><text:s text:c="8"/>"episode": "2",</text:p>
            <text:p text:style-name="P195"><text:s text:c="8"/>"subtitles": "[{'languageCode': 'dan', 'url': 'file:///share/CACHEDEV1_DATA/video/tv-series/<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 </text:span>.S01E02.da.srt', 'selected': '1', 'codec': 'srt', 'location': 'Sidecar', 'key': '44538'}]",</text:p>
            <text:p text:style-name="P195"><text:s text:c="8"/>"key": "13893",</text:p>
            <text:p text:style-name="P195"><text:s text:c="8"/>"title": "<text:span text:style-name="T84">first episode</text:span>"</text:p>
            <text:p text:style-name="P195"><text:s text:c="4"/>}</text:p>
            <text:p text:style-name="P195">]</text:p>
          </table:table-cell>
        </table:table-row>
      </table:table>
      <text:p text:style-name="P95"/>
      <text:h text:style-name="P297" text:outline-level="3"><text:bookmark-start text:name="__RefHeading___Toc4134_754688734"/><text:soft-page-break/>TV-Show Contents<text:bookmark-end text:name="__RefHeading___Toc4134_754688734"/></text:h>
      <text:p text:style-name="P98">To grap the contents of a TV-Show, issue a GET like:</text:p>
      <table:table table:name="Table24" table:style-name="Table24">
        <table:table-column table:style-name="Table24.A"/>
        <table:table-row>
          <table:table-cell table:style-name="Table24.A1" office:value-type="string">
            <text:p text:style-name="P197"><text:span text:style-name="T8">api/v3/pms/getShowContents/&lt;Key of show&gt;/start/&lt;start&gt;/size/&lt;Amount to fetch&gt;</text:span><text:span text:style-name="T1">/[getSubs]</text:span></text:p>
          </table:table-cell>
        </table:table-row>
      </table:table>
      <text:p text:style-name="P98"/>
      <text:p text:style-name="P98">Sample call:</text:p>
      <table:table table:name="Table65" table:style-name="Table65">
        <table:table-column table:style-name="Table65.A"/>
        <table:table-row>
          <table:table-cell table:style-name="Table65.A1" office:value-type="string">
            <text:p text:style-name="P197">/api/v3/pms/getShowContents/560/start/0/size/3/getSubs</text:p>
          </table:table-cell>
        </table:table-row>
      </table:table>
      <text:p text:style-name="P98"/>
      <text:p text:style-name="P98">Will return:</text:p>
      <table:table table:name="Table66" table:style-name="Table66">
        <table:table-column table:style-name="Table66.A"/>
        <table:table-row>
          <table:table-cell table:style-name="Table66.A1" office:value-type="string">
            <text:p text:style-name="P196">[</text:p>
            <text:p text:style-name="P196"><text:s text:c="4"/>{</text:p>
            <text:p text:style-name="P196"><text:s text:c="8"/>"season": "4",</text:p>
            <text:p text:style-name="P196"><text:s text:c="8"/>"episode": "5",</text:p>
            <text:p text:style-name="P196"><text:s text:c="8"/>"subtitles": "[{'languageCode': 'dan', 'codec': 'srt', 'selected': '1', 'key': '101715', 'location': 'Sidecar'}, {'languageCode': 'eng', 'codec': 'srt', 'selected': None, 'key': '101714', 'location': 'Sidecar'}]",</text:p>
            <text:p text:style-name="P196"><text:s text:c="8"/>"key": "42324",</text:p>
            <text:p text:style-name="P196"><text:s text:c="8"/>"title": "<text:span text:style-name="T84">myMovie</text:span>"</text:p>
            <text:p text:style-name="P196"><text:s text:c="4"/>},</text:p>
            <text:p text:style-name="P196"><text:s text:c="4"/>{</text:p>
            <text:p text:style-name="P196"><text:s text:c="8"/>"season": "4",</text:p>
            <text:p text:style-name="P196"><text:s text:c="8"/>"episode": "6",</text:p>
            <text:p text:style-name="P196"><text:s text:c="8"/>"subtitles": "[{'languageCode': 'dan', 'codec': 'srt', 'selected': '1', 'key': '101720', 'location': 'Sidecar'}, {'languageCode': 'eng', 'codec': 'srt', 'selected': None, 'key': '101719', 'location': 'Sidecar'}]",</text:p>
            <text:p text:style-name="P196"><text:s text:c="8"/>"key": "42325",</text:p>
            <text:p text:style-name="P196"><text:s text:c="8"/>"title": "<text:span text:style-name="T84">Some Movie</text:span>"</text:p>
            <text:p text:style-name="P196"><text:s text:c="4"/>}</text:p>
            <text:p text:style-name="P196">]</text:p>
          </table:table-cell>
        </table:table-row>
      </table:table>
      <text:p text:style-name="P98"/>
      <text:p text:style-name="P97">Do note, that i<text:span text:style-name="T87">f</text:span> getSubs <text:span text:style-name="T86">is part of the url</text:span>, then an additional call will be made for each episode, so kinda costly</text:p>
      <text:p text:style-name="P97"/>
      <text:h text:style-name="P298" text:outline-level="3"/>
      <text:h text:style-name="P323" text:outline-level="3"><text:bookmark-start text:name="__RefHeading___Toc4139_754688734"/>Delete Subtitle<text:bookmark-end text:name="__RefHeading___Toc4139_754688734"/></text:h>
      <text:p text:style-name="P99">To delete a sidecar <text:span text:style-name="T88">or agent </text:span>subtitle, issue a DELETE like:</text:p>
      <table:table table:name="Table30" table:style-name="Table30">
        <table:table-column table:style-name="Table30.A"/>
        <table:table-row>
          <table:table-cell table:style-name="Table30.A1" office:value-type="string">
            <text:p text:style-name="P201">/api/v3/pms/delSub/key/&lt;Key of media&gt;/sub/&lt;Key of subtitle&gt;</text:p>
          </table:table-cell>
        </table:table-row>
      </table:table>
      <text:p text:style-name="P99"/>
      <text:p text:style-name="P99">Sample call:</text:p>
      <table:table table:name="Table31" table:style-name="Table31">
        <table:table-column table:style-name="Table31.A"/>
        <table:table-row>
          <table:table-cell table:style-name="Table31.A1" office:value-type="string">
            <text:p text:style-name="P201">/api/v3/pms/delSub/key/18147/sub/76740</text:p>
          </table:table-cell>
        </table:table-row>
      </table:table>
      <text:p text:style-name="P99"/>
      <text:p text:style-name="P99">With above, if success, we return 200, and with a body like:</text:p>
      <table:table table:name="Table69" table:style-name="Table69">
        <table:table-column table:style-name="Table69.A"/>
        <table:table-row>
          <table:table-cell table:style-name="Table69.A1" office:value-type="string">
            <text:p text:style-name="P198">{</text:p>
            <text:p text:style-name="P198"><text:s text:c="4"/>"Deleted file": "/share/CACHEDEV1_DATA/video/Nyt/movies/nov/myMovie/myMovie.2015.1080p.BluRay.x264.da.srt"</text:p>
            <text:p text:style-name="P198">}</text:p>
          </table:table-cell>
        </table:table-row>
      </table:table>
      <text:p text:style-name="P99"/>
      <text:p text:style-name="P100">If the subtitle to delete was downloaded from an agent, then we<text:span text:style-name="T8"> </text:span><text:span text:style-name="T12">return with a 200:</text:span></text:p>
      <table:table table:name="Table70" table:style-name="Table70">
        <table:table-column table:style-name="Table70.A"/>
        <table:table-row>
          <table:table-cell table:style-name="Table70.A1" office:value-type="string">
            <text:p text:style-name="P199">{</text:p>
            <text:p text:style-name="P199"><text:s text:c="4"/>"SymbLink": "/root/Library/Plex Media Server/Media/localhost/8/7de530475ce1adb8a4c731737b8a3f62bdd54ae.bundle/Contents/Subtitles/nl/com.plexapp.agents.opensubtitles_c0254bac627eb1f760cbff1cae4553862353318f.srt",</text:p>
            <text:p text:style-name="P199"><text:s text:c="4"/>"FilePath": "/root/Library/Plex Media Server/Media/localhost/8/7de530475ce1adb8a4c731737b8a3f62bdd54ae.bundle/Subtitle Contributions/com.plexapp.agents.opensubtitles/nl/c0254bac627eb1f760cbff1cae4553862353318f.srt"</text:p>
            <text:p text:style-name="P199">}</text:p>
          </table:table-cell>
        </table:table-row>
      </table:table>
      <text:p text:style-name="P35"/>
      <text:p text:style-name="P35">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00">Hmmm....This is invalid, and most likely due to trying to delete an embedded sub :-)</text:p>
          </table:table-cell>
        </table:table-row>
      </table:table>
      <text:p text:style-name="P35"/>
      <text:p text:style-name="P35"/>
      <text:h text:style-name="P336" text:outline-level="2"><text:bookmark-start text:name="__RefHeading___Toc5272_270343148"/><text:span text:style-name="T90">Git</text:span> module<text:bookmark-end text:name="__RefHeading___Toc5272_270343148"/></text:h>
      <text:p text:style-name="P101">The <text:span text:style-name="T90">Git</text:span> module will <text:span text:style-name="T91">handle information from GitHub.</text:span></text:p>
      <text:p text:style-name="P102">Before doing any thing with the Git Module related to the UAS, you <text:span text:style-name="T1">must</text:span><text:span text:style-name="T8"> update the cache first</text:span></text:p>
      <text:p text:style-name="P36">See updateUASCache <text:span text:style-name="T89">below</text:span></text:p>
      <text:h text:style-name="P299" text:outline-level="3"><text:bookmark-start text:name="__RefHeading___Toc5274_270343148"/>List<text:bookmark-end text:name="__RefHeading___Toc5274_270343148"/></text:h>
      <text:p text:style-name="P103">To return a list of already installed Git Channels with this plugin, issue a <text:span text:style-name="T91">GET</text:span> like:</text:p>
      <table:table table:name="Table49" table:style-name="Table49">
        <table:table-column table:style-name="Table49.A"/>
        <table:table-row>
          <table:table-cell table:style-name="Table49.A1" office:value-type="string">
            <text:p text:style-name="P203">/api/v3/git/list</text:p>
          </table:table-cell>
        </table:table-row>
      </table:table>
      <text:p text:style-name="P103"/>
      <text:p text:style-name="P103">Will return something like:</text:p>
      <table:table table:name="Table50" table:style-name="Table50">
        <table:table-column table:style-name="Table50.A"/>
        <table:table-row>
          <table:table-cell table:style-name="Table50.A1" office:value-type="string">
            <text:p text:style-name="P202">{</text:p>
            <text:p text:style-name="P202"><text:s text:c="4"/>"https://github.com/ukdtom/DevTools.bundle": {</text:p>
            <text:p text:style-name="P202"><text:s text:c="8"/>"description": "Helper for 3.Party tools",</text:p>
            <text:p text:style-name="P202"><text:s text:c="8"/>"title": "DevTools",</text:p>
            <text:p text:style-name="P202"><text:s text:c="8"/>"bundle": "DevTools.bundle",</text:p>
            <text:p text:style-name="P202"><text:s text:c="8"/>"branch": "master",</text:p>
            <text:p text:style-name="P202"><text:s text:c="8"/>"date": "2015-12-20 13:59:08",</text:p>
            <text:p text:style-name="P202"><text:s text:c="8"/>"identifier": "com.plexapp.plugins.DevTools",</text:p>
            <text:p text:style-name="P202"><text:s text:c="8"/>"type": [</text:p>
            <text:p text:style-name="P202"><text:s text:c="12"/>"Agent"</text:p>
            <text:p text:style-name="P202"><text:s text:c="8"/>],</text:p>
            <text:p text:style-name="P202"><text:s text:c="8"/>"icon": "DevTools.png"</text:p>
            <text:p text:style-name="P202"><text:s text:c="4"/>}</text:p>
          </table:table-cell>
        </table:table-row>
      </table:table>
      <text:p text:style-name="P103"/>
      <text:p text:style-name="P104">If some of the json strings are empty, then it means that the user installed the bundle manually, and not via our UAS.</text:p>
      <text:p text:style-name="P105">NOTE: <text:span text:style-name="T8">If the key is n</text:span><text:span text:style-name="T13">o</text:span><text:span text:style-name="T8">t an url, but instead an identifier, then it means, that this bundle was migrated into WebTools UAS module, and we have then no way of knowing a valid url.</text:span></text:p>
      <text:p text:style-name="P38">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02">{</text:p>
            <text:p text:style-name="P202"><text:s text:c="4"/>"https://github.com/ukdtom/DevTools.bundle": {</text:p>
            <text:p text:style-name="P202"><text:s text:c="8"/>"description": "Helper for 3.Party tools",</text:p>
            <text:p text:style-name="P202"><text:s text:c="8"/>"title": "DevTools",</text:p>
            <text:p text:style-name="P202"><text:s text:c="8"/>"bundle": "DevTools.bundle",</text:p>
            <text:p text:style-name="P202"><text:s text:c="8"/>"branch": "master",</text:p>
            <text:p text:style-name="P202"><text:s text:c="8"/>"date": "2015-12-20 13:59:08",</text:p>
            <text:p text:style-name="P202"><text:s text:c="8"/>"identifier": "com.plexapp.plugins.DevTools",</text:p>
            <text:p text:style-name="P202"><text:s text:c="8"/>"type": [</text:p>
            <text:p text:style-name="P202"><text:soft-page-break/><text:s text:c="12"/>"Agent"</text:p>
            <text:p text:style-name="P202"><text:s text:c="8"/>],</text:p>
            <text:p text:style-name="P202"><text:s text:c="8"/>"icon": "DevTools.png"</text:p>
            <text:p text:style-name="P202"><text:s text:c="4"/>},</text:p>
            <text:p text:style-name="P202"><text:s text:c="4"/>"com.plexapp.plugins.findUnmatch": {</text:p>
            <text:p text:style-name="P202"><text:s text:c="8"/>"description": "",</text:p>
            <text:p text:style-name="P202"><text:s text:c="8"/>"title": "Plex-FindUnmatched",</text:p>
            <text:p text:style-name="P202"><text:s text:c="8"/>"bundle": "Plex-FindUnmatched.bundle",</text:p>
            <text:p text:style-name="P202"><text:s text:c="8"/>"branch": "",</text:p>
            <text:p text:style-name="P202"><text:s text:c="8"/>"date": "2015-12-20 14:05:53",</text:p>
            <text:p text:style-name="P202"><text:s text:c="8"/>"identifier": "com.plexapp.plugins.findUnmatch",</text:p>
            <text:p text:style-name="P202"><text:s text:c="8"/>"type": [],</text:p>
            <text:p text:style-name="P202"><text:s text:c="8"/>"icon": ""</text:p>
            <text:p text:style-name="P202"><text:s text:c="4"/>}</text:p>
          </table:table-cell>
        </table:table-row>
      </table:table>
      <text:p text:style-name="P38"/>
      <text:h text:style-name="P300" text:outline-level="3"><text:bookmark-start text:name="__RefHeading___Toc5278_270343148"/><text:span text:style-name="T97">g</text:span>etReleaseInfo<text:bookmark-end text:name="__RefHeading___Toc5278_270343148"/></text:h>
      <text:p text:style-name="P110">To get information about the latest release or all releases <text:span text:style-name="T92">of a Git</text:span>, issue a get like:</text:p>
      <table:table table:name="Table56" table:style-name="Table56">
        <table:table-column table:style-name="Table56.A"/>
        <table:table-row>
          <table:table-cell table:style-name="Table56.A1" office:value-type="string">
            <text:p text:style-name="P110"><text:span text:style-name="T93">/api/v3/git/getReleaseInfo/url/&lt;Escaped url&gt;</text:span><text:span text:style-name="T7">/version/</text:span><text:span text:style-name="T1">[latest,all]</text:span></text:p>
          </table:table-cell>
        </table:table-row>
      </table:table>
      <text:p text:style-name="P110"/>
      <text:p text:style-name="P110">You can add a version parameter saying version=[<text:span text:style-name="T1">latest</text:span><text:span text:style-name="T8">, all] if needed</text:span></text:p>
      <text:p text:style-name="P40"/>
      <text:p text:style-name="P40">Sample:</text:p>
      <table:table table:name="Table57" table:style-name="Table57">
        <table:table-column table:style-name="Table57.A"/>
        <table:table-row>
          <table:table-cell table:style-name="Table57.A1" office:value-type="string">
            <text:p text:style-name="P205">/api/v3/git/getReleaseInfo/url/https%3A%2F%2Fgithub.com%2Fukdtom%2FWebTools.bundle/version/all</text:p>
          </table:table-cell>
        </table:table-row>
      </table:table>
      <text:p text:style-name="P40"/>
      <text:p text:style-name="P40">Above will return something like:</text:p>
      <table:table table:name="Table58" table:style-name="Table58">
        <table:table-column table:style-name="Table58.A"/>
        <table:table-row>
          <table:table-cell table:style-name="Table58.A1" office:value-type="string">
            <text:p text:style-name="P204">{</text:p>
            <text:p text:style-name="P204"><text:s text:c="2"/>"url": "https://api.github.com/repos/dagalufh/WebTools.bundle/releases/2015631",</text:p>
            <text:p text:style-name="P204"><text:s text:c="2"/>"assets_url": "https://api.github.com/repos/dagalufh/WebTools.bundle/releases/2015631/assets",</text:p>
            <text:p text:style-name="P204"><text:s text:c="2"/>"upload_url": "https://uploads.github.com/repos/dagalufh/WebTools.bundle/releases/2015631/assets{?name,label}",</text:p>
            <text:p text:style-name="P204"><text:s text:c="2"/>"html_url": "https://github.com/dagalufh/WebTools.bundle/releases/tag/1.1",</text:p>
            <text:p text:style-name="P204"><text:s text:c="2"/>"id": 2015631,</text:p>
            <text:p text:style-name="P204"><text:s text:c="2"/>"tag_name": "1.1",</text:p>
            <text:p text:style-name="P204"><text:s text:c="2"/>"target_commitish": "master",</text:p>
            <text:p text:style-name="P204"><text:s text:c="2"/>"name": "Version 1.1",</text:p>
            <text:p text:style-name="P204"><text:s text:c="2"/>"draft": false,</text:p>
            <text:p text:style-name="P204"><text:s text:c="2"/>"author": {</text:p>
            <text:p text:style-name="P204"><text:s text:c="4"/>"login": "dagalufh",</text:p>
            <text:p text:style-name="P204"><text:s text:c="4"/>"id": 8938352,</text:p>
            <text:p text:style-name="P204"><text:soft-page-break/><text:s text:c="4"/>"avatar_url": "https://avatars.githubusercontent.com/u/8938352?v=3",</text:p>
            <text:p text:style-name="P204"><text:s text:c="4"/>"gravatar_id": "",</text:p>
            <text:p text:style-name="P204"><text:s text:c="4"/>"url": "https://api.github.com/users/dagalufh",</text:p>
            <text:p text:style-name="P204"><text:s text:c="4"/>"html_url": "https://github.com/dagalufh",</text:p>
            <text:p text:style-name="P204"><text:s text:c="4"/>"followers_url": "https://api.github.com/users/dagalufh/followers",</text:p>
            <text:p text:style-name="P204"><text:s text:c="4"/>"following_url": "https://api.github.com/users/dagalufh/following{/other_user}",</text:p>
            <text:p text:style-name="P204"><text:s text:c="4"/>"gists_url": "https://api.github.com/users/dagalufh/gists{/gist_id}",</text:p>
            <text:p text:style-name="P204"><text:s text:c="4"/>"starred_url": "https://api.github.com/users/dagalufh/starred{/owner}{/repo}",</text:p>
            <text:p text:style-name="P204"><text:s text:c="4"/>"subscriptions_url": "https://api.github.com/users/dagalufh/subscriptions",</text:p>
            <text:p text:style-name="P204"><text:s text:c="4"/>"organizations_url": "https://api.github.com/users/dagalufh/orgs",</text:p>
            <text:p text:style-name="P204"><text:s text:c="4"/>"repos_url": "https://api.github.com/users/dagalufh/repos",</text:p>
            <text:p text:style-name="P204"><text:s text:c="4"/>"events_url": "https://api.github.com/users/dagalufh/events{/privacy}",</text:p>
            <text:p text:style-name="P204"><text:s text:c="4"/>"received_events_url": "https://api.github.com/users/dagalufh/received_events",</text:p>
            <text:p text:style-name="P204"><text:s text:c="4"/>"type": "User",</text:p>
            <text:p text:style-name="P204"><text:s text:c="4"/>"site_admin": false</text:p>
            <text:p text:style-name="P204"><text:s text:c="2"/>},</text:p>
            <text:p text:style-name="P204"><text:s text:c="2"/>"prerelease": false,</text:p>
            <text:p text:style-name="P204"><text:s text:c="2"/>"created_at": "2015-10-25T18:11:25Z",</text:p>
            <text:p text:style-name="P204"><text:s text:c="2"/>"published_at": "2015-10-25T18:12:53Z",</text:p>
            <text:p text:style-name="P204"><text:s text:c="2"/>"assets": [</text:p>
            <text:p text:style-name="P204"/>
            <text:p text:style-name="P204"><text:s text:c="2"/>],</text:p>
            <text:p text:style-name="P204"><text:s text:c="2"/>"tarball_url": "https://api.github.com/repos/dagalufh/WebTools.bundle/tarball/1.1",</text:p>
            <text:p text:style-name="P204"><text:s text:c="2"/>"zipball_url": "https://api.github.com/repos/dagalufh/WebTools.bundle/zipball/1.1",</text:p>
            <text:p text:style-name="P204"><text:s text:c="2"/>"body": "Fixed an error reported by stripy007 on Plex Forums regarding languages and flags. Removed the flags, now displaying correct languagename instead. If lanugage name is too long, it will be shortned and shown via tooltip instead."</text:p>
            <text:p text:style-name="P204">}</text:p>
          </table:table-cell>
        </table:table-row>
      </table:table>
      <text:p text:style-name="P110"/>
      <text:p text:style-name="P110">Note that if <text:span text:style-name="T90">omitting</text:span> version, or use “latest” then the respond would be a json string.</text:p>
      <text:p text:style-name="P40">If using “version=all” then the respond would be an array of json strings.</text:p>
      <text:h text:style-name="P301" text:outline-level="3"><text:bookmark-start text:name="__RefHeading___Toc5281_270343148"/>uasTypes<text:bookmark-end text:name="__RefHeading___Toc5281_270343148"/></text:h>
      <text:p text:style-name="P111">To get a list of the different types of bundles, issue a GET like:</text:p>
      <table:table table:name="Table61" table:style-name="Table61">
        <table:table-column table:style-name="Table61.A"/>
        <table:table-row>
          <table:table-cell table:style-name="Table61.A1" office:value-type="string">
            <text:p text:style-name="P206">/webtools2?module=git&amp;function=uasTypes</text:p>
          </table:table-cell>
        </table:table-row>
      </table:table>
      <text:p text:style-name="P111"/>
      <text:p text:style-name="P111">Will return something like:</text:p>
      <table:table table:name="Table62" table:style-name="Table62">
        <table:table-column table:style-name="Table62.A"/>
        <table:table-row>
          <table:table-cell table:style-name="Table62.A1" office:value-type="string">
            <text:p text:style-name="P207">{</text:p>
            <text:p text:style-name="P207"><text:s text:c="4"/>"Metadata Agent": {</text:p>
            <text:p text:style-name="P207"><text:s text:c="8"/>"total": 9,</text:p>
            <text:p text:style-name="P207"><text:s text:c="8"/>"installed": 0</text:p>
            <text:p text:style-name="P207"><text:s text:c="4"/>},</text:p>
            <text:p text:style-name="P207"><text:s text:c="4"/>"Pictures": {</text:p>
            <text:p text:style-name="P207"><text:soft-page-break/><text:s text:c="8"/>"total": 3,</text:p>
            <text:p text:style-name="P207"><text:s text:c="8"/>"installed": 0</text:p>
            <text:p text:style-name="P207"><text:s text:c="4"/>},</text:p>
            <text:p text:style-name="P207"><text:s text:c="4"/>"Agent": {</text:p>
            <text:p text:style-name="P207"><text:s text:c="8"/>"total": 4,</text:p>
            <text:p text:style-name="P207"><text:s text:c="8"/>"installed": 0</text:p>
            <text:p text:style-name="P207"><text:s text:c="4"/>},</text:p>
            <text:p text:style-name="P207"><text:s text:c="4"/>"Application": {</text:p>
            <text:p text:style-name="P207"><text:s text:c="8"/>"total": 9,</text:p>
            <text:p text:style-name="P207"><text:s text:c="8"/>"installed": 1</text:p>
            <text:p text:style-name="P207"><text:s text:c="4"/>},</text:p>
            <text:p text:style-name="P207"><text:s text:c="4"/>"Music": {</text:p>
            <text:p text:style-name="P207"><text:s text:c="8"/>"total": 6,</text:p>
            <text:p text:style-name="P207"><text:s text:c="8"/>"installed": 0</text:p>
            <text:p text:style-name="P207"><text:s text:c="4"/>},</text:p>
            <text:p text:style-name="P207"><text:s text:c="4"/>"Adult": {</text:p>
            <text:p text:style-name="P207"><text:s text:c="8"/>"total": 10,</text:p>
            <text:p text:style-name="P207"><text:s text:c="8"/>"installed": 0</text:p>
            <text:p text:style-name="P207"><text:s text:c="4"/>},</text:p>
            <text:p text:style-name="P207"><text:s text:c="4"/>"Social": {</text:p>
            <text:p text:style-name="P207"><text:s text:c="8"/>"total": 1,</text:p>
            <text:p text:style-name="P207"><text:s text:c="8"/>"installed": 0</text:p>
            <text:p text:style-name="P207"><text:s text:c="4"/>},</text:p>
            <text:p text:style-name="P207"><text:s text:c="4"/>"Video": {</text:p>
            <text:p text:style-name="P207"><text:s text:c="8"/>"total": 69,</text:p>
            <text:p text:style-name="P207"><text:s text:c="8"/>"installed": 0</text:p>
            <text:p text:style-name="P207"><text:s text:c="4"/>},</text:p>
            <text:p text:style-name="P207"><text:s text:c="4"/>"Subtitles": {</text:p>
            <text:p text:style-name="P207"><text:s text:c="8"/>"total": 4,</text:p>
            <text:p text:style-name="P207"><text:s text:c="8"/>"installed": 0</text:p>
            <text:p text:style-name="P207"><text:s text:c="4"/>}</text:p>
            <text:p text:style-name="P207">}</text:p>
          </table:table-cell>
        </table:table-row>
      </table:table>
      <text:p text:style-name="P41"/>
      <text:p text:style-name="P42">If not found, we return 404</text:p>
      <text:h text:style-name="P324" text:outline-level="3"><text:bookmark-start text:name="__RefHeading___Toc5284_270343148"/><text:span text:style-name="T96">g</text:span>etListofBundles<text:bookmark-end text:name="__RefHeading___Toc5284_270343148"/></text:h>
      <text:p text:style-name="P112">To get a list of bundles avail in the UAS, issue a get like:</text:p>
      <table:table table:name="Table54" table:style-name="Table54">
        <table:table-column table:style-name="Table54.A"/>
        <table:table-row>
          <table:table-cell table:style-name="Table54.A1" office:value-type="string">
            <text:p text:style-name="P208">/webtools2?module=<text:span text:style-name="T90">git</text:span>&amp;function=getListofBundles</text:p>
          </table:table-cell>
        </table:table-row>
      </table:table>
      <text:p text:style-name="P112"/>
      <text:p text:style-name="P112">Above will return something like:</text:p>
      <table:table table:name="Table55" table:style-name="Table55">
        <table:table-column table:style-name="Table55.A"/>
        <table:table-row>
          <table:table-cell table:style-name="Table55.A1" office:value-type="string">
            <text:p text:style-name="P209">{</text:p>
            <text:p text:style-name="P209"><text:s text:c="4"/>"https://github.com/papalozarou/HDStreaming.bundle": {</text:p>
            <text:p text:style-name="P209"><text:s text:c="8"/>"description": "Watch streams from the HD Streaming website",</text:p>
            <text:p text:style-name="P209"><text:s text:c="8"/>"title": "HD Streaming",</text:p>
            <text:p text:style-name="P209"><text:s text:c="8"/>"bundle": "HDStreaming.bundle",</text:p>
            <text:p text:style-name="P209"><text:s text:c="8"/>"branch": "master",</text:p>
            <text:p text:style-name="P209"><text:s text:c="8"/>"identifier": "com.plexapp.plugins.hdstreaming",</text:p>
            <text:p text:style-name="P209"><text:s text:c="8"/>"type": [</text:p>
            <text:p text:style-name="P209"><text:s text:c="12"/>"Video"</text:p>
            <text:p text:style-name="P209"><text:s text:c="8"/>],</text:p>
            <text:p text:style-name="P209"><text:s text:c="8"/>"icon": "hdstreaming-icon.png"</text:p>
            <text:p text:style-name="P209"><text:s text:c="4"/>},</text:p>
            <text:p text:style-name="P209"><text:s text:c="4"/>"https://github.com/realriot/PLinkTV.bundle": {</text:p>
            <text:p text:style-name="P209"><text:s text:c="8"/>"description": "Build your own VOD service by hosting the media at any cloud service.",</text:p>
            <text:p text:style-name="P209"><text:s text:c="8"/>"title": "PLinkTV - Plex Link TV",</text:p>
            <text:p text:style-name="P209"><text:s text:c="8"/>"bundle": "PLinkTV.bundle",</text:p>
            <text:p text:style-name="P209"><text:s text:c="8"/>"branch": "master",</text:p>
            <text:p text:style-name="P209"><text:s text:c="8"/>"identifier": "com.plexapp.plugins.plinktv",</text:p>
            <text:p text:style-name="P209"><text:s text:c="8"/>"type": [</text:p>
            <text:p text:style-name="P209"><text:s text:c="12"/>"Video"</text:p>
            <text:p text:style-name="P209"><text:s text:c="8"/>],</text:p>
            <text:p text:style-name="P209"><text:s text:c="8"/>"icon": "plinktv-icon.png"</text:p>
            <text:p text:style-name="P209"><text:s text:c="4"/>}</text:p>
          </table:table-cell>
        </table:table-row>
      </table:table>
      <text:p text:style-name="P43"/>
      <text:h text:style-name="P302" text:outline-level="3"><text:bookmark-start text:name="__RefHeading___Toc5289_270343148"/><text:span text:style-name="T96">g</text:span>etLastUpdateTime<text:bookmark-end text:name="__RefHeading___Toc5289_270343148"/></text:h>
      <text:p text:style-name="P113">To get the time of when a channel was last updated on GitHub, issue a GET like:</text:p>
      <table:table table:name="Table51" table:style-name="Table51">
        <table:table-column table:style-name="Table51.A"/>
        <table:table-row>
          <table:table-cell table:style-name="Table51.A1" office:value-type="string">
            <text:p text:style-name="P210">/api/v3/git/getLastUpdateTime/<text:span text:style-name="T95">&lt;</text:span>escaped <text:span text:style-name="T95">url to the bundle&gt;</text:span></text:p>
          </table:table-cell>
        </table:table-row>
      </table:table>
      <text:p text:style-name="P113"/>
      <text:p text:style-name="P113">Sample call:</text:p>
      <table:table table:name="Table52" table:style-name="Table52">
        <table:table-column table:style-name="Table52.A"/>
        <table:table-row>
          <table:table-cell table:style-name="Table52.A1" office:value-type="string">
            <text:p text:style-name="P210">/api/v3/git/getLastUpdateTime/http%3A%2F%2Fgithub.com%2Fukdtom%2Fwebtools.bundle</text:p>
          </table:table-cell>
        </table:table-row>
      </table:table>
      <text:p text:style-name="P113"/>
      <text:p text:style-name="P113">Will return something like:</text:p>
      <table:table table:name="Table53" table:style-name="Table53">
        <table:table-column table:style-name="Table53.A"/>
        <table:table-row>
          <table:table-cell table:style-name="Table53.A1" office:value-type="string">
            <text:p text:style-name="P210">2017-02-19 17:00:21</text:p>
          </table:table-cell>
        </table:table-row>
      </table:table>
      <text:p text:style-name="P113"><text:soft-page-break/></text:p>
      <text:h text:style-name="P274" text:outline-level="3"><text:bookmark-start text:name="__RefHeading___Toc5292_270343148"/>getUpdateList<text:bookmark-end text:name="__RefHeading___Toc5292_270343148"/></text:h>
      <text:p text:style-name="P45">If calling with a get like:</text:p>
      <table:table table:name="Table80" table:style-name="Table80">
        <table:table-column table:style-name="Table80.A"/>
        <table:table-row>
          <table:table-cell table:style-name="Table80.A1" office:value-type="string">
            <text:p text:style-name="P212">/api/v3/git/getUpdateList</text:p>
          </table:table-cell>
        </table:table-row>
      </table:table>
      <text:p text:style-name="P39"/>
      <text:p text:style-name="P107"><text:span text:style-name="T8">We'll return a </text:span><text:span text:style-name="T14">200 and a </text:span><text:span text:style-name="T8">list of bundles where there's an update avail on GitHub, like:</text:span></text:p>
      <table:table table:name="Table81" table:style-name="Table81">
        <table:table-column table:style-name="Table81.A"/>
        <table:table-row>
          <table:table-cell table:style-name="Table81.A1" office:value-type="string">
            <text:p text:style-name="P211">{</text:p>
            <text:p text:style-name="P211"><text:s text:c="4"/>"https://github.com/ukdtom/Plex-FindUnmatched.bundle": {</text:p>
            <text:p text:style-name="P211"><text:s text:c="8"/>"gitHubTime": "2015-12-15 22:10:48",</text:p>
            <text:p text:style-name="P211"><text:s text:c="8"/>"description": "Scan your medias, and report medias missing from the database.",</text:p>
            <text:p text:style-name="P211"><text:s text:c="8"/>"LastUpdateTime": "2015-12-15 22:10:48",</text:p>
            <text:p text:style-name="P211"><text:s text:c="8"/>"title": "FindUnmatched",</text:p>
            <text:p text:style-name="P211"><text:s text:c="8"/>"bundle": "Plex-FindUnmatched.bundle",</text:p>
            <text:p text:style-name="P211"><text:s text:c="8"/>"branch": "master",</text:p>
            <text:p text:style-name="P211"><text:s text:c="8"/>"date": "2015-12-20 14:05:53",</text:p>
            <text:p text:style-name="P211"><text:s text:c="8"/>"identifier": "com.plexapp.plugins.findUnmatch",</text:p>
            <text:p text:style-name="P211"><text:s text:c="8"/>"type": [</text:p>
            <text:p text:style-name="P211"><text:s text:c="12"/>"Application"</text:p>
            <text:p text:style-name="P211"><text:s text:c="8"/>],</text:p>
            <text:p text:style-name="P211"><text:s text:c="8"/>"icon": "icon-FindUnmatched.png"</text:p>
            <text:p text:style-name="P211"><text:s text:c="4"/>},</text:p>
            <text:p text:style-name="P211"><text:s text:c="4"/>"https://github.com/trakt/Plex-Trakt-Scrobbler": {</text:p>
            <text:p text:style-name="P211"><text:s text:c="8"/>"gitHubTime": "2015-08-14 16:08:49",</text:p>
            <text:p text:style-name="P211"><text:s text:c="8"/>"description": "Automatically scrobble all TV episodes and movies you are watching to trakt.tv!",</text:p>
            <text:p text:style-name="P211"><text:s text:c="8"/>"title": "Trakt.tv plugin",</text:p>
            <text:p text:style-name="P211"><text:s text:c="8"/>"supporturl": "",</text:p>
            <text:p text:style-name="P211"><text:s text:c="8"/>"bundle": "trakttv.bundle",</text:p>
            <text:p text:style-name="P211"><text:s text:c="8"/>"branch": "master",</text:p>
            <text:p text:style-name="P211"><text:s text:c="8"/>"date": "2015-12-24 12:08:40",</text:p>
            <text:p text:style-name="P211"><text:s text:c="8"/>"identifier": "com.plexapp.plugins.trakttv",</text:p>
            <text:p text:style-name="P211"><text:s text:c="8"/>"type": [</text:p>
            <text:p text:style-name="P211"><text:s text:c="12"/>"Application"</text:p>
            <text:p text:style-name="P211"><text:s text:c="8"/>],</text:p>
            <text:p text:style-name="P211"><text:s text:c="8"/>"icon": "trakttv-icon.png"</text:p>
            <text:p text:style-name="P211"><text:s text:c="4"/>}</text:p>
            <text:p text:style-name="P211">}</text:p>
          </table:table-cell>
        </table:table-row>
      </table:table>
      <text:p text:style-name="P45"/>
      <text:p text:style-name="P44">In above, note the gitHubTime field</text:p>
      <text:p text:style-name="P44">If no updates are avail, we still return 200, but with a body like:</text:p>
      <table:table table:name="Table82" table:style-name="Table82">
        <table:table-column table:style-name="Table82.A"/>
        <table:table-row>
          <table:table-cell table:style-name="Table82.A1" office:value-type="string">
            <text:p text:style-name="P211">{}</text:p>
          </table:table-cell>
        </table:table-row>
      </table:table>
      <text:p text:style-name="P44"><text:soft-page-break/></text:p>
      <text:p text:style-name="P44">And last, if no bundles has been installed, we return a 204</text:p>
      <text:h text:style-name="P275" text:outline-level="3"><text:bookmark-start text:name="__RefHeading___Toc18724_270343148"/>updateUASCache<text:bookmark-end text:name="__RefHeading___Toc18724_270343148"/></text:h>
      <text:p text:style-name="P37">This will update the UAS Cache directory, that is located under this bundles core directory/http/uas</text:p>
      <text:p text:style-name="P37">After this is done, a thumb for a channel in the UAS can be fetched by browsing: </text:p>
      <table:table table:name="Table18" table:style-name="Table18">
        <table:table-column table:style-name="Table18.A"/>
        <table:table-row>
          <table:table-cell table:style-name="Table18.A1" office:value-type="string">
            <text:p text:style-name="P213">/uas/Resources/&lt;NAME OF THUMB&gt;</text:p>
          </table:table-cell>
        </table:table-row>
      </table:table>
      <text:p text:style-name="P37"/>
      <text:p text:style-name="P37">Like:</text:p>
      <table:table table:name="Table19" table:style-name="Table19">
        <table:table-column table:style-name="Table19.A"/>
        <table:table-row>
          <table:table-cell table:style-name="Table19.A1" office:value-type="string">
            <text:p text:style-name="P213">/uas/Resources/couchpotato-icon.png</text:p>
          </table:table-cell>
        </table:table-row>
      </table:table>
      <text:p text:style-name="P37"/>
      <text:p text:style-name="P37">To update the Cache, issue a <text:span text:style-name="T99">POST </text:span>like:</text:p>
      <table:table table:name="Table21" table:style-name="Table21">
        <table:table-column table:style-name="Table21.A"/>
        <table:table-row>
          <table:table-cell table:style-name="Table21.A1" office:value-type="string">
            <text:p text:style-name="P214">/api/v3/git/updateUASCache<text:span text:style-name="T1">[/force]</text:span></text:p>
          </table:table-cell>
        </table:table-row>
      </table:table>
      <text:p text:style-name="P37"/>
      <text:p text:style-name="P37">If UAS is already updated, is should return very fast with an http return code of 200, and if out of date, it should update, and then return 200</text:p>
      <text:p text:style-name="P46">If you add the optional parameter /<text:span text:style-name="T99">f</text:span>orce <text:span text:style-name="T99">is present</text:span>, UASCache will be forced updated</text:p>
      <text:h text:style-name="P303" text:outline-level="3"><text:bookmark-start text:name="__RefHeading___Toc18727_270343148"/>Migrate<text:bookmark-end text:name="__RefHeading___Toc18727_270343148"/></text:h>
      <text:p text:style-name="P114">The migrate function will scan the plugin directory for bundles, that was not installed via WebTools UAS function.</text:p>
      <text:p text:style-name="P114">If one is found, the migrate function will check if it's part of the UAS, and grap information from there, and if not, then migrate into WebTools UAS like a manual installed.</text:p>
      <text:p text:style-name="P115">The installed date will be set to the creation time of the info.plist file in the bundle</text:p>
      <text:p text:style-name="P114">Use a PUT like:</text:p>
      <table:table table:name="Table77" table:style-name="Table77">
        <table:table-column table:style-name="Table77.A"/>
        <table:table-row>
          <table:table-cell table:style-name="Table77.A1" office:value-type="string">
            <text:p text:style-name="P216">/api/v3/git/migrate</text:p>
          </table:table-cell>
        </table:table-row>
      </table:table>
      <text:p text:style-name="P114"/>
      <text:p text:style-name="P114">After above has been run, we return a 200, and migrated bundles will now show up in the list function.</text:p>
      <text:p text:style-name="P116">We also return a json listing the bundles that was migrated, like:</text:p>
      <table:table table:name="Table83" table:style-name="Table83">
        <table:table-column table:style-name="Table83.A"/>
        <table:table-row>
          <table:table-cell table:style-name="Table83.A1" office:value-type="string">
            <text:p text:style-name="P215">{</text:p>
            <text:p text:style-name="P215"><text:s text:c="4"/>"https://github.com/ukdtom/SRT2UTF-8.bundle": {</text:p>
            <text:p text:style-name="P215"><text:s text:c="8"/>"description": "Plex Media Agent, that'll convert sidecar subtitle files into UTF-8, if not",</text:p>
            <text:p text:style-name="P215"><text:s text:c="8"/>"title": "Srt2Utf-8",</text:p>
            <text:p text:style-name="P215"><text:soft-page-break/><text:s text:c="8"/>"bundle": "SRT2UTF-8.bundle",</text:p>
            <text:p text:style-name="P215"><text:s text:c="8"/>"branch": "master",</text:p>
            <text:p text:style-name="P215"><text:s text:c="8"/>"date": "2015-12-28 09:36:34",</text:p>
            <text:p text:style-name="P215"><text:s text:c="8"/>"identifier": "com.plexapp.agents.srt2utf8",</text:p>
            <text:p text:style-name="P215"><text:s text:c="8"/>"type": [</text:p>
            <text:p text:style-name="P215"><text:s text:c="12"/>"Agent",</text:p>
            <text:p text:style-name="P215"><text:s text:c="12"/>"Subtitles"</text:p>
            <text:p text:style-name="P215"><text:s text:c="8"/>],</text:p>
            <text:p text:style-name="P215"><text:s text:c="8"/>"icon": "srt2utf-8.png"</text:p>
            <text:p text:style-name="P215"><text:s text:c="4"/>},</text:p>
            <text:p text:style-name="P215"><text:s text:c="4"/>"https://github.com/ukdtom/Plex-FindUnmatched.bundle": {</text:p>
            <text:p text:style-name="P215"><text:s text:c="8"/>"description": "Scan your medias, and report medias missing from the database.",</text:p>
            <text:p text:style-name="P215"><text:s text:c="8"/>"title": "FindUnmatched",</text:p>
            <text:p text:style-name="P215"><text:s text:c="8"/>"bundle": "Plex-FindUnmatched.bundle",</text:p>
            <text:p text:style-name="P215"><text:s text:c="8"/>"branch": "master",</text:p>
            <text:p text:style-name="P215"><text:s text:c="8"/>"date": "2015-12-28 15:57:25",</text:p>
            <text:p text:style-name="P215"><text:s text:c="8"/>"identifier": "com.plexapp.plugins.findUnmatch",</text:p>
            <text:p text:style-name="P215"><text:s text:c="8"/>"type": [</text:p>
            <text:p text:style-name="P215"><text:s text:c="12"/>"Application"</text:p>
            <text:p text:style-name="P215"><text:s text:c="8"/>],</text:p>
            <text:p text:style-name="P215"><text:s text:c="8"/>"icon": "icon-FindUnmatched.png"</text:p>
            <text:p text:style-name="P215"><text:s text:c="4"/>}</text:p>
          </table:table-cell>
        </table:table-row>
      </table:table>
      <text:p text:style-name="P116"/>
      <text:p text:style-name="P106">NOTE:<text:span text:style-name="T8"> Since there's </text:span><text:span text:style-name="T15">might not be an</text:span><text:span text:style-name="T8"> icon for those, we suggest using a common icon, </text:span><text:span text:style-name="T15">if the icon value is empty</text:span></text:p>
      <text:p text:style-name="P47"/>
      <text:h text:style-name="P304" text:outline-level="3"><text:bookmark-start text:name="__RefHeading___Toc18732_270343148"/>Install/Update<text:bookmark-end text:name="__RefHeading___Toc18732_270343148"/></text:h>
      <text:p text:style-name="P55">To install/update a bundle on the PMS server, <text:s/><text:span text:style-name="T100">issue a PUT</text:span> <text:span text:style-name="T101">like</text:span>:</text:p>
      <table:table table:name="Table48" table:style-name="Table48">
        <table:table-column table:style-name="Table48.A"/>
        <table:table-row>
          <table:table-cell table:style-name="Table48.A1" office:value-type="string">
            <text:p text:style-name="P156">/api/v3/git/install</text:p>
          </table:table-cell>
        </table:table-row>
      </table:table>
      <text:p text:style-name="P55"/>
      <text:p text:style-name="P108"><text:span text:style-name="T15">W</text:span><text:span text:style-name="T8">ith a payload like:</text:span></text:p>
      <table:table table:name="Table23" table:style-name="Table23">
        <table:table-column table:style-name="Table23.A"/>
        <table:table-row>
          <table:table-cell table:style-name="Table23.A1" office:value-type="string">
            <text:p text:style-name="P217">{</text:p>
            <text:p text:style-name="P217"><text:s text:c="2"/>"url" : "https://github.com/ukdtom/plex2csv22.bundle"</text:p>
            <text:p text:style-name="P217">}</text:p>
          </table:table-cell>
        </table:table-row>
      </table:table>
      <text:p text:style-name="P48"/>
      <text:h text:style-name="P305" text:outline-level="3"><text:bookmark-start text:name="__RefHeading___Toc18935_270343148"/>WTUpgrade<text:bookmark-end text:name="__RefHeading___Toc18935_270343148"/></text:h>
      <text:p text:style-name="P117">WTUpgrade will update WebTools itself, every time it's called.</text:p>
      <text:p text:style-name="P117">This function call <text:span text:style-name="T103">could be</text:span> used when a call for “ <text:span text:style-name="T94">getReleaseInfo” </text:span>against WebTools reveals, that a New update is present.</text:p>
      <text:p text:style-name="P117"><text:soft-page-break/>Optional, a menu item to do a force update could also be present.</text:p>
      <text:p text:style-name="P117"/>
      <text:p text:style-name="P117">To use it, issue a “PUT” method against this url:</text:p>
      <table:table table:name="Table88" table:style-name="Table88">
        <table:table-column table:style-name="Table88.A"/>
        <table:table-row>
          <table:table-cell table:style-name="Table88.A1" office:value-type="string">
            <text:p text:style-name="P157">/api/v3/git/upgradeWT</text:p>
          </table:table-cell>
        </table:table-row>
      </table:table>
      <text:p text:style-name="P117"/>
      <text:p text:style-name="P117"><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P218">/</text:p>
          </table:table-cell>
        </table:table-row>
      </table:table>
      <text:p text:style-name="P117"/>
      <text:p text:style-name="P117">Is avai<text:span text:style-name="T104">l.</text:span></text:p>
      <text:h text:style-name="P337" text:outline-level="2"><text:bookmark-start text:name="__RefHeading___Toc18940_270343148"/>findMedia Module<text:bookmark-end text:name="__RefHeading___Toc18940_270343148"/></text:h>
      <text:p text:style-name="P120">The findMedia module is a plug-in to WebTools, that allows a user to locate either medias, that are present in the filesystem, but not in the database, or visa versa.</text:p>
      <text:p text:style-name="P120">To use this module from a front-end, the front-end has to take care of the following:</text:p>
      <text:list xml:id="list919371531508080716" text:style-name="L6">
        <text:list-item>
          <text:p text:style-name="P251">Allow access to the settings of this module, <text:span text:style-name="T105">both get, set and reset</text:span></text:p>
        </text:list-item>
        <text:list-item>
          <text:p text:style-name="P251">Present the user with a selection of <text:span text:style-name="T116">supported </text:span>sections to scan, of the <text:span text:style-name="T116">supported type</text:span></text:p>
          <text:list>
            <text:list-item>
              <text:p text:style-name="P252">See getSectionList function</text:p>
            </text:list-item>
          </text:list>
        </text:list-item>
        <text:list-item>
          <text:p text:style-name="P251">Start the scanning, based on user selection from above</text:p>
        </text:list-item>
        <text:list-item>
          <text:p text:style-name="P252">Provide the user a way to abort the scan, if wanted so by the user</text:p>
        </text:list-item>
        <text:list-item>
          <text:p text:style-name="P251">Show user the progress of this module, since it could take a long time to finish, depending on the size of the sections</text:p>
          <text:list>
            <text:list-item>
              <text:p text:style-name="P252">Here sadly, a scheduled poll is needed, since Tornado V1.0 doesn't support WebSockets</text:p>
            </text:list-item>
          </text:list>
        </text:list-item>
        <text:list-item>
          <text:p text:style-name="P251">Show the result</text:p>
        </text:list-item>
      </text:list>
      <text:p text:style-name="P118">To assist the front-end with that, the findMedia plug-in provides the methods below:</text:p>
      <text:h text:style-name="P306" text:outline-level="3"/>
      <text:h text:style-name="P308" text:outline-level="3"/>
      <text:h text:style-name="P325" text:outline-level="3"><text:bookmark-start text:name="__RefHeading___Toc18943_270343148"/>getSection<text:span text:style-name="T114">s</text:span>List<text:bookmark-end text:name="__RefHeading___Toc18943_270343148"/></text:h>
      <text:p text:style-name="P121">To get a list of <text:span text:style-name="T114">supported </text:span>sections, <text:span text:style-name="T114">currently Movies and Shows, issue a GET like:</text:span></text:p>
      <table:table table:name="Table33" table:style-name="Table33">
        <table:table-column table:style-name="Table33.A"/>
        <table:table-row>
          <table:table-cell table:style-name="Table33.A1" office:value-type="string">
            <text:p text:style-name="P225">/api/v3/findMedia/getSectionsList</text:p>
          </table:table-cell>
        </table:table-row>
      </table:table>
      <text:p text:style-name="P130"/>
      <text:p text:style-name="P109">Note:<text:span text:style-name="T8"> The </text:span><text:span text:style-name="T16">getSectionsList </text:span><text:span text:style-name="T8">call from this module automatic returns a filtered list of supported sections only</text:span></text:p>
      <text:p text:style-name="P131">Above would return something like:</text:p>
      <table:table table:name="Table42" table:style-name="Table42">
        <table:table-column table:style-name="Table42.A"/>
        <table:table-row>
          <table:table-cell table:style-name="Table42.A1" office:value-type="string">
            <text:p text:style-name="P225">[</text:p>
            <text:p text:style-name="P225"><text:s text:c="4"/>{</text:p>
            <text:p text:style-name="P225"><text:s text:c="8"/>"type": "movie",</text:p>
            <text:p text:style-name="P225"><text:s text:c="8"/>"key": "18",</text:p>
            <text:p text:style-name="P225"><text:s text:c="8"/>"title": "DVR Movies"</text:p>
            <text:p text:style-name="P225"><text:s text:c="4"/>},</text:p>
            <text:p text:style-name="P225"><text:s text:c="4"/>{</text:p>
            <text:p text:style-name="P225"><text:s text:c="8"/>"type": "show",</text:p>
            <text:p text:style-name="P225"><text:s text:c="8"/>"key": "17",</text:p>
            <text:p text:style-name="P225"><text:s text:c="8"/>"title": "DVR TV Shows"</text:p>
            <text:p text:style-name="P225"><text:s text:c="4"/>},</text:p>
            <text:p text:style-name="P225"><text:s text:c="4"/>{</text:p>
            <text:p text:style-name="P225"><text:s text:c="8"/>"type": "show",</text:p>
            <text:p text:style-name="P225"><text:s text:c="8"/>"key": "14",</text:p>
            <text:p text:style-name="P225"><text:s text:c="8"/>"title": "LMA TV Shows"</text:p>
            <text:p text:style-name="P225"><text:s text:c="4"/>},</text:p>
            <text:p text:style-name="P225"><text:s text:c="4"/>{</text:p>
            <text:p text:style-name="P225"><text:s text:c="8"/>"type": "movie",</text:p>
            <text:p text:style-name="P225"><text:s text:c="8"/>"key": "4",</text:p>
            <text:p text:style-name="P225"><text:s text:c="8"/>"title": "Nyt Movies"</text:p>
            <text:p text:style-name="P225"><text:s text:c="4"/>},</text:p>
            <text:p text:style-name="P225"><text:s text:c="4"/>{</text:p>
            <text:p text:style-name="P225"><text:s text:c="8"/>"type": "movie",</text:p>
            <text:p text:style-name="P225"><text:s text:c="8"/>"key": "7",</text:p>
            <text:p text:style-name="P225"><text:s text:c="8"/>"title": "Old Movies"</text:p>
            <text:p text:style-name="P225"><text:s text:c="4"/>},</text:p>
            <text:p text:style-name="P225"><text:s text:c="4"/>{</text:p>
            <text:p text:style-name="P225"><text:s text:c="8"/>"type": "show",</text:p>
            <text:p text:style-name="P225"><text:s text:c="8"/>"key": "12",</text:p>
            <text:p text:style-name="P225"><text:s text:c="8"/>"title": "Old TV Shows"</text:p>
            <text:p text:style-name="P225"><text:s text:c="4"/>},</text:p>
            <text:p text:style-name="P225"><text:s text:c="4"/>{</text:p>
            <text:p text:style-name="P225"><text:s text:c="8"/>"type": "show",</text:p>
            <text:p text:style-name="P225"><text:s text:c="8"/>"key": "9",</text:p>
            <text:p text:style-name="P225"><text:s text:c="8"/>"title": "Test extended Char TV Shows"</text:p>
            <text:p text:style-name="P225"><text:s text:c="4"/>}</text:p>
            <text:p text:style-name="P225">]</text:p>
          </table:table-cell>
        </table:table-row>
      </table:table>
      <text:p text:style-name="P131"><text:soft-page-break/></text:p>
      <text:h text:style-name="P307" text:outline-level="3"><text:bookmark-start text:name="__RefHeading___Toc6203_645251985"/>getSettings<text:bookmark-end text:name="__RefHeading___Toc6203_645251985"/></text:h>
      <text:p text:style-name="P119">To get the current settings of this module, issue a <text:span text:style-name="T106">GET</text:span> like:</text:p>
      <table:table table:name="Table103" table:style-name="Table103">
        <table:table-column table:style-name="Table103.A"/>
        <table:table-row>
          <table:table-cell table:style-name="Table103.A1" office:value-type="string">
            <text:p text:style-name="P227">/api/v3/findMedia/getSettings</text:p>
          </table:table-cell>
        </table:table-row>
      </table:table>
      <text:p text:style-name="P119"/>
      <text:p text:style-name="P119">If all is well, it'll return a 200, else an error code, and regardless, the outcome will be in the body.</text:p>
      <text:p text:style-name="P119">If 200, we return something like:</text:p>
      <table:table table:name="Table104" table:style-name="Table104">
        <table:table-column table:style-name="Table104.A"/>
        <table:table-row>
          <table:table-cell table:style-name="Table104.A1" office:value-type="string">
            <text:p text:style-name="P228">{</text:p>
            <text:p text:style-name="P228">"IGNORE_HIDDEN": "<text:span text:style-name="T107">True</text:span>", </text:p>
            <text:p text:style-name="P228">"IGNORED_DIRS": [".@__thumb", ".AppleDouble", "lost+found"],</text:p>
            <text:p text:style-name="P228"><text:s/>"VALID_EXTENSIONS": [".m4v", ".3gp", ".nsv", ".ts", ".ty", ".strm", ".rm", ".rmvb", ".m3u", ".mov", ".qt", ".divx", ".xvid", ".bivx", ".vob", ".nrg", ".img", ".iso", ".pva", ".wmv", ".asf", ".asx", ".ogm", ".m2v", ".avi", ".bin", ".dat", ".dvr-ms", ".mpg", ".mpeg", ".mp4", ".mkv", ".avc", ".vp3", ".svq3", ".nuv", ".viv", ".dv", ".fli", ".flv", ".rar", ".001", ".wpl", ".zip", ".mp3"]</text:p>
            <text:p text:style-name="P228">}</text:p>
          </table:table-cell>
        </table:table-row>
      </table:table>
      <text:p text:style-name="P119"/>
      <text:h text:style-name="P309" text:outline-level="3"><text:bookmark-start text:name="__RefHeading___Toc6205_645251985"/>setSettings<text:bookmark-end text:name="__RefHeading___Toc6205_645251985"/></text:h>
      <text:p text:style-name="P134">To alter the settings of this module, issue a POST like:</text:p>
      <table:table table:name="Table114" table:style-name="Table114">
        <table:table-column table:style-name="Table114.A"/>
        <table:table-row>
          <table:table-cell table:style-name="Table114.A1" office:value-type="string">
            <text:p text:style-name="P229">/api/v3/findMedia/setSettings</text:p>
          </table:table-cell>
        </table:table-row>
      </table:table>
      <text:p text:style-name="P134"/>
      <text:p text:style-name="P134">With a body like:</text:p>
      <table:table table:name="Table122" table:style-name="Table122">
        <table:table-column table:style-name="Table122.A"/>
        <table:table-row>
          <table:table-cell table:style-name="Table122.A1" office:value-type="string">
            <text:p text:style-name="P229">{</text:p>
            <text:p text:style-name="P229"><text:s text:c="4"/>"IGNORE_HIDDEN": true,</text:p>
            <text:p text:style-name="P229"><text:s text:c="4"/>"IGNORED_DIRS": [</text:p>
            <text:p text:style-name="P229"><text:s text:c="8"/>".@__thumb",</text:p>
            <text:p text:style-name="P229"><text:s text:c="8"/>"lost+found"</text:p>
            <text:p text:style-name="P229"><text:s text:c="4"/>]</text:p>
            <text:p text:style-name="P229">}</text:p>
          </table:table-cell>
        </table:table-row>
      </table:table>
      <text:p text:style-name="P134"/>
      <text:p text:style-name="P134">To see valid keys lookup getSettings</text:p>
      <text:h text:style-name="P310" text:outline-level="3"><text:bookmark-start text:name="__RefHeading___Toc18946_270343148"/>resetSettings<text:bookmark-end text:name="__RefHeading___Toc18946_270343148"/></text:h>
      <text:p text:style-name="P122">To reset the settings for this module to it's defaults, issue a <text:span text:style-name="T118">PUT like:</text:span></text:p>
      <table:table table:name="Table105" table:style-name="Table105">
        <table:table-column table:style-name="Table105.A"/>
        <table:table-row>
          <table:table-cell table:style-name="Table105.A1" office:value-type="string">
            <text:p text:style-name="P219">/api/v3/findMedia/resetSettings</text:p>
          </table:table-cell>
        </table:table-row>
      </table:table>
      <text:p text:style-name="P122"/>
      <text:p text:style-name="P125"><text:soft-page-break/>Above would return a 200</text:p>
      <text:h text:style-name="P311" text:outline-level="3"><text:bookmark-start text:name="__RefHeading___Toc6190_645251985"/>getStatus<text:bookmark-end text:name="__RefHeading___Toc6190_645251985"/></text:h>
      <text:p text:style-name="P126">While the job in not active, a GET to</text:p>
      <table:table table:name="Table107" table:style-name="Table107">
        <table:table-column table:style-name="Table107.A"/>
        <table:table-row>
          <table:table-cell table:style-name="Table107.A1" office:value-type="string">
            <text:p text:style-name="P223">/api/v3/findMedia/getStatus</text:p>
          </table:table-cell>
        </table:table-row>
      </table:table>
      <text:p text:style-name="P126"/>
      <text:p text:style-name="P126">will return 200 and a body of:</text:p>
      <table:table table:name="Table108" table:style-name="Table108">
        <table:table-column table:style-name="Table108.A"/>
        <table:table-row>
          <table:table-cell table:style-name="Table108.A1" office:value-type="string">
            <text:p text:style-name="P221">Idle</text:p>
          </table:table-cell>
        </table:table-row>
      </table:table>
      <text:p text:style-name="P126"/>
      <text:p text:style-name="P126">During running. the status call returns more info to the user, like:</text:p>
      <table:table table:name="Table109" table:style-name="Table109">
        <table:table-column table:style-name="Table109.A"/>
        <table:table-row>
          <table:table-cell table:style-name="Table109.A1" office:value-type="string">
            <text:p text:style-name="P221">Scanning database show 1 of 92 : <text:span text:style-name="T112">My TV Show Season 2</text:span></text:p>
          </table:table-cell>
        </table:table-row>
      </table:table>
      <text:p text:style-name="P126"/>
      <text:h text:style-name="P312" text:outline-level="3"><text:bookmark-start text:name="__RefHeading___Toc6193_645251985"/><text:span text:style-name="T113">g</text:span>etResult<text:bookmark-end text:name="__RefHeading___Toc6193_645251985"/></text:h>
      <text:p text:style-name="P127">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24">/api/v3/findMedia/getResult</text:p>
          </table:table-cell>
        </table:table-row>
      </table:table>
      <text:p text:style-name="P127"/>
      <text:p text:style-name="P127">Above would return 200 and a body like:</text:p>
      <table:table table:name="Table111" table:style-name="Table111">
        <table:table-column table:style-name="Table111.A"/>
        <table:table-row>
          <table:table-cell table:style-name="Table111.A1" office:value-type="string">
            <text:p text:style-name="P222">{</text:p>
            <text:p text:style-name="P222"><text:s text:c="4"/>"MissingFromDB": [</text:p>
            <text:p text:style-name="P222"><text:s text:c="8"/>"/share/CACHEDEV1_DATA/video/tv-series/myShow/Season 01/myShow.S01E01.avi",</text:p>
            <text:p text:style-name="P222"><text:s text:c="8"/>"/share/CACHEDEV1_DATA/video/tv-series/myShow/Season 03/myShow.S03E01.avi",</text:p>
            <text:p text:style-name="P222"><text:s text:c="4"/>],</text:p>
            <text:p text:style-name="P222"><text:s text:c="4"/>"MissingFromFS": []</text:p>
            <text:p text:style-name="P222">}</text:p>
          </table:table-cell>
        </table:table-row>
      </table:table>
      <text:p text:style-name="P127"/>
      <text:p text:style-name="P128">If scanning is still in progress, or has been aborted, we instead return 204</text:p>
      <text:p text:style-name="P128"/>
      <text:h text:style-name="P313" text:outline-level="3"><text:bookmark-start text:name="__RefHeading___Toc6196_645251985"/>Abort<text:bookmark-end text:name="__RefHeading___Toc6196_645251985"/></text:h>
      <text:p text:style-name="P129">If user wants to abort a scanning, issue a <text:span text:style-name="T115">PUT </text:span>like:</text:p>
      <table:table table:name="Table115" table:style-name="Table115">
        <table:table-column table:style-name="Table115.A"/>
        <table:table-row>
          <table:table-cell table:style-name="Table115.A1" office:value-type="string">
            <text:p text:style-name="P226">/api/v3/findMedia/abort</text:p>
          </table:table-cell>
        </table:table-row>
      </table:table>
      <text:p text:style-name="P129"/>
      <text:p text:style-name="P129">Above would return 200, and scanning will then be aborted ASAP, and status will be set to “Idle”</text:p>
      <text:h text:style-name="P314" text:outline-level="3"><text:bookmark-start text:name="__RefHeading___Toc6200_645251985"/><text:soft-page-break/>scanSection<text:bookmark-end text:name="__RefHeading___Toc6200_645251985"/></text:h>
      <text:p text:style-name="P132">To start scanning a section, issue a GET like:</text:p>
      <table:table table:name="Table106" table:style-name="Table106">
        <table:table-column table:style-name="Table106.A"/>
        <table:table-row>
          <table:table-cell table:style-name="Table106.A1" office:value-type="string">
            <text:p text:style-name="P158"><text:span text:style-name="T117">/api/v3/findMedia/scanSection/</text:span>&lt;Sectionnumber&gt;</text:p>
          </table:table-cell>
        </table:table-row>
      </table:table>
      <text:p text:style-name="P132"/>
      <text:p text:style-name="P132">Above would return a 200 right away, and kick off a thread on the PMS, that would start to scan the section, as well as the file-system assigned to that section.</text:p>
      <text:p text:style-name="P133">After this call, front-end has to do scheduled calls to getStatus until finished, and when so, call getResult</text:p>
      <text:p text:style-name="P133"/>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4-16T13:15:18.626041529</dc:date>
    <dc:creator>Tommy Mikkelsen</dc:creator>
    <meta:editing-duration>P32DT10H35M10S</meta:editing-duration>
    <meta:editing-cycles>317</meta:editing-cycles>
    <meta:generator>LibreOffice/5.0.6.3$Linux_X86_64 LibreOffice_project/00m0$Build-3</meta:generator>
    <meta:document-statistic meta:table-count="129" meta:image-count="1" meta:object-count="0" meta:page-count="49" meta:paragraph-count="1075" meta:word-count="7147" meta:character-count="54848" meta:non-whitespace-character-count="45721"/>
  </office:meta>
</office:document-meta>
</file>